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5.634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9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font-name="Liberation Sans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font-name="Liberation Sans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 style:data-style-name="N2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font-name="Liberation Sans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EC_1ph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2" table:default-cell-style-name="ce8"/>
        <table:table-column table:style-name="co10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4" table:default-cell-style-name="ce14"/>
        <table:table-column table:style-name="co7" table:number-columns-repeated="51" table:default-cell-style-name="ce14"/>
        <table:table-column table:style-name="co7" table:number-columns-repeated="957" table:default-cell-style-name="ce8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l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CC</text:p>
          </table:table-cell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PF</text:p>
          </table:table-cell>
          <table:table-cell/>
          <table:table-cell table:style-name="ce11" office:value-type="string" calcext:value-type="string">
            <text:p>item_name</text:p>
          </table:table-cell>
          <table:table-cell table:style-name="ce11" office:value-type="string" calcext:value-type="string">
            <text:p>item_category</text:p>
          </table:table-cell>
          <table:table-cell table:style-name="ce11" office:value-type="string" calcext:value-type="string">
            <text:p>p_kw</text:p>
          </table:table-cell>
          <table:table-cell table:style-name="ce15" office:value-type="string" calcext:value-type="string">
            <text:p>efficiency</text:p>
          </table:table-cell>
          <table:table-cell table:style-name="ce13" office:value-type="string" calcext:value-type="string">
            <text:p>cos_phi</text:p>
          </table:table-cell>
          <table:table-cell table:style-name="ce13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2]/[.C2];1)" office:value-type="float" office:value="5.9" calcext:value-type="float">
            <text:p>5.9</text:p>
          </table:table-cell>
          <table:table-cell table:style-name="ce22" office:value-type="float" office:value="50" calcext:value-type="float">
            <text:p>50</text:p>
          </table:table-cell>
          <table:table-cell table:style-name="ce10" table:formula="of:=ROUND([.A2]/([.F2])*100/(0.23*[.C2]); 2)" office:value-type="float" office:value="0.58" calcext:value-type="float">
            <text:p>0.58</text:p>
          </table:table-cell>
          <table:table-cell table:formula="of:=[.A2]&amp;&quot;kW, &quot;&amp;[.B2]&amp;&quot;P&quot;" office:value-type="string" office:string-value="0.18kW, 2P" calcext:value-type="string">
            <text:p>0.18kW, 2P</text:p>
          </table:table-cell>
          <table:table-cell table:style-name="ce11" office:value-type="string" calcext:value-type="string">
            <text:p>0.18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0" calcext:value-type="float">
            <text:p>50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5.9" calcext:value-type="float">
            <text:p>5.9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.6" calcext:value-type="float">
            <text:p>3.6</text:p>
          </table:table-cell>
          <table:table-cell table:style-name="ce22" office:value-type="float" office:value="22" calcext:value-type="float">
            <text:p>22</text:p>
          </table:table-cell>
          <table:table-cell table:formula="of:=ROUND([.D3]/[.C3];1)" office:value-type="float" office:value="6.1" calcext:value-type="float">
            <text:p>6.1</text:p>
          </table:table-cell>
          <table:table-cell table:style-name="ce22" office:value-type="float" office:value="55" calcext:value-type="float">
            <text:p>55</text:p>
          </table:table-cell>
          <table:table-cell table:style-name="ce10" table:formula="of:=ROUND([.A3]/([.F3])*100/(0.23*[.C3]); 2)" office:value-type="float" office:value="0.55" calcext:value-type="float">
            <text:p>0.55</text:p>
          </table:table-cell>
          <table:table-cell table:formula="of:=[.A3]&amp;&quot;kW, &quot;&amp;[.B3]&amp;&quot;P&quot;" office:value-type="string" office:string-value="0.25kW, 2P" calcext:value-type="string">
            <text:p>0.25kW, 2P</text:p>
          </table:table-cell>
          <table:table-cell table:style-name="ce11" office:value-type="string" calcext:value-type="string">
            <text:p>0.25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5" calcext:value-type="float">
            <text:p>5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4.9" calcext:value-type="float">
            <text:p>4.9</text:p>
          </table:table-cell>
          <table:table-cell table:style-name="ce22" office:value-type="float" office:value="30" calcext:value-type="float">
            <text:p>30</text:p>
          </table:table-cell>
          <table:table-cell table:formula="of:=ROUND([.D4]/[.C4];1)" office:value-type="float" office:value="6.1" calcext:value-type="float">
            <text:p>6.1</text:p>
          </table:table-cell>
          <table:table-cell table:style-name="ce22" office:value-type="float" office:value="58" calcext:value-type="float">
            <text:p>58</text:p>
          </table:table-cell>
          <table:table-cell table:style-name="ce10" table:formula="of:=ROUND([.A4]/([.F4])*100/(0.23*[.C4]); 2)" office:value-type="float" office:value="0.57" calcext:value-type="float">
            <text:p>0.57</text:p>
          </table:table-cell>
          <table:table-cell table:formula="of:=[.A4]&amp;&quot;kW, &quot;&amp;[.B4]&amp;&quot;P&quot;" office:value-type="string" office:string-value="0.37kW, 2P" calcext:value-type="string">
            <text:p>0.37kW, 2P</text:p>
          </table:table-cell>
          <table:table-cell table:style-name="ce13" office:value-type="string" calcext:value-type="string">
            <text:p>0.37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58" calcext:value-type="float">
            <text:p>58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7.2" calcext:value-type="float">
            <text:p>7.2</text:p>
          </table:table-cell>
          <table:table-cell table:style-name="ce22" office:value-type="float" office:value="43" calcext:value-type="float">
            <text:p>43</text:p>
          </table:table-cell>
          <table:table-cell table:formula="of:=ROUND([.D5]/[.C5];1)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5]/([.F5])*100/(0.23*[.C5]); 2)" office:value-type="float" office:value="0.55" calcext:value-type="float">
            <text:p>0.55</text:p>
          </table:table-cell>
          <table:table-cell table:formula="of:=[.A5]&amp;&quot;kW, &quot;&amp;[.B5]&amp;&quot;P&quot;" office:value-type="string" office:string-value="0.55kW, 2P" calcext:value-type="string">
            <text:p>0.55kW, 2P</text:p>
          </table:table-cell>
          <table:table-cell table:style-name="ce13" office:value-type="string" calcext:value-type="string">
            <text:p>0.55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6]/[.C6];1)" office:value-type="float" office:value="6.2" calcext:value-type="float">
            <text:p>6.2</text:p>
          </table:table-cell>
          <table:table-cell table:style-name="ce22" office:value-type="float" office:value="65" calcext:value-type="float">
            <text:p>65</text:p>
          </table:table-cell>
          <table:table-cell table:style-name="ce10" table:formula="of:=ROUND([.A6]/([.F6])*100/(0.23*[.C6]); 2)" office:value-type="float" office:value="0.56" calcext:value-type="float">
            <text:p>0.56</text:p>
          </table:table-cell>
          <table:table-cell table:formula="of:=[.A6]&amp;&quot;kW, &quot;&amp;[.B6]&amp;&quot;P&quot;" office:value-type="string" office:string-value="0.75kW, 2P" calcext:value-type="string">
            <text:p>0.75kW, 2P</text:p>
          </table:table-cell>
          <table:table-cell table:style-name="ce13" office:value-type="string" calcext:value-type="string">
            <text:p>0.75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5" calcext:value-type="float">
            <text:p>65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2.3" calcext:value-type="float">
            <text:p>12.3</text:p>
          </table:table-cell>
          <table:table-cell table:style-name="ce22" office:value-type="float" office:value="74" calcext:value-type="float">
            <text:p>74</text:p>
          </table:table-cell>
          <table:table-cell table:formula="of:=ROUND([.D7]/[.C7];1)" office:value-type="float" office:value="6" calcext:value-type="float">
            <text:p>6</text:p>
          </table:table-cell>
          <table:table-cell table:style-name="ce22" office:value-type="float" office:value="67" calcext:value-type="float">
            <text:p>67</text:p>
          </table:table-cell>
          <table:table-cell table:style-name="ce10" table:formula="of:=ROUND([.A7]/([.F7])*100/(0.23*[.C7]); 2)" office:value-type="float" office:value="0.58" calcext:value-type="float">
            <text:p>0.58</text:p>
          </table:table-cell>
          <table:table-cell table:formula="of:=[.A7]&amp;&quot;kW, &quot;&amp;[.B7]&amp;&quot;P&quot;" office:value-type="string" office:string-value="1.1kW, 2P" calcext:value-type="string">
            <text:p>1.1kW, 2P</text:p>
          </table:table-cell>
          <table:table-cell table:style-name="ce13" office:value-type="string" calcext:value-type="string">
            <text:p>1.1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67" calcext:value-type="float">
            <text:p>67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5.9" calcext:value-type="float">
            <text:p>15.9</text:p>
          </table:table-cell>
          <table:table-cell table:style-name="ce22" office:value-type="float" office:value="96" calcext:value-type="float">
            <text:p>96</text:p>
          </table:table-cell>
          <table:table-cell table:formula="of:=ROUND([.D8]/[.C8];1)" office:value-type="float" office:value="6" calcext:value-type="float">
            <text:p>6</text:p>
          </table:table-cell>
          <table:table-cell table:style-name="ce22" office:value-type="float" office:value="69" calcext:value-type="float">
            <text:p>69</text:p>
          </table:table-cell>
          <table:table-cell table:style-name="ce10" table:formula="of:=ROUND([.A8]/([.F8])*100/(0.23*[.C8]); 2)" office:value-type="float" office:value="0.59" calcext:value-type="float">
            <text:p>0.59</text:p>
          </table:table-cell>
          <table:table-cell table:formula="of:=[.A8]&amp;&quot;kW, &quot;&amp;[.B8]&amp;&quot;P&quot;" office:value-type="string" office:string-value="1.5kW, 2P" calcext:value-type="string">
            <text:p>1.5kW, 2P</text:p>
          </table:table-cell>
          <table:table-cell table:style-name="ce13" office:value-type="string" calcext:value-type="string">
            <text:p>1.5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69" calcext:value-type="float">
            <text:p>69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0.3" calcext:value-type="float">
            <text:p>20.3</text:p>
          </table:table-cell>
          <table:table-cell table:style-name="ce22" office:value-type="float" office:value="122" calcext:value-type="float">
            <text:p>122</text:p>
          </table:table-cell>
          <table:table-cell table:formula="of:=ROUND([.D9]/[.C9];1)" office:value-type="float" office:value="6" calcext:value-type="float">
            <text:p>6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9]/([.F9])*100/(0.23*[.C9]); 2)" office:value-type="float" office:value="0.67" calcext:value-type="float">
            <text:p>0.67</text:p>
          </table:table-cell>
          <table:table-cell table:formula="of:=[.A9]&amp;&quot;kW, &quot;&amp;[.B9]&amp;&quot;P&quot;" office:value-type="string" office:string-value="2.2kW, 2P" calcext:value-type="string">
            <text:p>2.2kW, 2P</text:p>
          </table:table-cell>
          <table:table-cell table:style-name="ce13" office:value-type="string" calcext:value-type="string">
            <text:p>2.2kW, 2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formula="of:=ROUND([.D10]/[.C10];1)" office:value-type="float" office:value="5.7" calcext:value-type="float">
            <text:p>5.7</text:p>
          </table:table-cell>
          <table:table-cell table:style-name="ce22" office:value-type="float" office:value="50" calcext:value-type="float">
            <text:p>50</text:p>
          </table:table-cell>
          <table:table-cell table:style-name="ce10" table:formula="of:=ROUND([.A10]/([.F10])*100/(0.23*[.C10]); 2)" office:value-type="float" office:value="0.52" calcext:value-type="float">
            <text:p>0.52</text:p>
          </table:table-cell>
          <table:table-cell table:formula="of:=[.A10]&amp;&quot;kW, &quot;&amp;[.B10]&amp;&quot;P&quot;" office:value-type="string" office:string-value="0.18kW, 4P" calcext:value-type="string">
            <text:p>0.18kW, 4P</text:p>
          </table:table-cell>
          <table:table-cell table:style-name="ce11" office:value-type="string" calcext:value-type="string">
            <text:p>0.18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0" calcext:value-type="float">
            <text:p>50</text:p>
          </table:table-cell>
          <table:table-cell table:style-name="ce13" office:value-type="float" office:value="0.52" calcext:value-type="float">
            <text:p>0.52</text:p>
          </table:table-cell>
          <table:table-cell table:style-name="ce13" office:value-type="float" office:value="5.7" calcext:value-type="float">
            <text:p>5.7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3.6" calcext:value-type="float">
            <text:p>3.6</text:p>
          </table:table-cell>
          <table:table-cell table:style-name="ce22" office:value-type="float" office:value="23" calcext:value-type="float">
            <text:p>23</text:p>
          </table:table-cell>
          <table:table-cell table:formula="of:=ROUND([.D11]/[.C11];1)" office:value-type="float" office:value="6.4" calcext:value-type="float">
            <text:p>6.4</text:p>
          </table:table-cell>
          <table:table-cell table:style-name="ce22" office:value-type="float" office:value="55" calcext:value-type="float">
            <text:p>55</text:p>
          </table:table-cell>
          <table:table-cell table:style-name="ce10" table:formula="of:=ROUND([.A11]/([.F11])*100/(0.23*[.C11]); 2)" office:value-type="float" office:value="0.55" calcext:value-type="float">
            <text:p>0.55</text:p>
          </table:table-cell>
          <table:table-cell table:formula="of:=[.A11]&amp;&quot;kW, &quot;&amp;[.B11]&amp;&quot;P&quot;" office:value-type="string" office:string-value="0.25kW, 4P" calcext:value-type="string">
            <text:p>0.25kW, 4P</text:p>
          </table:table-cell>
          <table:table-cell table:style-name="ce11" office:value-type="string" calcext:value-type="string">
            <text:p>0.25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5" calcext:value-type="float">
            <text:p>55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1" calcext:value-type="float">
            <text:p>31</text:p>
          </table:table-cell>
          <table:table-cell table:formula="of:=ROUND([.D12]/[.C12];1)" office:value-type="float" office:value="6.2" calcext:value-type="float">
            <text:p>6.2</text:p>
          </table:table-cell>
          <table:table-cell table:style-name="ce22" office:value-type="float" office:value="58" calcext:value-type="float">
            <text:p>58</text:p>
          </table:table-cell>
          <table:table-cell table:style-name="ce10" table:formula="of:=ROUND([.A12]/([.F12])*100/(0.23*[.C12]); 2)" office:value-type="float" office:value="0.55" calcext:value-type="float">
            <text:p>0.55</text:p>
          </table:table-cell>
          <table:table-cell table:formula="of:=[.A12]&amp;&quot;kW, &quot;&amp;[.B12]&amp;&quot;P&quot;" office:value-type="string" office:string-value="0.37kW, 4P" calcext:value-type="string">
            <text:p>0.37kW, 4P</text:p>
          </table:table-cell>
          <table:table-cell table:style-name="ce13" office:value-type="string" calcext:value-type="string">
            <text:p>0.37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58" calcext:value-type="float">
            <text:p>58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.5" calcext:value-type="float">
            <text:p>6.5</text:p>
          </table:table-cell>
          <table:table-cell table:style-name="ce22" office:value-type="float" office:value="44" calcext:value-type="float">
            <text:p>44</text:p>
          </table:table-cell>
          <table:table-cell table:formula="of:=ROUND([.D13]/[.C13];1)" office:value-type="float" office:value="6.8" calcext:value-type="float">
            <text:p>6.8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13]/([.F13])*100/(0.23*[.C13]); 2)" office:value-type="float" office:value="0.61" calcext:value-type="float">
            <text:p>0.61</text:p>
          </table:table-cell>
          <table:table-cell table:formula="of:=[.A13]&amp;&quot;kW, &quot;&amp;[.B13]&amp;&quot;P&quot;" office:value-type="string" office:string-value="0.55kW, 4P" calcext:value-type="string">
            <text:p>0.55kW, 4P</text:p>
          </table:table-cell>
          <table:table-cell table:style-name="ce13" office:value-type="string" calcext:value-type="string">
            <text:p>0.55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61" calcext:value-type="float">
            <text:p>0.61</text:p>
          </table:table-cell>
          <table:table-cell table:style-name="ce13" office:value-type="float" office:value="6.8" calcext:value-type="float">
            <text:p>6.8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8.5" calcext:value-type="float">
            <text:p>8.5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14]/[.C14];1)" office:value-type="float" office:value="6.5" calcext:value-type="float">
            <text:p>6.5</text:p>
          </table:table-cell>
          <table:table-cell table:style-name="ce22" office:value-type="float" office:value="65" calcext:value-type="float">
            <text:p>65</text:p>
          </table:table-cell>
          <table:table-cell table:style-name="ce10" table:formula="of:=ROUND([.A14]/([.F14])*100/(0.23*[.C14]); 2)" office:value-type="float" office:value="0.59" calcext:value-type="float">
            <text:p>0.59</text:p>
          </table:table-cell>
          <table:table-cell table:formula="of:=[.A14]&amp;&quot;kW, &quot;&amp;[.B14]&amp;&quot;P&quot;" office:value-type="string" office:string-value="0.75kW, 4P" calcext:value-type="string">
            <text:p>0.75kW, 4P</text:p>
          </table:table-cell>
          <table:table-cell table:style-name="ce13" office:value-type="string" calcext:value-type="string">
            <text:p>0.75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5" calcext:value-type="float">
            <text:p>65</text:p>
          </table:table-cell>
          <table:table-cell table:style-name="ce13" office:value-type="float" office:value="0.59" calcext:value-type="float">
            <text:p>0.59</text:p>
          </table:table-cell>
          <table:table-cell table:style-name="ce13" office:value-type="float" office:value="6.5" calcext:value-type="float">
            <text:p>6.5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.5" calcext:value-type="float">
            <text:p>12.5</text:p>
          </table:table-cell>
          <table:table-cell table:style-name="ce22" office:value-type="float" office:value="75" calcext:value-type="float">
            <text:p>75</text:p>
          </table:table-cell>
          <table:table-cell table:formula="of:=ROUND([.D15]/[.C15];1)" office:value-type="float" office:value="6" calcext:value-type="float">
            <text:p>6</text:p>
          </table:table-cell>
          <table:table-cell table:style-name="ce22" office:value-type="float" office:value="67" calcext:value-type="float">
            <text:p>67</text:p>
          </table:table-cell>
          <table:table-cell table:style-name="ce10" table:formula="of:=ROUND([.A15]/([.F15])*100/(0.23*[.C15]); 2)" office:value-type="float" office:value="0.57" calcext:value-type="float">
            <text:p>0.57</text:p>
          </table:table-cell>
          <table:table-cell table:formula="of:=[.A15]&amp;&quot;kW, &quot;&amp;[.B15]&amp;&quot;P&quot;" office:value-type="string" office:string-value="1.1kW, 4P" calcext:value-type="string">
            <text:p>1.1kW, 4P</text:p>
          </table:table-cell>
          <table:table-cell table:style-name="ce13" office:value-type="string" calcext:value-type="string">
            <text:p>1.1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67" calcext:value-type="float">
            <text:p>67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.2" calcext:value-type="float">
            <text:p>16.2</text:p>
          </table:table-cell>
          <table:table-cell table:style-name="ce22" office:value-type="float" office:value="97" calcext:value-type="float">
            <text:p>97</text:p>
          </table:table-cell>
          <table:table-cell table:formula="of:=ROUND([.D16]/[.C16];1)" office:value-type="float" office:value="6" calcext:value-type="float">
            <text:p>6</text:p>
          </table:table-cell>
          <table:table-cell table:style-name="ce22" office:value-type="float" office:value="69" calcext:value-type="float">
            <text:p>69</text:p>
          </table:table-cell>
          <table:table-cell table:style-name="ce10" table:formula="of:=ROUND([.A16]/([.F16])*100/(0.23*[.C16]); 2)" office:value-type="float" office:value="0.58" calcext:value-type="float">
            <text:p>0.58</text:p>
          </table:table-cell>
          <table:table-cell table:formula="of:=[.A16]&amp;&quot;kW, &quot;&amp;[.B16]&amp;&quot;P&quot;" office:value-type="string" office:string-value="1.5kW, 4P" calcext:value-type="string">
            <text:p>1.5kW, 4P</text:p>
          </table:table-cell>
          <table:table-cell table:style-name="ce13" office:value-type="string" calcext:value-type="string">
            <text:p>1.5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69" calcext:value-type="float">
            <text:p>69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0.9" calcext:value-type="float">
            <text:p>20.9</text:p>
          </table:table-cell>
          <table:table-cell table:style-name="ce22" office:value-type="float" office:value="126" calcext:value-type="float">
            <text:p>126</text:p>
          </table:table-cell>
          <table:table-cell table:formula="of:=ROUND([.D17]/[.C17];1)" office:value-type="float" office:value="6" calcext:value-type="float">
            <text:p>6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17]/([.F17])*100/(0.23*[.C17]); 2)" office:value-type="float" office:value="0.65" calcext:value-type="float">
            <text:p>0.65</text:p>
          </table:table-cell>
          <table:table-cell table:formula="of:=[.A17]&amp;&quot;kW, &quot;&amp;[.B17]&amp;&quot;P&quot;" office:value-type="string" office:string-value="2.2kW, 4P" calcext:value-type="string">
            <text:p>2.2kW, 4P</text:p>
          </table:table-cell>
          <table:table-cell table:style-name="ce13" office:value-type="string" calcext:value-type="string">
            <text:p>2.2kW, 4P</text:p>
          </table:table-cell>
          <table:table-cell table:style-name="ce13" office:value-type="string" calcext:value-type="string">
            <text:p>IS 996 – 1 ph – CSI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65" calcext:value-type="float">
            <text:p>0.6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18]/[.C18];1)" office:value-type="float" office:value="7.6" calcext:value-type="float">
            <text:p>7.6</text:p>
          </table:table-cell>
          <table:table-cell table:style-name="ce22" office:value-type="float" office:value="52" calcext:value-type="float">
            <text:p>52</text:p>
          </table:table-cell>
          <table:table-cell table:style-name="ce10" table:formula="of:=ROUND([.A18]/([.F18])*100/(0.23*[.C18]); 2)" office:value-type="float" office:value="0.72" calcext:value-type="float">
            <text:p>0.72</text:p>
          </table:table-cell>
          <table:table-cell table:formula="of:=[.A18]&amp;&quot;kW, &quot;&amp;[.B18]&amp;&quot;P&quot;" office:value-type="string" office:string-value="0.18kW, 2P" calcext:value-type="string">
            <text:p>0.18kW, 2P</text:p>
          </table:table-cell>
          <table:table-cell table:style-name="ce11" office:value-type="string" calcext:value-type="string">
            <text:p>0.18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2" calcext:value-type="float">
            <text:p>52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22" calcext:value-type="float">
            <text:p>22</text:p>
          </table:table-cell>
          <table:table-cell table:formula="of:=ROUND([.D19]/[.C19];1)" office:value-type="float" office:value="7.9" calcext:value-type="float">
            <text:p>7.9</text:p>
          </table:table-cell>
          <table:table-cell table:style-name="ce22" office:value-type="float" office:value="57" calcext:value-type="float">
            <text:p>57</text:p>
          </table:table-cell>
          <table:table-cell table:style-name="ce10" table:formula="of:=ROUND([.A19]/([.F19])*100/(0.23*[.C19]); 2)" office:value-type="float" office:value="0.68" calcext:value-type="float">
            <text:p>0.68</text:p>
          </table:table-cell>
          <table:table-cell table:formula="of:=[.A19]&amp;&quot;kW, &quot;&amp;[.B19]&amp;&quot;P&quot;" office:value-type="string" office:string-value="0.25kW, 2P" calcext:value-type="string">
            <text:p>0.25kW, 2P</text:p>
          </table:table-cell>
          <table:table-cell table:style-name="ce11" office:value-type="string" calcext:value-type="string">
            <text:p>0.25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7" calcext:value-type="float">
            <text:p>57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30" calcext:value-type="float">
            <text:p>30</text:p>
          </table:table-cell>
          <table:table-cell table:formula="of:=ROUND([.D20]/[.C20];1)" office:value-type="float" office:value="7.9" calcext:value-type="float">
            <text:p>7.9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20]/([.F20])*100/(0.23*[.C20]); 2)" office:value-type="float" office:value="0.71" calcext:value-type="float">
            <text:p>0.71</text:p>
          </table:table-cell>
          <table:table-cell table:formula="of:=[.A20]&amp;&quot;kW, &quot;&amp;[.B20]&amp;&quot;P&quot;" office:value-type="string" office:string-value="0.37kW, 2P" calcext:value-type="string">
            <text:p>0.37kW, 2P</text:p>
          </table:table-cell>
          <table:table-cell table:style-name="ce13" office:value-type="string" calcext:value-type="string">
            <text:p>0.37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3" calcext:value-type="float">
            <text:p>43</text:p>
          </table:table-cell>
          <table:table-cell table:formula="of:=ROUND([.D21]/[.C21];1)" office:value-type="float" office:value="8.6" calcext:value-type="float">
            <text:p>8.6</text:p>
          </table:table-cell>
          <table:table-cell table:style-name="ce22" office:value-type="float" office:value="66" calcext:value-type="float">
            <text:p>66</text:p>
          </table:table-cell>
          <table:table-cell table:style-name="ce10" table:formula="of:=ROUND([.A21]/([.F21])*100/(0.23*[.C21]); 2)" office:value-type="float" office:value="0.72" calcext:value-type="float">
            <text:p>0.72</text:p>
          </table:table-cell>
          <table:table-cell table:formula="of:=[.A21]&amp;&quot;kW, &quot;&amp;[.B21]&amp;&quot;P&quot;" office:value-type="string" office:string-value="0.55kW, 2P" calcext:value-type="string">
            <text:p>0.55kW, 2P</text:p>
          </table:table-cell>
          <table:table-cell table:style-name="ce13" office:value-type="string" calcext:value-type="string">
            <text:p>0.55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6" calcext:value-type="float">
            <text:p>66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8.6" calcext:value-type="float">
            <text:p>8.6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.3" calcext:value-type="float">
            <text:p>6.3</text:p>
          </table:table-cell>
          <table:table-cell table:style-name="ce22" office:value-type="float" office:value="55" calcext:value-type="float">
            <text:p>55</text:p>
          </table:table-cell>
          <table:table-cell table:formula="of:=ROUND([.D22]/[.C22];1)" office:value-type="float" office:value="8.7" calcext:value-type="float">
            <text:p>8.7</text:p>
          </table:table-cell>
          <table:table-cell table:style-name="ce22" office:value-type="float" office:value="68" calcext:value-type="float">
            <text:p>68</text:p>
          </table:table-cell>
          <table:table-cell table:style-name="ce10" table:formula="of:=ROUND([.A22]/([.F22])*100/(0.23*[.C22]); 2)" office:value-type="float" office:value="0.76" calcext:value-type="float">
            <text:p>0.76</text:p>
          </table:table-cell>
          <table:table-cell table:formula="of:=[.A22]&amp;&quot;kW, &quot;&amp;[.B22]&amp;&quot;P&quot;" office:value-type="string" office:string-value="0.75kW, 2P" calcext:value-type="string">
            <text:p>0.75kW, 2P</text:p>
          </table:table-cell>
          <table:table-cell table:style-name="ce13" office:value-type="string" calcext:value-type="string">
            <text:p>0.75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8" calcext:value-type="float">
            <text:p>68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8.7" calcext:value-type="float">
            <text:p>8.7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74" calcext:value-type="float">
            <text:p>74</text:p>
          </table:table-cell>
          <table:table-cell table:formula="of:=ROUND([.D23]/[.C23];1)" office:value-type="float" office:value="8.3" calcext:value-type="float">
            <text:p>8.3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23]/([.F23])*100/(0.23*[.C23]); 2)" office:value-type="float" office:value="0.77" calcext:value-type="float">
            <text:p>0.77</text:p>
          </table:table-cell>
          <table:table-cell table:formula="of:=[.A23]&amp;&quot;kW, &quot;&amp;[.B23]&amp;&quot;P&quot;" office:value-type="string" office:string-value="1.1kW, 2P" calcext:value-type="string">
            <text:p>1.1kW, 2P</text:p>
          </table:table-cell>
          <table:table-cell table:style-name="ce13" office:value-type="string" calcext:value-type="string">
            <text:p>1.1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1.9" calcext:value-type="float">
            <text:p>11.9</text:p>
          </table:table-cell>
          <table:table-cell table:style-name="ce22" office:value-type="float" office:value="96" calcext:value-type="float">
            <text:p>96</text:p>
          </table:table-cell>
          <table:table-cell table:formula="of:=ROUND([.D24]/[.C24];1)" office:value-type="float" office:value="8.1" calcext:value-type="float">
            <text:p>8.1</text:p>
          </table:table-cell>
          <table:table-cell table:style-name="ce22" office:value-type="float" office:value="71" calcext:value-type="float">
            <text:p>71</text:p>
          </table:table-cell>
          <table:table-cell table:style-name="ce10" table:formula="of:=ROUND([.A24]/([.F24])*100/(0.23*[.C24]); 2)" office:value-type="float" office:value="0.77" calcext:value-type="float">
            <text:p>0.77</text:p>
          </table:table-cell>
          <table:table-cell table:formula="of:=[.A24]&amp;&quot;kW, &quot;&amp;[.B24]&amp;&quot;P&quot;" office:value-type="string" office:string-value="1.5kW, 2P" calcext:value-type="string">
            <text:p>1.5kW, 2P</text:p>
          </table:table-cell>
          <table:table-cell table:style-name="ce13" office:value-type="string" calcext:value-type="string">
            <text:p>1.5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71" calcext:value-type="float">
            <text:p>71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5.7" calcext:value-type="float">
            <text:p>15.7</text:p>
          </table:table-cell>
          <table:table-cell table:style-name="ce22" office:value-type="float" office:value="122" calcext:value-type="float">
            <text:p>122</text:p>
          </table:table-cell>
          <table:table-cell table:formula="of:=ROUND([.D25]/[.C25];1)" office:value-type="float" office:value="7.8" calcext:value-type="float">
            <text:p>7.8</text:p>
          </table:table-cell>
          <table:table-cell table:style-name="ce22" office:value-type="float" office:value="72" calcext:value-type="float">
            <text:p>72</text:p>
          </table:table-cell>
          <table:table-cell table:style-name="ce10" table:formula="of:=ROUND([.A25]/([.F25])*100/(0.23*[.C25]); 2)" office:value-type="float" office:value="0.85" calcext:value-type="float">
            <text:p>0.85</text:p>
          </table:table-cell>
          <table:table-cell table:formula="of:=[.A25]&amp;&quot;kW, &quot;&amp;[.B25]&amp;&quot;P&quot;" office:value-type="string" office:string-value="2.2kW, 2P" calcext:value-type="string">
            <text:p>2.2kW, 2P</text:p>
          </table:table-cell>
          <table:table-cell table:style-name="ce13" office:value-type="string" calcext:value-type="string">
            <text:p>2.2kW, 2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2" calcext:value-type="float">
            <text:p>72</text:p>
          </table:table-cell>
          <table:table-cell table:style-name="ce13" office:value-type="float" office:value="0.85" calcext:value-type="float">
            <text:p>0.85</text:p>
          </table:table-cell>
          <table:table-cell table:style-name="ce13"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16" calcext:value-type="float">
            <text:p>16</text:p>
          </table:table-cell>
          <table:table-cell table:formula="of:=ROUND([.D26]/[.C26];1)" office:value-type="float" office:value="7.3" calcext:value-type="float">
            <text:p>7.3</text:p>
          </table:table-cell>
          <table:table-cell table:style-name="ce22" office:value-type="float" office:value="52" calcext:value-type="float">
            <text:p>52</text:p>
          </table:table-cell>
          <table:table-cell table:style-name="ce10" table:formula="of:=ROUND([.A26]/([.F26])*100/(0.23*[.C26]); 2)" office:value-type="float" office:value="0.68" calcext:value-type="float">
            <text:p>0.68</text:p>
          </table:table-cell>
          <table:table-cell table:formula="of:=[.A26]&amp;&quot;kW, &quot;&amp;[.B26]&amp;&quot;P&quot;" office:value-type="string" office:string-value="0.18kW, 4P" calcext:value-type="string">
            <text:p>0.18kW, 4P</text:p>
          </table:table-cell>
          <table:table-cell table:style-name="ce11" office:value-type="string" calcext:value-type="string">
            <text:p>0.18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18" calcext:value-type="float">
            <text:p>0.18</text:p>
          </table:table-cell>
          <table:table-cell table:style-name="ce22" office:value-type="float" office:value="52" calcext:value-type="float">
            <text:p>52</text:p>
          </table:table-cell>
          <table:table-cell table:style-name="ce13" office:value-type="float" office:value="0.68" calcext:value-type="float">
            <text:p>0.68</text:p>
          </table:table-cell>
          <table:table-cell table:style-name="ce13" office:value-type="float" office:value="7.3" calcext:value-type="float">
            <text:p>7.3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20" calcext:value-type="float">
            <text:p>20</text:p>
          </table:table-cell>
          <table:table-cell table:formula="of:=ROUND([.D27]/[.C27];1)" office:value-type="float" office:value="6.9" calcext:value-type="float">
            <text:p>6.9</text:p>
          </table:table-cell>
          <table:table-cell table:style-name="ce22" office:value-type="float" office:value="57" calcext:value-type="float">
            <text:p>57</text:p>
          </table:table-cell>
          <table:table-cell table:style-name="ce10" table:formula="of:=ROUND([.A27]/([.F27])*100/(0.23*[.C27]); 2)" office:value-type="float" office:value="0.66" calcext:value-type="float">
            <text:p>0.66</text:p>
          </table:table-cell>
          <table:table-cell table:formula="of:=[.A27]&amp;&quot;kW, &quot;&amp;[.B27]&amp;&quot;P&quot;" office:value-type="string" office:string-value="0.25kW, 4P" calcext:value-type="string">
            <text:p>0.25kW, 4P</text:p>
          </table:table-cell>
          <table:table-cell table:style-name="ce11" office:value-type="string" calcext:value-type="string">
            <text:p>0.25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25" calcext:value-type="float">
            <text:p>0.25</text:p>
          </table:table-cell>
          <table:table-cell table:style-name="ce22" office:value-type="float" office:value="57" calcext:value-type="float">
            <text:p>57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table:formula="of:=ROUND([.D28]/[.C28];1)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 table:style-name="ce10" table:formula="of:=ROUND([.A28]/([.F28])*100/(0.23*[.C28]); 2)" office:value-type="float" office:value="0.67" calcext:value-type="float">
            <text:p>0.67</text:p>
          </table:table-cell>
          <table:table-cell table:formula="of:=[.A28]&amp;&quot;kW, &quot;&amp;[.B28]&amp;&quot;P&quot;" office:value-type="string" office:string-value="0.37kW, 4P" calcext:value-type="string">
            <text:p>0.37kW, 4P</text:p>
          </table:table-cell>
          <table:table-cell table:style-name="ce13" office:value-type="string" calcext:value-type="string">
            <text:p>0.37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37" calcext:value-type="float">
            <text:p>0.37</text:p>
          </table:table-cell>
          <table:table-cell table:style-name="ce22" office:value-type="float" office:value="60" calcext:value-type="float">
            <text:p>60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.4" calcext:value-type="float">
            <text:p>5.4</text:p>
          </table:table-cell>
          <table:table-cell table:style-name="ce22" office:value-type="float" office:value="38" calcext:value-type="float">
            <text:p>38</text:p>
          </table:table-cell>
          <table:table-cell table:formula="of:=ROUND([.D29]/[.C29];1)" office:value-type="float" office:value="7" calcext:value-type="float">
            <text:p>7</text:p>
          </table:table-cell>
          <table:table-cell table:style-name="ce22" office:value-type="float" office:value="66" calcext:value-type="float">
            <text:p>66</text:p>
          </table:table-cell>
          <table:table-cell table:style-name="ce10" table:formula="of:=ROUND([.A29]/([.F29])*100/(0.23*[.C29]); 2)" office:value-type="float" office:value="0.67" calcext:value-type="float">
            <text:p>0.67</text:p>
          </table:table-cell>
          <table:table-cell table:formula="of:=[.A29]&amp;&quot;kW, &quot;&amp;[.B29]&amp;&quot;P&quot;" office:value-type="string" office:string-value="0.55kW, 4P" calcext:value-type="string">
            <text:p>0.55kW, 4P</text:p>
          </table:table-cell>
          <table:table-cell table:style-name="ce13" office:value-type="string" calcext:value-type="string">
            <text:p>0.55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55" calcext:value-type="float">
            <text:p>0.55</text:p>
          </table:table-cell>
          <table:table-cell table:style-name="ce22" office:value-type="float" office:value="66" calcext:value-type="float">
            <text:p>66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6.8" calcext:value-type="float">
            <text:p>6.8</text:p>
          </table:table-cell>
          <table:table-cell table:style-name="ce22" office:value-type="float" office:value="48" calcext:value-type="float">
            <text:p>48</text:p>
          </table:table-cell>
          <table:table-cell table:formula="of:=ROUND([.D30]/[.C30];1)" office:value-type="float" office:value="7.1" calcext:value-type="float">
            <text:p>7.1</text:p>
          </table:table-cell>
          <table:table-cell table:style-name="ce22" office:value-type="float" office:value="68" calcext:value-type="float">
            <text:p>68</text:p>
          </table:table-cell>
          <table:table-cell table:style-name="ce10" table:formula="of:=ROUND([.A30]/([.F30])*100/(0.23*[.C30]); 2)" office:value-type="float" office:value="0.71" calcext:value-type="float">
            <text:p>0.71</text:p>
          </table:table-cell>
          <table:table-cell table:formula="of:=[.A30]&amp;&quot;kW, &quot;&amp;[.B30]&amp;&quot;P&quot;" office:value-type="string" office:string-value="0.75kW, 4P" calcext:value-type="string">
            <text:p>0.75kW, 4P</text:p>
          </table:table-cell>
          <table:table-cell table:style-name="ce13" office:value-type="string" calcext:value-type="string">
            <text:p>0.75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0.75" calcext:value-type="float">
            <text:p>0.75</text:p>
          </table:table-cell>
          <table:table-cell table:style-name="ce22" office:value-type="float" office:value="68" calcext:value-type="float">
            <text:p>68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7.1" calcext:value-type="float">
            <text:p>7.1</text:p>
          </table:table-cell>
          <table:table-cell table:number-columns-repeated="100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9.4" calcext:value-type="float">
            <text:p>9.4</text:p>
          </table:table-cell>
          <table:table-cell table:style-name="ce22" office:value-type="float" office:value="66" calcext:value-type="float">
            <text:p>66</text:p>
          </table:table-cell>
          <table:table-cell table:formula="of:=ROUND([.D31]/[.C31];1)" office:value-type="float" office:value="7" calcext:value-type="float">
            <text:p>7</text:p>
          </table:table-cell>
          <table:table-cell table:style-name="ce22" office:value-type="float" office:value="70" calcext:value-type="float">
            <text:p>70</text:p>
          </table:table-cell>
          <table:table-cell table:style-name="ce10" table:formula="of:=ROUND([.A31]/([.F31])*100/(0.23*[.C31]); 2)" office:value-type="float" office:value="0.73" calcext:value-type="float">
            <text:p>0.73</text:p>
          </table:table-cell>
          <table:table-cell table:formula="of:=[.A31]&amp;&quot;kW, &quot;&amp;[.B31]&amp;&quot;P&quot;" office:value-type="string" office:string-value="1.1kW, 4P" calcext:value-type="string">
            <text:p>1.1kW, 4P</text:p>
          </table:table-cell>
          <table:table-cell table:style-name="ce13" office:value-type="string" calcext:value-type="string">
            <text:p>1.1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1.1" calcext:value-type="float">
            <text:p>1.1</text:p>
          </table:table-cell>
          <table:table-cell table:style-name="ce22" office:value-type="float" office:value="70" calcext:value-type="float">
            <text:p>70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2.5" calcext:value-type="float">
            <text:p>12.5</text:p>
          </table:table-cell>
          <table:table-cell table:style-name="ce22" office:value-type="float" office:value="88" calcext:value-type="float">
            <text:p>88</text:p>
          </table:table-cell>
          <table:table-cell table:formula="of:=ROUND([.D32]/[.C32];1)" office:value-type="float" office:value="7" calcext:value-type="float">
            <text:p>7</text:p>
          </table:table-cell>
          <table:table-cell table:style-name="ce22" office:value-type="float" office:value="71" calcext:value-type="float">
            <text:p>71</text:p>
          </table:table-cell>
          <table:table-cell table:style-name="ce10" table:formula="of:=ROUND([.A32]/([.F32])*100/(0.23*[.C32]); 2)" office:value-type="float" office:value="0.73" calcext:value-type="float">
            <text:p>0.73</text:p>
          </table:table-cell>
          <table:table-cell table:formula="of:=[.A32]&amp;&quot;kW, &quot;&amp;[.B32]&amp;&quot;P&quot;" office:value-type="string" office:string-value="1.5kW, 4P" calcext:value-type="string">
            <text:p>1.5kW, 4P</text:p>
          </table:table-cell>
          <table:table-cell table:style-name="ce13" office:value-type="string" calcext:value-type="string">
            <text:p>1.5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1.5" calcext:value-type="float">
            <text:p>1.5</text:p>
          </table:table-cell>
          <table:table-cell table:style-name="ce22" office:value-type="float" office:value="71" calcext:value-type="float">
            <text:p>71</text:p>
          </table:table-cell>
          <table:table-cell table:style-name="ce13" office:value-type="float" office:value="0.73" calcext:value-type="float">
            <text:p>0.7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16.5" calcext:value-type="float">
            <text:p>16.5</text:p>
          </table:table-cell>
          <table:table-cell table:style-name="ce22" office:value-type="float" office:value="116" calcext:value-type="float">
            <text:p>116</text:p>
          </table:table-cell>
          <table:table-cell table:formula="of:=ROUND([.D33]/[.C33];1)" office:value-type="float" office:value="7" calcext:value-type="float">
            <text:p>7</text:p>
          </table:table-cell>
          <table:table-cell table:style-name="ce22" office:value-type="float" office:value="72" calcext:value-type="float">
            <text:p>72</text:p>
          </table:table-cell>
          <table:table-cell table:style-name="ce10" table:formula="of:=ROUND([.A33]/([.F33])*100/(0.23*[.C33]); 2)" office:value-type="float" office:value="0.81" calcext:value-type="float">
            <text:p>0.81</text:p>
          </table:table-cell>
          <table:table-cell table:formula="of:=[.A33]&amp;&quot;kW, &quot;&amp;[.B33]&amp;&quot;P&quot;" office:value-type="string" office:string-value="2.2kW, 4P" calcext:value-type="string">
            <text:p>2.2kW, 4P</text:p>
          </table:table-cell>
          <table:table-cell table:style-name="ce13" office:value-type="string" calcext:value-type="string">
            <text:p>2.2kW, 4P</text:p>
          </table:table-cell>
          <table:table-cell table:style-name="ce13" office:value-type="string" calcext:value-type="string">
            <text:p>IS 996 – 1 ph – CSCR</text:p>
          </table:table-cell>
          <table:table-cell table:style-name="ce8" office:value-type="float" office:value="2.2" calcext:value-type="float">
            <text:p>2.2</text:p>
          </table:table-cell>
          <table:table-cell table:style-name="ce22" office:value-type="float" office:value="72" calcext:value-type="float">
            <text:p>72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EC" table:style-name="ta1">
        <table:table-column table:style-name="co1" table:number-columns-repeated="7" table:default-cell-style-name="Default"/>
        <table:table-column table:style-name="co2" table:default-cell-style-name="ce28"/>
        <table:table-column table:style-name="co8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5" table:default-cell-style-name="ce32"/>
        <table:table-column table:style-name="co7" table:number-columns-repeated="51" table:default-cell-style-name="ce32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l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CC</text:p>
          </table:table-cell>
          <table:table-cell/>
          <table:table-cell office:value-type="string" calcext:value-type="string">
            <text:p>Eff</text:p>
          </table:table-cell>
          <table:table-cell office:value-type="string" calcext:value-type="string">
            <text:p>PF</text:p>
          </table:table-cell>
          <table:table-cell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22" office:value-type="string" calcext:value-type="string">
            <text:p>efficiency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2]/100" office:value-type="float" office:value="6" calcext:value-type="float">
            <text:p>6</text:p>
          </table:table-cell>
          <table:table-cell table:style-name="ce22" office:value-type="float" office:value="66.1" calcext:value-type="float">
            <text:p>66.1</text:p>
          </table:table-cell>
          <table:table-cell table:style-name="ce29" table:formula="of:=ROUND([.A2]/([.G2])*100/(1.732*0.415*[.D2]); 2)" office:value-type="float" office:value="0.56" calcext:value-type="float">
            <text:p>0.56</text:p>
          </table:table-cell>
          <table:table-cell table:formula="of:=[.A2]&amp;&quot;kW, &quot;&amp;[.B2]&amp;&quot;P, &quot;&amp;[.C2]" office:value-type="string" office:string-value="0.37kW, 2P, IE1" calcext:value-type="string">
            <text:p>0.37kW, 2P, IE1</text:p>
          </table:table-cell>
          <table:table-cell table:style-name="ce31" office:value-type="string" calcext:value-type="string">
            <text:p>0.3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66.1" calcext:value-type="float">
            <text:p>66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3]/100" office:value-type="float" office:value="6" calcext:value-type="float">
            <text:p>6</text:p>
          </table:table-cell>
          <table:table-cell table:style-name="ce22" office:value-type="float" office:value="69.1" calcext:value-type="float">
            <text:p>69.1</text:p>
          </table:table-cell>
          <table:table-cell table:style-name="ce29" table:formula="of:=ROUND([.A3]/([.G3])*100/(1.732*0.415*[.D3]); 2)" office:value-type="float" office:value="0.65" calcext:value-type="float">
            <text:p>0.65</text:p>
          </table:table-cell>
          <table:table-cell table:formula="of:=[.A3]&amp;&quot;kW, &quot;&amp;[.B3]&amp;&quot;P, &quot;&amp;[.C3]" office:value-type="string" office:string-value="0.55kW, 2P, IE1" calcext:value-type="string">
            <text:p>0.55kW, 2P, IE1</text:p>
          </table:table-cell>
          <table:table-cell table:style-name="ce31" office:value-type="string" calcext:value-type="string">
            <text:p>0.5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69.1" calcext:value-type="float">
            <text:p>69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4]/100" office:value-type="float" office:value="6" calcext:value-type="float">
            <text:p>6</text:p>
          </table:table-cell>
          <table:table-cell table:style-name="ce22" office:value-type="float" office:value="72.1" calcext:value-type="float">
            <text:p>72.1</text:p>
          </table:table-cell>
          <table:table-cell table:style-name="ce29" table:formula="of:=ROUND([.A4]/([.G4])*100/(1.732*0.415*[.D4]); 2)" office:value-type="float" office:value="0.66" calcext:value-type="float">
            <text:p>0.66</text:p>
          </table:table-cell>
          <table:table-cell table:formula="of:=[.A4]&amp;&quot;kW, &quot;&amp;[.B4]&amp;&quot;P, &quot;&amp;[.C4]" office:value-type="string" office:string-value="0.75kW, 2P, IE1" calcext:value-type="string">
            <text:p>0.75kW, 2P, IE1</text:p>
          </table:table-cell>
          <table:table-cell table:style-name="ce31" office:value-type="string" calcext:value-type="string">
            <text:p>0.7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2.1" calcext:value-type="float">
            <text:p>7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5]/100" office:value-type="float" office:value="6" calcext:value-type="float">
            <text:p>6</text:p>
          </table:table-cell>
          <table:table-cell table:style-name="ce22" office:value-type="float" office:value="75" calcext:value-type="float">
            <text:p>75</text:p>
          </table:table-cell>
          <table:table-cell table:style-name="ce29" table:formula="of:=ROUND([.A5]/([.G5])*100/(1.732*0.415*[.D5]); 2)" office:value-type="float" office:value="0.7" calcext:value-type="float">
            <text:p>0.70</text:p>
          </table:table-cell>
          <table:table-cell table:formula="of:=[.A5]&amp;&quot;kW, &quot;&amp;[.B5]&amp;&quot;P, &quot;&amp;[.C5]" office:value-type="string" office:string-value="1.1kW, 2P, IE1" calcext:value-type="string">
            <text:p>1.1kW, 2P, IE1</text:p>
          </table:table-cell>
          <table:table-cell table:style-name="ce31" office:value-type="string" calcext:value-type="string">
            <text:p>1.1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5" calcext:value-type="float">
            <text:p>7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6]/100" office:value-type="float" office:value="6" calcext:value-type="float">
            <text:p>6</text:p>
          </table:table-cell>
          <table:table-cell table:style-name="ce22" office:value-type="float" office:value="77.2" calcext:value-type="float">
            <text:p>77.2</text:p>
          </table:table-cell>
          <table:table-cell table:style-name="ce29" table:formula="of:=ROUND([.A6]/([.G6])*100/(1.732*0.415*[.D6]); 2)" office:value-type="float" office:value="0.71" calcext:value-type="float">
            <text:p>0.71</text:p>
          </table:table-cell>
          <table:table-cell table:formula="of:=[.A6]&amp;&quot;kW, &quot;&amp;[.B6]&amp;&quot;P, &quot;&amp;[.C6]" office:value-type="string" office:string-value="1.5kW, 2P, IE1" calcext:value-type="string">
            <text:p>1.5kW, 2P, IE1</text:p>
          </table:table-cell>
          <table:table-cell table:style-name="ce31" office:value-type="string" calcext:value-type="string">
            <text:p>1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7]/100" office:value-type="float" office:value="6.5" calcext:value-type="float">
            <text:p>6.5</text:p>
          </table:table-cell>
          <table:table-cell table:style-name="ce22" office:value-type="float" office:value="79.7" calcext:value-type="float">
            <text:p>79.7</text:p>
          </table:table-cell>
          <table:table-cell table:style-name="ce29" table:formula="of:=ROUND([.A7]/([.G7])*100/(1.732*0.415*[.D7]); 2)" office:value-type="float" office:value="0.75" calcext:value-type="float">
            <text:p>0.75</text:p>
          </table:table-cell>
          <table:table-cell table:formula="of:=[.A7]&amp;&quot;kW, &quot;&amp;[.B7]&amp;&quot;P, &quot;&amp;[.C7]" office:value-type="string" office:string-value="2.2kW, 2P, IE1" calcext:value-type="string">
            <text:p>2.2kW, 2P, IE1</text:p>
          </table:table-cell>
          <table:table-cell table:style-name="ce31" office:value-type="string" calcext:value-type="string">
            <text:p>2.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79.7" calcext:value-type="float">
            <text:p>79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8]/100" office:value-type="float" office:value="6.5" calcext:value-type="float">
            <text:p>6.5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8]/([.G8])*100/(1.732*0.415*[.D8]); 2)" office:value-type="float" office:value="0.77" calcext:value-type="float">
            <text:p>0.77</text:p>
          </table:table-cell>
          <table:table-cell table:formula="of:=[.A8]&amp;&quot;kW, &quot;&amp;[.B8]&amp;&quot;P, &quot;&amp;[.C8]" office:value-type="string" office:string-value="3.7kW, 2P, IE1" calcext:value-type="string">
            <text:p>3.7kW, 2P, IE1</text:p>
          </table:table-cell>
          <table:table-cell table:style-name="ce31" office:value-type="string" calcext:value-type="string">
            <text:p>3.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9]/100" office:value-type="float" office:value="6.5" calcext:value-type="float">
            <text:p>6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29" table:formula="of:=ROUND([.A9]/([.G9])*100/(1.732*0.415*[.D9]); 2)" office:value-type="float" office:value="0.79" calcext:value-type="float">
            <text:p>0.79</text:p>
          </table:table-cell>
          <table:table-cell table:formula="of:=[.A9]&amp;&quot;kW, &quot;&amp;[.B9]&amp;&quot;P, &quot;&amp;[.C9]" office:value-type="string" office:string-value="5.5kW, 2P, IE1" calcext:value-type="string">
            <text:p>5.5kW, 2P, IE1</text:p>
          </table:table-cell>
          <table:table-cell table:style-name="ce31" office:value-type="string" calcext:value-type="string">
            <text:p>5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0]/100" office:value-type="float" office:value="6.5" calcext:value-type="float">
            <text:p>6.5</text:p>
          </table:table-cell>
          <table:table-cell table:style-name="ce22" office:value-type="float" office:value="86" calcext:value-type="float">
            <text:p>86</text:p>
          </table:table-cell>
          <table:table-cell table:style-name="ce29" table:formula="of:=ROUND([.A10]/([.G10])*100/(1.732*0.415*[.D10]); 2)" office:value-type="float" office:value="0.79" calcext:value-type="float">
            <text:p>0.79</text:p>
          </table:table-cell>
          <table:table-cell table:formula="of:=[.A10]&amp;&quot;kW, &quot;&amp;[.B10]&amp;&quot;P, &quot;&amp;[.C10]" office:value-type="string" office:string-value="7.5kW, 2P, IE1" calcext:value-type="string">
            <text:p>7.5kW, 2P, IE1</text:p>
          </table:table-cell>
          <table:table-cell table:style-name="ce31" office:value-type="string" calcext:value-type="string">
            <text:p>7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6" calcext:value-type="float">
            <text:p>8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1]/100" office:value-type="float" office:value="6.5" calcext:value-type="float">
            <text:p>6.5</text:p>
          </table:table-cell>
          <table:table-cell table:style-name="ce22" office:value-type="float" office:value="87.6" calcext:value-type="float">
            <text:p>87.6</text:p>
          </table:table-cell>
          <table:table-cell table:style-name="ce29" table:formula="of:=ROUND([.A11]/([.G11])*100/(1.732*0.415*[.D11]); 2)" office:value-type="float" office:value="0.79" calcext:value-type="float">
            <text:p>0.79</text:p>
          </table:table-cell>
          <table:table-cell table:formula="of:=[.A11]&amp;&quot;kW, &quot;&amp;[.B11]&amp;&quot;P, &quot;&amp;[.C11]" office:value-type="string" office:string-value="11kW, 2P, IE1" calcext:value-type="string">
            <text:p>11kW, 2P, IE1</text:p>
          </table:table-cell>
          <table:table-cell table:style-name="ce31" office:value-type="string" calcext:value-type="string">
            <text:p>11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7.6" calcext:value-type="float">
            <text:p>87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2]/100" office:value-type="float" office:value="6.5" calcext:value-type="float">
            <text:p>6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12]/([.G12])*100/(1.732*0.415*[.D12]); 2)" office:value-type="float" office:value="0.78" calcext:value-type="float">
            <text:p>0.78</text:p>
          </table:table-cell>
          <table:table-cell table:formula="of:=[.A12]&amp;&quot;kW, &quot;&amp;[.B12]&amp;&quot;P, &quot;&amp;[.C12]" office:value-type="string" office:string-value="15kW, 2P, IE1" calcext:value-type="string">
            <text:p>15kW, 2P, IE1</text:p>
          </table:table-cell>
          <table:table-cell table:style-name="ce31" office:value-type="string" calcext:value-type="string">
            <text:p>1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]/100" office:value-type="float" office:value="6.5" calcext:value-type="float">
            <text:p>6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29" table:formula="of:=ROUND([.A13]/([.G13])*100/(1.732*0.415*[.D13]); 2)" office:value-type="float" office:value="0.8" calcext:value-type="float">
            <text:p>0.80</text:p>
          </table:table-cell>
          <table:table-cell table:formula="of:=[.A13]&amp;&quot;kW, &quot;&amp;[.B13]&amp;&quot;P, &quot;&amp;[.C13]" office:value-type="string" office:string-value="18.5kW, 2P, IE1" calcext:value-type="string">
            <text:p>18.5kW, 2P, IE1</text:p>
          </table:table-cell>
          <table:table-cell table:style-name="ce31" office:value-type="string" calcext:value-type="string">
            <text:p>18.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4]/100" office:value-type="float" office:value="6.5" calcext:value-type="float">
            <text:p>6.5</text:p>
          </table:table-cell>
          <table:table-cell table:style-name="ce22" office:value-type="float" office:value="89.9" calcext:value-type="float">
            <text:p>89.9</text:p>
          </table:table-cell>
          <table:table-cell table:style-name="ce29" table:formula="of:=ROUND([.A14]/([.G14])*100/(1.732*0.415*[.D14]); 2)" office:value-type="float" office:value="0.79" calcext:value-type="float">
            <text:p>0.79</text:p>
          </table:table-cell>
          <table:table-cell table:formula="of:=[.A14]&amp;&quot;kW, &quot;&amp;[.B14]&amp;&quot;P, &quot;&amp;[.C14]" office:value-type="string" office:string-value="22kW, 2P, IE1" calcext:value-type="string">
            <text:p>22kW, 2P, IE1</text:p>
          </table:table-cell>
          <table:table-cell table:style-name="ce31" office:value-type="string" calcext:value-type="string">
            <text:p>2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89.9" calcext:value-type="float">
            <text:p>89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5]/100" office:value-type="float" office:value="6.5" calcext:value-type="float">
            <text:p>6.5</text:p>
          </table:table-cell>
          <table:table-cell table:style-name="ce22" office:value-type="float" office:value="90.7" calcext:value-type="float">
            <text:p>90.7</text:p>
          </table:table-cell>
          <table:table-cell table:style-name="ce29" table:formula="of:=ROUND([.A15]/([.G15])*100/(1.732*0.415*[.D15]); 2)" office:value-type="float" office:value="0.82" calcext:value-type="float">
            <text:p>0.82</text:p>
          </table:table-cell>
          <table:table-cell table:formula="of:=[.A15]&amp;&quot;kW, &quot;&amp;[.B15]&amp;&quot;P, &quot;&amp;[.C15]" office:value-type="string" office:string-value="30kW, 2P, IE1" calcext:value-type="string">
            <text:p>30kW, 2P, IE1</text:p>
          </table:table-cell>
          <table:table-cell table:style-name="ce31" office:value-type="string" calcext:value-type="string">
            <text:p>3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0.7" calcext:value-type="float">
            <text:p>90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6]/100" office:value-type="float" office:value="6.5" calcext:value-type="float">
            <text:p>6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16]/([.G16])*100/(1.732*0.415*[.D16]); 2)" office:value-type="float" office:value="0.82" calcext:value-type="float">
            <text:p>0.82</text:p>
          </table:table-cell>
          <table:table-cell table:formula="of:=[.A16]&amp;&quot;kW, &quot;&amp;[.B16]&amp;&quot;P, &quot;&amp;[.C16]" office:value-type="string" office:string-value="37kW, 2P, IE1" calcext:value-type="string">
            <text:p>37kW, 2P, IE1</text:p>
          </table:table-cell>
          <table:table-cell table:style-name="ce31" office:value-type="string" calcext:value-type="string">
            <text:p>37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7]/100" office:value-type="float" office:value="6.5" calcext:value-type="float">
            <text:p>6.5</text:p>
          </table:table-cell>
          <table:table-cell table:style-name="ce22" office:value-type="float" office:value="91.7" calcext:value-type="float">
            <text:p>91.7</text:p>
          </table:table-cell>
          <table:table-cell table:style-name="ce29" table:formula="of:=ROUND([.A17]/([.G17])*100/(1.732*0.415*[.D17]); 2)" office:value-type="float" office:value="0.81" calcext:value-type="float">
            <text:p>0.81</text:p>
          </table:table-cell>
          <table:table-cell table:formula="of:=[.A17]&amp;&quot;kW, &quot;&amp;[.B17]&amp;&quot;P, &quot;&amp;[.C17]" office:value-type="string" office:string-value="45kW, 2P, IE1" calcext:value-type="string">
            <text:p>45kW, 2P, IE1</text:p>
          </table:table-cell>
          <table:table-cell table:style-name="ce31" office:value-type="string" calcext:value-type="string">
            <text:p>4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1.7" calcext:value-type="float">
            <text:p>91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8]/100" office:value-type="float" office:value="6.5" calcext:value-type="float">
            <text:p>6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18]/([.G18])*100/(1.732*0.415*[.D18]); 2)" office:value-type="float" office:value="0.84" calcext:value-type="float">
            <text:p>0.84</text:p>
          </table:table-cell>
          <table:table-cell table:formula="of:=[.A18]&amp;&quot;kW, &quot;&amp;[.B18]&amp;&quot;P, &quot;&amp;[.C18]" office:value-type="string" office:string-value="55kW, 2P, IE1" calcext:value-type="string">
            <text:p>55kW, 2P, IE1</text:p>
          </table:table-cell>
          <table:table-cell table:style-name="ce31" office:value-type="string" calcext:value-type="string">
            <text:p>5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9]/100" office:value-type="float" office:value="6.5" calcext:value-type="float">
            <text:p>6.5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19]/([.G19])*100/(1.732*0.415*[.D19]); 2)" office:value-type="float" office:value="0.84" calcext:value-type="float">
            <text:p>0.84</text:p>
          </table:table-cell>
          <table:table-cell table:formula="of:=[.A19]&amp;&quot;kW, &quot;&amp;[.B19]&amp;&quot;P, &quot;&amp;[.C19]" office:value-type="string" office:string-value="75kW, 2P, IE1" calcext:value-type="string">
            <text:p>75kW, 2P, IE1</text:p>
          </table:table-cell>
          <table:table-cell table:style-name="ce31" office:value-type="string" calcext:value-type="string">
            <text:p>7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0]/100" office:value-type="float" office:value="6.5" calcext:value-type="float">
            <text:p>6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20]/([.G20])*100/(1.732*0.415*[.D20]); 2)" office:value-type="float" office:value="0.82" calcext:value-type="float">
            <text:p>0.82</text:p>
          </table:table-cell>
          <table:table-cell table:formula="of:=[.A20]&amp;&quot;kW, &quot;&amp;[.B20]&amp;&quot;P, &quot;&amp;[.C20]" office:value-type="string" office:string-value="90kW, 2P, IE1" calcext:value-type="string">
            <text:p>90kW, 2P, IE1</text:p>
          </table:table-cell>
          <table:table-cell table:style-name="ce31" office:value-type="string" calcext:value-type="string">
            <text:p>9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1]/100" office:value-type="float" office:value="6.5" calcext:value-type="float">
            <text:p>6.5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21]/([.G21])*100/(1.732*0.415*[.D21]); 2)" office:value-type="float" office:value="0.8" calcext:value-type="float">
            <text:p>0.80</text:p>
          </table:table-cell>
          <table:table-cell table:formula="of:=[.A21]&amp;&quot;kW, &quot;&amp;[.B21]&amp;&quot;P, &quot;&amp;[.C21]" office:value-type="string" office:string-value="110kW, 2P, IE1" calcext:value-type="string">
            <text:p>110kW, 2P, IE1</text:p>
          </table:table-cell>
          <table:table-cell table:style-name="ce31" office:value-type="string" calcext:value-type="string">
            <text:p>11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2]/100" office:value-type="float" office:value="6.5" calcext:value-type="float">
            <text:p>6.5</text:p>
          </table:table-cell>
          <table:table-cell table:style-name="ce22" office:value-type="float" office:value="93.4" calcext:value-type="float">
            <text:p>93.4</text:p>
          </table:table-cell>
          <table:table-cell table:style-name="ce29" table:formula="of:=ROUND([.A22]/([.G22])*100/(1.732*0.415*[.D22]); 2)" office:value-type="float" office:value="0.8" calcext:value-type="float">
            <text:p>0.80</text:p>
          </table:table-cell>
          <table:table-cell table:formula="of:=[.A22]&amp;&quot;kW, &quot;&amp;[.B22]&amp;&quot;P, &quot;&amp;[.C22]" office:value-type="string" office:string-value="125kW, 2P, IE1" calcext:value-type="string">
            <text:p>125kW, 2P, IE1</text:p>
          </table:table-cell>
          <table:table-cell table:style-name="ce31" office:value-type="string" calcext:value-type="string">
            <text:p>12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3.4" calcext:value-type="float">
            <text:p>93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3]/100" office:value-type="float" office:value="6.5" calcext:value-type="float">
            <text:p>6.5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23]/([.G23])*100/(1.732*0.415*[.D23]); 2)" office:value-type="float" office:value="0.8" calcext:value-type="float">
            <text:p>0.80</text:p>
          </table:table-cell>
          <table:table-cell table:formula="of:=[.A23]&amp;&quot;kW, &quot;&amp;[.B23]&amp;&quot;P, &quot;&amp;[.C23]" office:value-type="string" office:string-value="132kW, 2P, IE1" calcext:value-type="string">
            <text:p>132kW, 2P, IE1</text:p>
          </table:table-cell>
          <table:table-cell table:style-name="ce31" office:value-type="string" calcext:value-type="string">
            <text:p>132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4]/100" office:value-type="float" office:value="6.5" calcext:value-type="float">
            <text:p>6.5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24]/([.G24])*100/(1.732*0.415*[.D24]); 2)" office:value-type="float" office:value="0.82" calcext:value-type="float">
            <text:p>0.82</text:p>
          </table:table-cell>
          <table:table-cell table:formula="of:=[.A24]&amp;&quot;kW, &quot;&amp;[.B24]&amp;&quot;P, &quot;&amp;[.C24]" office:value-type="string" office:string-value="160kW, 2P, IE1" calcext:value-type="string">
            <text:p>160kW, 2P, IE1</text:p>
          </table:table-cell>
          <table:table-cell table:style-name="ce31" office:value-type="string" calcext:value-type="string">
            <text:p>16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5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5]/([.G25])*100/(1.732*0.415*[.D25]); 2)" office:value-type="float" office:value="0.85" calcext:value-type="float">
            <text:p>0.85</text:p>
          </table:table-cell>
          <table:table-cell table:formula="of:=[.A25]&amp;&quot;kW, &quot;&amp;[.B25]&amp;&quot;P, &quot;&amp;[.C25]" office:value-type="string" office:string-value="200kW, 2P, IE1" calcext:value-type="string">
            <text:p>200kW, 2P, IE1</text:p>
          </table:table-cell>
          <table:table-cell table:style-name="ce31" office:value-type="string" calcext:value-type="string">
            <text:p>20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6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6]/([.G26])*100/(1.732*0.415*[.D26]); 2)" office:value-type="float" office:value="0.85" calcext:value-type="float">
            <text:p>0.85</text:p>
          </table:table-cell>
          <table:table-cell table:formula="of:=[.A26]&amp;&quot;kW, &quot;&amp;[.B26]&amp;&quot;P, &quot;&amp;[.C26]" office:value-type="string" office:string-value="250kW, 2P, IE1" calcext:value-type="string">
            <text:p>250kW, 2P, IE1</text:p>
          </table:table-cell>
          <table:table-cell table:style-name="ce31" office:value-type="string" calcext:value-type="string">
            <text:p>250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27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27]/([.G27])*100/(1.732*0.415*[.D27]); 2)" office:value-type="float" office:value="0.85" calcext:value-type="float">
            <text:p>0.85</text:p>
          </table:table-cell>
          <table:table-cell table:formula="of:=[.A27]&amp;&quot;kW, &quot;&amp;[.B27]&amp;&quot;P, &quot;&amp;[.C27]" office:value-type="string" office:string-value="315kW, 2P, IE1" calcext:value-type="string">
            <text:p>315kW, 2P, IE1</text:p>
          </table:table-cell>
          <table:table-cell table:style-name="ce31" office:value-type="string" calcext:value-type="string">
            <text:p>315kW, 2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28]/100" office:value-type="float" office:value="5.5" calcext:value-type="float">
            <text:p>5.5</text:p>
          </table:table-cell>
          <table:table-cell table:style-name="ce22" office:value-type="float" office:value="65.1" calcext:value-type="float">
            <text:p>65.1</text:p>
          </table:table-cell>
          <table:table-cell table:style-name="ce29" table:formula="of:=ROUND([.A28]/([.G28])*100/(1.732*0.415*[.D28]); 2)" office:value-type="float" office:value="0.56" calcext:value-type="float">
            <text:p>0.56</text:p>
          </table:table-cell>
          <table:table-cell table:formula="of:=[.A28]&amp;&quot;kW, &quot;&amp;[.B28]&amp;&quot;P, &quot;&amp;[.C28]" office:value-type="string" office:string-value="0.37kW, 4P, IE1" calcext:value-type="string">
            <text:p>0.37kW, 4P, IE1</text:p>
          </table:table-cell>
          <table:table-cell table:style-name="ce31" office:value-type="string" calcext:value-type="string">
            <text:p>0.3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65.1" calcext:value-type="float">
            <text:p>65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29]/100" office:value-type="float" office:value="5.5" calcext:value-type="float">
            <text:p>5.5</text:p>
          </table:table-cell>
          <table:table-cell table:style-name="ce22" office:value-type="float" office:value="69.1" calcext:value-type="float">
            <text:p>69.1</text:p>
          </table:table-cell>
          <table:table-cell table:style-name="ce29" table:formula="of:=ROUND([.A29]/([.G29])*100/(1.732*0.415*[.D29]); 2)" office:value-type="float" office:value="0.58" calcext:value-type="float">
            <text:p>0.58</text:p>
          </table:table-cell>
          <table:table-cell table:formula="of:=[.A29]&amp;&quot;kW, &quot;&amp;[.B29]&amp;&quot;P, &quot;&amp;[.C29]" office:value-type="string" office:string-value="0.55kW, 4P, IE1" calcext:value-type="string">
            <text:p>0.55kW, 4P, IE1</text:p>
          </table:table-cell>
          <table:table-cell table:style-name="ce31" office:value-type="string" calcext:value-type="string">
            <text:p>0.5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69.1" calcext:value-type="float">
            <text:p>69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0]/100" office:value-type="float" office:value="5.5" calcext:value-type="float">
            <text:p>5.5</text:p>
          </table:table-cell>
          <table:table-cell table:style-name="ce22" office:value-type="float" office:value="72.1" calcext:value-type="float">
            <text:p>72.1</text:p>
          </table:table-cell>
          <table:table-cell table:style-name="ce29" table:formula="of:=ROUND([.A30]/([.G30])*100/(1.732*0.415*[.D30]); 2)" office:value-type="float" office:value="0.63" calcext:value-type="float">
            <text:p>0.63</text:p>
          </table:table-cell>
          <table:table-cell table:formula="of:=[.A30]&amp;&quot;kW, &quot;&amp;[.B30]&amp;&quot;P, &quot;&amp;[.C30]" office:value-type="string" office:string-value="0.75kW, 4P, IE1" calcext:value-type="string">
            <text:p>0.75kW, 4P, IE1</text:p>
          </table:table-cell>
          <table:table-cell table:style-name="ce31" office:value-type="string" calcext:value-type="string">
            <text:p>0.7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2.1" calcext:value-type="float">
            <text:p>72.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1]/100" office:value-type="float" office:value="5.5" calcext:value-type="float">
            <text:p>5.5</text:p>
          </table:table-cell>
          <table:table-cell table:style-name="ce22" office:value-type="float" office:value="75" calcext:value-type="float">
            <text:p>75</text:p>
          </table:table-cell>
          <table:table-cell table:style-name="ce29" table:formula="of:=ROUND([.A31]/([.G31])*100/(1.732*0.415*[.D31]); 2)" office:value-type="float" office:value="0.64" calcext:value-type="float">
            <text:p>0.64</text:p>
          </table:table-cell>
          <table:table-cell table:formula="of:=[.A31]&amp;&quot;kW, &quot;&amp;[.B31]&amp;&quot;P, &quot;&amp;[.C31]" office:value-type="string" office:string-value="1.1kW, 4P, IE1" calcext:value-type="string">
            <text:p>1.1kW, 4P, IE1</text:p>
          </table:table-cell>
          <table:table-cell table:style-name="ce31" office:value-type="string" calcext:value-type="string">
            <text:p>1.1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5" calcext:value-type="float">
            <text:p>7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50" calcext:value-type="float">
            <text:p>550</text:p>
          </table:table-cell>
          <table:table-cell table:style-name="ce22" table:formula="of:=[.E32]/100" office:value-type="float" office:value="5.5" calcext:value-type="float">
            <text:p>5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29" table:formula="of:=ROUND([.A32]/([.G32])*100/(1.732*0.415*[.D32]); 2)" office:value-type="float" office:value="0.68" calcext:value-type="float">
            <text:p>0.68</text:p>
          </table:table-cell>
          <table:table-cell table:formula="of:=[.A32]&amp;&quot;kW, &quot;&amp;[.B32]&amp;&quot;P, &quot;&amp;[.C32]" office:value-type="string" office:string-value="1.5kW, 4P, IE1" calcext:value-type="string">
            <text:p>1.5kW, 4P, IE1</text:p>
          </table:table-cell>
          <table:table-cell table:style-name="ce31" office:value-type="string" calcext:value-type="string">
            <text:p>1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77.2" calcext:value-type="float">
            <text:p>77.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3]/100" office:value-type="float" office:value="6.5" calcext:value-type="float">
            <text:p>6.5</text:p>
          </table:table-cell>
          <table:table-cell table:style-name="ce22" office:value-type="float" office:value="79.7" calcext:value-type="float">
            <text:p>79.7</text:p>
          </table:table-cell>
          <table:table-cell table:style-name="ce29" table:formula="of:=ROUND([.A33]/([.G33])*100/(1.732*0.415*[.D33]); 2)" office:value-type="float" office:value="0.7" calcext:value-type="float">
            <text:p>0.70</text:p>
          </table:table-cell>
          <table:table-cell table:formula="of:=[.A33]&amp;&quot;kW, &quot;&amp;[.B33]&amp;&quot;P, &quot;&amp;[.C33]" office:value-type="string" office:string-value="2.2kW, 4P, IE1" calcext:value-type="string">
            <text:p>2.2kW, 4P, IE1</text:p>
          </table:table-cell>
          <table:table-cell table:style-name="ce31" office:value-type="string" calcext:value-type="string">
            <text:p>2.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79.7" calcext:value-type="float">
            <text:p>79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4]/100" office:value-type="float" office:value="6.5" calcext:value-type="float">
            <text:p>6.5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34]/([.G34])*100/(1.732*0.415*[.D34]); 2)" office:value-type="float" office:value="0.71" calcext:value-type="float">
            <text:p>0.71</text:p>
          </table:table-cell>
          <table:table-cell table:formula="of:=[.A34]&amp;&quot;kW, &quot;&amp;[.B34]&amp;&quot;P, &quot;&amp;[.C34]" office:value-type="string" office:string-value="3.7kW, 4P, IE1" calcext:value-type="string">
            <text:p>3.7kW, 4P, IE1</text:p>
          </table:table-cell>
          <table:table-cell table:style-name="ce31" office:value-type="string" calcext:value-type="string">
            <text:p>3.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5]/100" office:value-type="float" office:value="6.5" calcext:value-type="float">
            <text:p>6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29" table:formula="of:=ROUND([.A35]/([.G35])*100/(1.732*0.415*[.D35]); 2)" office:value-type="float" office:value="0.71" calcext:value-type="float">
            <text:p>0.71</text:p>
          </table:table-cell>
          <table:table-cell table:formula="of:=[.A35]&amp;&quot;kW, &quot;&amp;[.B35]&amp;&quot;P, &quot;&amp;[.C35]" office:value-type="string" office:string-value="5.5kW, 4P, IE1" calcext:value-type="string">
            <text:p>5.5kW, 4P, IE1</text:p>
          </table:table-cell>
          <table:table-cell table:style-name="ce31" office:value-type="string" calcext:value-type="string">
            <text:p>5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4.7" calcext:value-type="float">
            <text:p>84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6]/100" office:value-type="float" office:value="6.5" calcext:value-type="float">
            <text:p>6.5</text:p>
          </table:table-cell>
          <table:table-cell table:style-name="ce22" office:value-type="float" office:value="86" calcext:value-type="float">
            <text:p>86</text:p>
          </table:table-cell>
          <table:table-cell table:style-name="ce29" table:formula="of:=ROUND([.A36]/([.G36])*100/(1.732*0.415*[.D36]); 2)" office:value-type="float" office:value="0.73" calcext:value-type="float">
            <text:p>0.73</text:p>
          </table:table-cell>
          <table:table-cell table:formula="of:=[.A36]&amp;&quot;kW, &quot;&amp;[.B36]&amp;&quot;P, &quot;&amp;[.C36]" office:value-type="string" office:string-value="7.5kW, 4P, IE1" calcext:value-type="string">
            <text:p>7.5kW, 4P, IE1</text:p>
          </table:table-cell>
          <table:table-cell table:style-name="ce31" office:value-type="string" calcext:value-type="string">
            <text:p>7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6" calcext:value-type="float">
            <text:p>8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7]/100" office:value-type="float" office:value="6.5" calcext:value-type="float">
            <text:p>6.5</text:p>
          </table:table-cell>
          <table:table-cell table:style-name="ce22" office:value-type="float" office:value="87.6" calcext:value-type="float">
            <text:p>87.6</text:p>
          </table:table-cell>
          <table:table-cell table:style-name="ce29" table:formula="of:=ROUND([.A37]/([.G37])*100/(1.732*0.415*[.D37]); 2)" office:value-type="float" office:value="0.76" calcext:value-type="float">
            <text:p>0.76</text:p>
          </table:table-cell>
          <table:table-cell table:formula="of:=[.A37]&amp;&quot;kW, &quot;&amp;[.B37]&amp;&quot;P, &quot;&amp;[.C37]" office:value-type="string" office:string-value="11kW, 4P, IE1" calcext:value-type="string">
            <text:p>11kW, 4P, IE1</text:p>
          </table:table-cell>
          <table:table-cell table:style-name="ce31" office:value-type="string" calcext:value-type="string">
            <text:p>11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7.6" calcext:value-type="float">
            <text:p>87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8]/100" office:value-type="float" office:value="6.5" calcext:value-type="float">
            <text:p>6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38]/([.G38])*100/(1.732*0.415*[.D38]); 2)" office:value-type="float" office:value="0.77" calcext:value-type="float">
            <text:p>0.77</text:p>
          </table:table-cell>
          <table:table-cell table:formula="of:=[.A38]&amp;&quot;kW, &quot;&amp;[.B38]&amp;&quot;P, &quot;&amp;[.C38]" office:value-type="string" office:string-value="15kW, 4P, IE1" calcext:value-type="string">
            <text:p>15kW, 4P, IE1</text:p>
          </table:table-cell>
          <table:table-cell table:style-name="ce31" office:value-type="string" calcext:value-type="string">
            <text:p>1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39]/100" office:value-type="float" office:value="6.5" calcext:value-type="float">
            <text:p>6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29" table:formula="of:=ROUND([.A39]/([.G39])*100/(1.732*0.415*[.D39]); 2)" office:value-type="float" office:value="0.77" calcext:value-type="float">
            <text:p>0.77</text:p>
          </table:table-cell>
          <table:table-cell table:formula="of:=[.A39]&amp;&quot;kW, &quot;&amp;[.B39]&amp;&quot;P, &quot;&amp;[.C39]" office:value-type="string" office:string-value="18.5kW, 4P, IE1" calcext:value-type="string">
            <text:p>18.5kW, 4P, IE1</text:p>
          </table:table-cell>
          <table:table-cell table:style-name="ce31" office:value-type="string" calcext:value-type="string">
            <text:p>18.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89.3" calcext:value-type="float">
            <text:p>89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0]/100" office:value-type="float" office:value="6.5" calcext:value-type="float">
            <text:p>6.5</text:p>
          </table:table-cell>
          <table:table-cell table:style-name="ce22" office:value-type="float" office:value="89.9" calcext:value-type="float">
            <text:p>89.9</text:p>
          </table:table-cell>
          <table:table-cell table:style-name="ce29" table:formula="of:=ROUND([.A40]/([.G40])*100/(1.732*0.415*[.D40]); 2)" office:value-type="float" office:value="0.77" calcext:value-type="float">
            <text:p>0.77</text:p>
          </table:table-cell>
          <table:table-cell table:formula="of:=[.A40]&amp;&quot;kW, &quot;&amp;[.B40]&amp;&quot;P, &quot;&amp;[.C40]" office:value-type="string" office:string-value="22kW, 4P, IE1" calcext:value-type="string">
            <text:p>22kW, 4P, IE1</text:p>
          </table:table-cell>
          <table:table-cell table:style-name="ce31" office:value-type="string" calcext:value-type="string">
            <text:p>2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89.9" calcext:value-type="float">
            <text:p>89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1]/100" office:value-type="float" office:value="6.5" calcext:value-type="float">
            <text:p>6.5</text:p>
          </table:table-cell>
          <table:table-cell table:style-name="ce22" office:value-type="float" office:value="90.7" calcext:value-type="float">
            <text:p>90.7</text:p>
          </table:table-cell>
          <table:table-cell table:style-name="ce29" table:formula="of:=ROUND([.A41]/([.G41])*100/(1.732*0.415*[.D41]); 2)" office:value-type="float" office:value="0.78" calcext:value-type="float">
            <text:p>0.78</text:p>
          </table:table-cell>
          <table:table-cell table:formula="of:=[.A41]&amp;&quot;kW, &quot;&amp;[.B41]&amp;&quot;P, &quot;&amp;[.C41]" office:value-type="string" office:string-value="30kW, 4P, IE1" calcext:value-type="string">
            <text:p>30kW, 4P, IE1</text:p>
          </table:table-cell>
          <table:table-cell table:style-name="ce31" office:value-type="string" calcext:value-type="string">
            <text:p>3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0.7" calcext:value-type="float">
            <text:p>90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2]/100" office:value-type="float" office:value="6.5" calcext:value-type="float">
            <text:p>6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42]/([.G42])*100/(1.732*0.415*[.D42]); 2)" office:value-type="float" office:value="0.78" calcext:value-type="float">
            <text:p>0.78</text:p>
          </table:table-cell>
          <table:table-cell table:formula="of:=[.A42]&amp;&quot;kW, &quot;&amp;[.B42]&amp;&quot;P, &quot;&amp;[.C42]" office:value-type="string" office:string-value="37kW, 4P, IE1" calcext:value-type="string">
            <text:p>37kW, 4P, IE1</text:p>
          </table:table-cell>
          <table:table-cell table:style-name="ce31" office:value-type="string" calcext:value-type="string">
            <text:p>37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3]/100" office:value-type="float" office:value="6.5" calcext:value-type="float">
            <text:p>6.5</text:p>
          </table:table-cell>
          <table:table-cell table:style-name="ce22" office:value-type="float" office:value="91.7" calcext:value-type="float">
            <text:p>91.7</text:p>
          </table:table-cell>
          <table:table-cell table:style-name="ce29" table:formula="of:=ROUND([.A43]/([.G43])*100/(1.732*0.415*[.D43]); 2)" office:value-type="float" office:value="0.78" calcext:value-type="float">
            <text:p>0.78</text:p>
          </table:table-cell>
          <table:table-cell table:formula="of:=[.A43]&amp;&quot;kW, &quot;&amp;[.B43]&amp;&quot;P, &quot;&amp;[.C43]" office:value-type="string" office:string-value="45kW, 4P, IE1" calcext:value-type="string">
            <text:p>45kW, 4P, IE1</text:p>
          </table:table-cell>
          <table:table-cell table:style-name="ce31" office:value-type="string" calcext:value-type="string">
            <text:p>4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1.7" calcext:value-type="float">
            <text:p>91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4]/100" office:value-type="float" office:value="6.5" calcext:value-type="float">
            <text:p>6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44]/([.G44])*100/(1.732*0.415*[.D44]); 2)" office:value-type="float" office:value="0.78" calcext:value-type="float">
            <text:p>0.78</text:p>
          </table:table-cell>
          <table:table-cell table:formula="of:=[.A44]&amp;&quot;kW, &quot;&amp;[.B44]&amp;&quot;P, &quot;&amp;[.C44]" office:value-type="string" office:string-value="55kW, 4P, IE1" calcext:value-type="string">
            <text:p>55kW, 4P, IE1</text:p>
          </table:table-cell>
          <table:table-cell table:style-name="ce31" office:value-type="string" calcext:value-type="string">
            <text:p>5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5]/100" office:value-type="float" office:value="6.5" calcext:value-type="float">
            <text:p>6.5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45]/([.G45])*100/(1.732*0.415*[.D45]); 2)" office:value-type="float" office:value="0.78" calcext:value-type="float">
            <text:p>0.78</text:p>
          </table:table-cell>
          <table:table-cell table:formula="of:=[.A45]&amp;&quot;kW, &quot;&amp;[.B45]&amp;&quot;P, &quot;&amp;[.C45]" office:value-type="string" office:string-value="75kW, 4P, IE1" calcext:value-type="string">
            <text:p>75kW, 4P, IE1</text:p>
          </table:table-cell>
          <table:table-cell table:style-name="ce31" office:value-type="string" calcext:value-type="string">
            <text:p>7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6]/100" office:value-type="float" office:value="6.5" calcext:value-type="float">
            <text:p>6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46]/([.G46])*100/(1.732*0.415*[.D46]); 2)" office:value-type="float" office:value="0.77" calcext:value-type="float">
            <text:p>0.77</text:p>
          </table:table-cell>
          <table:table-cell table:formula="of:=[.A46]&amp;&quot;kW, &quot;&amp;[.B46]&amp;&quot;P, &quot;&amp;[.C46]" office:value-type="string" office:string-value="90kW, 4P, IE1" calcext:value-type="string">
            <text:p>90kW, 4P, IE1</text:p>
          </table:table-cell>
          <table:table-cell table:style-name="ce31" office:value-type="string" calcext:value-type="string">
            <text:p>9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7]/100" office:value-type="float" office:value="6.5" calcext:value-type="float">
            <text:p>6.5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47]/([.G47])*100/(1.732*0.415*[.D47]); 2)" office:value-type="float" office:value="0.77" calcext:value-type="float">
            <text:p>0.77</text:p>
          </table:table-cell>
          <table:table-cell table:formula="of:=[.A47]&amp;&quot;kW, &quot;&amp;[.B47]&amp;&quot;P, &quot;&amp;[.C47]" office:value-type="string" office:string-value="110kW, 4P, IE1" calcext:value-type="string">
            <text:p>110kW, 4P, IE1</text:p>
          </table:table-cell>
          <table:table-cell table:style-name="ce31" office:value-type="string" calcext:value-type="string">
            <text:p>11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8]/100" office:value-type="float" office:value="6.5" calcext:value-type="float">
            <text:p>6.5</text:p>
          </table:table-cell>
          <table:table-cell table:style-name="ce22" office:value-type="float" office:value="93.4" calcext:value-type="float">
            <text:p>93.4</text:p>
          </table:table-cell>
          <table:table-cell table:style-name="ce29" table:formula="of:=ROUND([.A48]/([.G48])*100/(1.732*0.415*[.D48]); 2)" office:value-type="float" office:value="0.76" calcext:value-type="float">
            <text:p>0.76</text:p>
          </table:table-cell>
          <table:table-cell table:formula="of:=[.A48]&amp;&quot;kW, &quot;&amp;[.B48]&amp;&quot;P, &quot;&amp;[.C48]" office:value-type="string" office:string-value="125kW, 4P, IE1" calcext:value-type="string">
            <text:p>125kW, 4P, IE1</text:p>
          </table:table-cell>
          <table:table-cell table:style-name="ce31" office:value-type="string" calcext:value-type="string">
            <text:p>12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3.4" calcext:value-type="float">
            <text:p>93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49]/100" office:value-type="float" office:value="6.5" calcext:value-type="float">
            <text:p>6.5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49]/([.G49])*100/(1.732*0.415*[.D49]); 2)" office:value-type="float" office:value="0.76" calcext:value-type="float">
            <text:p>0.76</text:p>
          </table:table-cell>
          <table:table-cell table:formula="of:=[.A49]&amp;&quot;kW, &quot;&amp;[.B49]&amp;&quot;P, &quot;&amp;[.C49]" office:value-type="string" office:string-value="132kW, 4P, IE1" calcext:value-type="string">
            <text:p>132kW, 4P, IE1</text:p>
          </table:table-cell>
          <table:table-cell table:style-name="ce31" office:value-type="string" calcext:value-type="string">
            <text:p>132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0]/100" office:value-type="float" office:value="6.5" calcext:value-type="float">
            <text:p>6.5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50]/([.G50])*100/(1.732*0.415*[.D50]); 2)" office:value-type="float" office:value="0.75" calcext:value-type="float">
            <text:p>0.75</text:p>
          </table:table-cell>
          <table:table-cell table:formula="of:=[.A50]&amp;&quot;kW, &quot;&amp;[.B50]&amp;&quot;P, &quot;&amp;[.C50]" office:value-type="string" office:string-value="160kW, 4P, IE1" calcext:value-type="string">
            <text:p>160kW, 4P, IE1</text:p>
          </table:table-cell>
          <table:table-cell table:style-name="ce31" office:value-type="string" calcext:value-type="string">
            <text:p>16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1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1]/([.G51])*100/(1.732*0.415*[.D51]); 2)" office:value-type="float" office:value="0.8" calcext:value-type="float">
            <text:p>0.80</text:p>
          </table:table-cell>
          <table:table-cell table:formula="of:=[.A51]&amp;&quot;kW, &quot;&amp;[.B51]&amp;&quot;P, &quot;&amp;[.C51]" office:value-type="string" office:string-value="200kW, 4P, IE1" calcext:value-type="string">
            <text:p>200kW, 4P, IE1</text:p>
          </table:table-cell>
          <table:table-cell table:style-name="ce31" office:value-type="string" calcext:value-type="string">
            <text:p>20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2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2]/([.G52])*100/(1.732*0.415*[.D52]); 2)" office:value-type="float" office:value="0.8" calcext:value-type="float">
            <text:p>0.80</text:p>
          </table:table-cell>
          <table:table-cell table:formula="of:=[.A52]&amp;&quot;kW, &quot;&amp;[.B52]&amp;&quot;P, &quot;&amp;[.C52]" office:value-type="string" office:string-value="250kW, 4P, IE1" calcext:value-type="string">
            <text:p>250kW, 4P, IE1</text:p>
          </table:table-cell>
          <table:table-cell table:style-name="ce31" office:value-type="string" calcext:value-type="string">
            <text:p>250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3]/100" office:value-type="float" office:value="6.5" calcext:value-type="float">
            <text:p>6.5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53]/([.G53])*100/(1.732*0.415*[.D53]); 2)" office:value-type="float" office:value="0.8" calcext:value-type="float">
            <text:p>0.80</text:p>
          </table:table-cell>
          <table:table-cell table:formula="of:=[.A53]&amp;&quot;kW, &quot;&amp;[.B53]&amp;&quot;P, &quot;&amp;[.C53]" office:value-type="string" office:string-value="315kW, 4P, IE1" calcext:value-type="string">
            <text:p>315kW, 4P, IE1</text:p>
          </table:table-cell>
          <table:table-cell table:style-name="ce31" office:value-type="string" calcext:value-type="string">
            <text:p>315kW, 4P, IE1</text:p>
          </table:table-cell>
          <table:table-cell table:style-name="ce31" office:value-type="string" calcext:value-type="string">
            <text:p>IE1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4]/100" office:value-type="float" office:value="6.5" calcext:value-type="float">
            <text:p>6.5</text:p>
          </table:table-cell>
          <table:table-cell table:style-name="ce22" office:value-type="float" office:value="72.2" calcext:value-type="float">
            <text:p>72.2</text:p>
          </table:table-cell>
          <table:table-cell table:style-name="ce29" table:formula="of:=ROUND([.A54]/([.G54])*100/(1.732*0.415*[.D54]); 2)" office:value-type="float" office:value="0.51" calcext:value-type="float">
            <text:p>0.51</text:p>
          </table:table-cell>
          <table:table-cell table:formula="of:=[.A54]&amp;&quot;kW, &quot;&amp;[.B54]&amp;&quot;P, &quot;&amp;[.C54]" office:value-type="string" office:string-value="0.37kW, 2P, IE2" calcext:value-type="string">
            <text:p>0.37kW, 2P, IE2</text:p>
          </table:table-cell>
          <table:table-cell table:style-name="ce31" office:value-type="string" calcext:value-type="string">
            <text:p>0.3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2.2" calcext:value-type="float">
            <text:p>72.2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5]/100" office:value-type="float" office:value="6.5" calcext:value-type="float">
            <text:p>6.5</text:p>
          </table:table-cell>
          <table:table-cell table:style-name="ce22" office:value-type="float" office:value="74.8" calcext:value-type="float">
            <text:p>74.8</text:p>
          </table:table-cell>
          <table:table-cell table:style-name="ce29" table:formula="of:=ROUND([.A55]/([.G55])*100/(1.732*0.415*[.D55]); 2)" office:value-type="float" office:value="0.6" calcext:value-type="float">
            <text:p>0.60</text:p>
          </table:table-cell>
          <table:table-cell table:formula="of:=[.A55]&amp;&quot;kW, &quot;&amp;[.B55]&amp;&quot;P, &quot;&amp;[.C55]" office:value-type="string" office:string-value="0.55kW, 2P, IE2" calcext:value-type="string">
            <text:p>0.55kW, 2P, IE2</text:p>
          </table:table-cell>
          <table:table-cell table:style-name="ce31" office:value-type="string" calcext:value-type="string">
            <text:p>0.5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4.8" calcext:value-type="float">
            <text:p>74.8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6]/100" office:value-type="float" office:value="6.5" calcext:value-type="float">
            <text:p>6.5</text:p>
          </table:table-cell>
          <table:table-cell table:style-name="ce22" office:value-type="float" office:value="77.4" calcext:value-type="float">
            <text:p>77.4</text:p>
          </table:table-cell>
          <table:table-cell table:style-name="ce29" table:formula="of:=ROUND([.A56]/([.G56])*100/(1.732*0.415*[.D56]); 2)" office:value-type="float" office:value="0.61" calcext:value-type="float">
            <text:p>0.61</text:p>
          </table:table-cell>
          <table:table-cell table:formula="of:=[.A56]&amp;&quot;kW, &quot;&amp;[.B56]&amp;&quot;P, &quot;&amp;[.C56]" office:value-type="string" office:string-value="0.75kW, 2P, IE2" calcext:value-type="string">
            <text:p>0.75kW, 2P, IE2</text:p>
          </table:table-cell>
          <table:table-cell table:style-name="ce31" office:value-type="string" calcext:value-type="string">
            <text:p>0.7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7.4" calcext:value-type="float">
            <text:p>77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7]/100" office:value-type="float" office:value="6.5" calcext:value-type="float">
            <text:p>6.5</text:p>
          </table:table-cell>
          <table:table-cell table:style-name="ce22" office:value-type="float" office:value="79.6" calcext:value-type="float">
            <text:p>79.6</text:p>
          </table:table-cell>
          <table:table-cell table:style-name="ce29" table:formula="of:=ROUND([.A57]/([.G57])*100/(1.732*0.415*[.D57]); 2)" office:value-type="float" office:value="0.66" calcext:value-type="float">
            <text:p>0.66</text:p>
          </table:table-cell>
          <table:table-cell table:formula="of:=[.A57]&amp;&quot;kW, &quot;&amp;[.B57]&amp;&quot;P, &quot;&amp;[.C57]" office:value-type="string" office:string-value="1.1kW, 2P, IE2" calcext:value-type="string">
            <text:p>1.1kW, 2P, IE2</text:p>
          </table:table-cell>
          <table:table-cell table:style-name="ce31" office:value-type="string" calcext:value-type="string">
            <text:p>1.1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79.6" calcext:value-type="float">
            <text:p>79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58]/100" office:value-type="float" office:value="6.5" calcext:value-type="float">
            <text:p>6.5</text:p>
          </table:table-cell>
          <table:table-cell table:style-name="ce22" office:value-type="float" office:value="81.3" calcext:value-type="float">
            <text:p>81.3</text:p>
          </table:table-cell>
          <table:table-cell table:style-name="ce29" table:formula="of:=ROUND([.A58]/([.G58])*100/(1.732*0.415*[.D58]); 2)" office:value-type="float" office:value="0.68" calcext:value-type="float">
            <text:p>0.68</text:p>
          </table:table-cell>
          <table:table-cell table:formula="of:=[.A58]&amp;&quot;kW, &quot;&amp;[.B58]&amp;&quot;P, &quot;&amp;[.C58]" office:value-type="string" office:string-value="1.5kW, 2P, IE2" calcext:value-type="string">
            <text:p>1.5kW, 2P, IE2</text:p>
          </table:table-cell>
          <table:table-cell table:style-name="ce31" office:value-type="string" calcext:value-type="string">
            <text:p>1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1.3" calcext:value-type="float">
            <text:p>81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59]/100" office:value-type="float" office:value="7" calcext:value-type="float">
            <text:p>7</text:p>
          </table:table-cell>
          <table:table-cell table:style-name="ce22" office:value-type="float" office:value="83.2" calcext:value-type="float">
            <text:p>83.2</text:p>
          </table:table-cell>
          <table:table-cell table:style-name="ce29" table:formula="of:=ROUND([.A59]/([.G59])*100/(1.732*0.415*[.D59]); 2)" office:value-type="float" office:value="0.72" calcext:value-type="float">
            <text:p>0.72</text:p>
          </table:table-cell>
          <table:table-cell table:formula="of:=[.A59]&amp;&quot;kW, &quot;&amp;[.B59]&amp;&quot;P, &quot;&amp;[.C59]" office:value-type="string" office:string-value="2.2kW, 2P, IE2" calcext:value-type="string">
            <text:p>2.2kW, 2P, IE2</text:p>
          </table:table-cell>
          <table:table-cell table:style-name="ce31" office:value-type="string" calcext:value-type="string">
            <text:p>2.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3.2" calcext:value-type="float">
            <text:p>83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0]/100" office:value-type="float" office:value="7" calcext:value-type="float">
            <text:p>7</text:p>
          </table:table-cell>
          <table:table-cell table:style-name="ce22" office:value-type="float" office:value="85.5" calcext:value-type="float">
            <text:p>85.5</text:p>
          </table:table-cell>
          <table:table-cell table:style-name="ce29" table:formula="of:=ROUND([.A60]/([.G60])*100/(1.732*0.415*[.D60]); 2)" office:value-type="float" office:value="0.74" calcext:value-type="float">
            <text:p>0.74</text:p>
          </table:table-cell>
          <table:table-cell table:formula="of:=[.A60]&amp;&quot;kW, &quot;&amp;[.B60]&amp;&quot;P, &quot;&amp;[.C60]" office:value-type="string" office:string-value="3.7kW, 2P, IE2" calcext:value-type="string">
            <text:p>3.7kW, 2P, IE2</text:p>
          </table:table-cell>
          <table:table-cell table:style-name="ce31" office:value-type="string" calcext:value-type="string">
            <text:p>3.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5.5" calcext:value-type="float">
            <text:p>85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1]/100" office:value-type="float" office:value="7" calcext:value-type="float">
            <text:p>7</text:p>
          </table:table-cell>
          <table:table-cell table:style-name="ce22" office:value-type="float" office:value="87" calcext:value-type="float">
            <text:p>87</text:p>
          </table:table-cell>
          <table:table-cell table:style-name="ce29" table:formula="of:=ROUND([.A61]/([.G61])*100/(1.732*0.415*[.D61]); 2)" office:value-type="float" office:value="0.77" calcext:value-type="float">
            <text:p>0.77</text:p>
          </table:table-cell>
          <table:table-cell table:formula="of:=[.A61]&amp;&quot;kW, &quot;&amp;[.B61]&amp;&quot;P, &quot;&amp;[.C61]" office:value-type="string" office:string-value="5.5kW, 2P, IE2" calcext:value-type="string">
            <text:p>5.5kW, 2P, IE2</text:p>
          </table:table-cell>
          <table:table-cell table:style-name="ce31" office:value-type="string" calcext:value-type="string">
            <text:p>5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7" calcext:value-type="float">
            <text:p>8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2]/100" office:value-type="float" office:value="7" calcext:value-type="float">
            <text:p>7</text:p>
          </table:table-cell>
          <table:table-cell table:style-name="ce22" office:value-type="float" office:value="88.1" calcext:value-type="float">
            <text:p>88.1</text:p>
          </table:table-cell>
          <table:table-cell table:style-name="ce29" table:formula="of:=ROUND([.A62]/([.G62])*100/(1.732*0.415*[.D62]); 2)" office:value-type="float" office:value="0.77" calcext:value-type="float">
            <text:p>0.77</text:p>
          </table:table-cell>
          <table:table-cell table:formula="of:=[.A62]&amp;&quot;kW, &quot;&amp;[.B62]&amp;&quot;P, &quot;&amp;[.C62]" office:value-type="string" office:string-value="7.5kW, 2P, IE2" calcext:value-type="string">
            <text:p>7.5kW, 2P, IE2</text:p>
          </table:table-cell>
          <table:table-cell table:style-name="ce31" office:value-type="string" calcext:value-type="string">
            <text:p>7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8.1" calcext:value-type="float">
            <text:p>88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3]/100" office:value-type="float" office:value="7" calcext:value-type="float">
            <text:p>7</text:p>
          </table:table-cell>
          <table:table-cell table:style-name="ce22" office:value-type="float" office:value="89.4" calcext:value-type="float">
            <text:p>89.4</text:p>
          </table:table-cell>
          <table:table-cell table:style-name="ce29" table:formula="of:=ROUND([.A63]/([.G63])*100/(1.732*0.415*[.D63]); 2)" office:value-type="float" office:value="0.78" calcext:value-type="float">
            <text:p>0.78</text:p>
          </table:table-cell>
          <table:table-cell table:formula="of:=[.A63]&amp;&quot;kW, &quot;&amp;[.B63]&amp;&quot;P, &quot;&amp;[.C63]" office:value-type="string" office:string-value="11kW, 2P, IE2" calcext:value-type="string">
            <text:p>11kW, 2P, IE2</text:p>
          </table:table-cell>
          <table:table-cell table:style-name="ce31" office:value-type="string" calcext:value-type="string">
            <text:p>11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9.4" calcext:value-type="float">
            <text:p>89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4]/100" office:value-type="float" office:value="7" calcext:value-type="float">
            <text:p>7</text:p>
          </table:table-cell>
          <table:table-cell table:style-name="ce22" office:value-type="float" office:value="90.3" calcext:value-type="float">
            <text:p>90.3</text:p>
          </table:table-cell>
          <table:table-cell table:style-name="ce29" table:formula="of:=ROUND([.A64]/([.G64])*100/(1.732*0.415*[.D64]); 2)" office:value-type="float" office:value="0.77" calcext:value-type="float">
            <text:p>0.77</text:p>
          </table:table-cell>
          <table:table-cell table:formula="of:=[.A64]&amp;&quot;kW, &quot;&amp;[.B64]&amp;&quot;P, &quot;&amp;[.C64]" office:value-type="string" office:string-value="15kW, 2P, IE2" calcext:value-type="string">
            <text:p>15kW, 2P, IE2</text:p>
          </table:table-cell>
          <table:table-cell table:style-name="ce31" office:value-type="string" calcext:value-type="string">
            <text:p>1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0.3" calcext:value-type="float">
            <text:p>90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5]/100" office:value-type="float" office:value="7" calcext:value-type="float">
            <text:p>7</text:p>
          </table:table-cell>
          <table:table-cell table:style-name="ce22" office:value-type="float" office:value="90.9" calcext:value-type="float">
            <text:p>90.9</text:p>
          </table:table-cell>
          <table:table-cell table:style-name="ce29" table:formula="of:=ROUND([.A65]/([.G65])*100/(1.732*0.415*[.D65]); 2)" office:value-type="float" office:value="0.79" calcext:value-type="float">
            <text:p>0.79</text:p>
          </table:table-cell>
          <table:table-cell table:formula="of:=[.A65]&amp;&quot;kW, &quot;&amp;[.B65]&amp;&quot;P, &quot;&amp;[.C65]" office:value-type="string" office:string-value="18.5kW, 2P, IE2" calcext:value-type="string">
            <text:p>18.5kW, 2P, IE2</text:p>
          </table:table-cell>
          <table:table-cell table:style-name="ce31" office:value-type="string" calcext:value-type="string">
            <text:p>18.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0.9" calcext:value-type="float">
            <text:p>90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6]/100" office:value-type="float" office:value="7" calcext:value-type="float">
            <text:p>7</text:p>
          </table:table-cell>
          <table:table-cell table:style-name="ce22" office:value-type="float" office:value="91.3" calcext:value-type="float">
            <text:p>91.3</text:p>
          </table:table-cell>
          <table:table-cell table:style-name="ce29" table:formula="of:=ROUND([.A66]/([.G66])*100/(1.732*0.415*[.D66]); 2)" office:value-type="float" office:value="0.78" calcext:value-type="float">
            <text:p>0.78</text:p>
          </table:table-cell>
          <table:table-cell table:formula="of:=[.A66]&amp;&quot;kW, &quot;&amp;[.B66]&amp;&quot;P, &quot;&amp;[.C66]" office:value-type="string" office:string-value="22kW, 2P, IE2" calcext:value-type="string">
            <text:p>22kW, 2P, IE2</text:p>
          </table:table-cell>
          <table:table-cell table:style-name="ce31" office:value-type="string" calcext:value-type="string">
            <text:p>2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1.3" calcext:value-type="float">
            <text:p>91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7]/100" office:value-type="float" office:value="7" calcext:value-type="float">
            <text:p>7</text:p>
          </table:table-cell>
          <table:table-cell table:style-name="ce22" office:value-type="float" office:value="92" calcext:value-type="float">
            <text:p>92</text:p>
          </table:table-cell>
          <table:table-cell table:style-name="ce29" table:formula="of:=ROUND([.A67]/([.G67])*100/(1.732*0.415*[.D67]); 2)" office:value-type="float" office:value="0.81" calcext:value-type="float">
            <text:p>0.81</text:p>
          </table:table-cell>
          <table:table-cell table:formula="of:=[.A67]&amp;&quot;kW, &quot;&amp;[.B67]&amp;&quot;P, &quot;&amp;[.C67]" office:value-type="string" office:string-value="30kW, 2P, IE2" calcext:value-type="string">
            <text:p>30kW, 2P, IE2</text:p>
          </table:table-cell>
          <table:table-cell table:style-name="ce31" office:value-type="string" calcext:value-type="string">
            <text:p>3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2" calcext:value-type="float">
            <text:p>9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8]/100" office:value-type="float" office:value="7" calcext:value-type="float">
            <text:p>7</text:p>
          </table:table-cell>
          <table:table-cell table:style-name="ce22" office:value-type="float" office:value="92.5" calcext:value-type="float">
            <text:p>92.5</text:p>
          </table:table-cell>
          <table:table-cell table:style-name="ce29" table:formula="of:=ROUND([.A68]/([.G68])*100/(1.732*0.415*[.D68]); 2)" office:value-type="float" office:value="0.81" calcext:value-type="float">
            <text:p>0.81</text:p>
          </table:table-cell>
          <table:table-cell table:formula="of:=[.A68]&amp;&quot;kW, &quot;&amp;[.B68]&amp;&quot;P, &quot;&amp;[.C68]" office:value-type="string" office:string-value="37kW, 2P, IE2" calcext:value-type="string">
            <text:p>37kW, 2P, IE2</text:p>
          </table:table-cell>
          <table:table-cell table:style-name="ce31" office:value-type="string" calcext:value-type="string">
            <text:p>37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2.5" calcext:value-type="float">
            <text:p>92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69]/100" office:value-type="float" office:value="7" calcext:value-type="float">
            <text:p>7</text:p>
          </table:table-cell>
          <table:table-cell table:style-name="ce22" office:value-type="float" office:value="92.9" calcext:value-type="float">
            <text:p>92.9</text:p>
          </table:table-cell>
          <table:table-cell table:style-name="ce29" table:formula="of:=ROUND([.A69]/([.G69])*100/(1.732*0.415*[.D69]); 2)" office:value-type="float" office:value="0.8" calcext:value-type="float">
            <text:p>0.80</text:p>
          </table:table-cell>
          <table:table-cell table:formula="of:=[.A69]&amp;&quot;kW, &quot;&amp;[.B69]&amp;&quot;P, &quot;&amp;[.C69]" office:value-type="string" office:string-value="45kW, 2P, IE2" calcext:value-type="string">
            <text:p>45kW, 2P, IE2</text:p>
          </table:table-cell>
          <table:table-cell table:style-name="ce31" office:value-type="string" calcext:value-type="string">
            <text:p>4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2.9" calcext:value-type="float">
            <text:p>92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0]/100" office:value-type="float" office:value="7" calcext:value-type="float">
            <text:p>7</text:p>
          </table:table-cell>
          <table:table-cell table:style-name="ce22" office:value-type="float" office:value="93.2" calcext:value-type="float">
            <text:p>93.2</text:p>
          </table:table-cell>
          <table:table-cell table:style-name="ce29" table:formula="of:=ROUND([.A70]/([.G70])*100/(1.732*0.415*[.D70]); 2)" office:value-type="float" office:value="0.83" calcext:value-type="float">
            <text:p>0.83</text:p>
          </table:table-cell>
          <table:table-cell table:formula="of:=[.A70]&amp;&quot;kW, &quot;&amp;[.B70]&amp;&quot;P, &quot;&amp;[.C70]" office:value-type="string" office:string-value="55kW, 2P, IE2" calcext:value-type="string">
            <text:p>55kW, 2P, IE2</text:p>
          </table:table-cell>
          <table:table-cell table:style-name="ce31" office:value-type="string" calcext:value-type="string">
            <text:p>5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3.2" calcext:value-type="float">
            <text:p>93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1]/100" office:value-type="float" office:value="7" calcext:value-type="float">
            <text:p>7</text:p>
          </table:table-cell>
          <table:table-cell table:style-name="ce22" office:value-type="float" office:value="93.8" calcext:value-type="float">
            <text:p>93.8</text:p>
          </table:table-cell>
          <table:table-cell table:style-name="ce29" table:formula="of:=ROUND([.A71]/([.G71])*100/(1.732*0.415*[.D71]); 2)" office:value-type="float" office:value="0.83" calcext:value-type="float">
            <text:p>0.83</text:p>
          </table:table-cell>
          <table:table-cell table:formula="of:=[.A71]&amp;&quot;kW, &quot;&amp;[.B71]&amp;&quot;P, &quot;&amp;[.C71]" office:value-type="string" office:string-value="75kW, 2P, IE2" calcext:value-type="string">
            <text:p>75kW, 2P, IE2</text:p>
          </table:table-cell>
          <table:table-cell table:style-name="ce31" office:value-type="string" calcext:value-type="string">
            <text:p>7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3.8" calcext:value-type="float">
            <text:p>93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2]/100" office:value-type="float" office:value="7" calcext:value-type="float">
            <text:p>7</text:p>
          </table:table-cell>
          <table:table-cell table:style-name="ce22" office:value-type="float" office:value="94.1" calcext:value-type="float">
            <text:p>94.1</text:p>
          </table:table-cell>
          <table:table-cell table:style-name="ce29" table:formula="of:=ROUND([.A72]/([.G72])*100/(1.732*0.415*[.D72]); 2)" office:value-type="float" office:value="0.81" calcext:value-type="float">
            <text:p>0.81</text:p>
          </table:table-cell>
          <table:table-cell table:formula="of:=[.A72]&amp;&quot;kW, &quot;&amp;[.B72]&amp;&quot;P, &quot;&amp;[.C72]" office:value-type="string" office:string-value="90kW, 2P, IE2" calcext:value-type="string">
            <text:p>90kW, 2P, IE2</text:p>
          </table:table-cell>
          <table:table-cell table:style-name="ce31" office:value-type="string" calcext:value-type="string">
            <text:p>9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4.1" calcext:value-type="float">
            <text:p>9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3]/100" office:value-type="float" office:value="7" calcext:value-type="float">
            <text:p>7</text:p>
          </table:table-cell>
          <table:table-cell table:style-name="ce22" office:value-type="float" office:value="94.3" calcext:value-type="float">
            <text:p>94.3</text:p>
          </table:table-cell>
          <table:table-cell table:style-name="ce29" table:formula="of:=ROUND([.A73]/([.G73])*100/(1.732*0.415*[.D73]); 2)" office:value-type="float" office:value="0.8" calcext:value-type="float">
            <text:p>0.80</text:p>
          </table:table-cell>
          <table:table-cell table:formula="of:=[.A73]&amp;&quot;kW, &quot;&amp;[.B73]&amp;&quot;P, &quot;&amp;[.C73]" office:value-type="string" office:string-value="110kW, 2P, IE2" calcext:value-type="string">
            <text:p>110kW, 2P, IE2</text:p>
          </table:table-cell>
          <table:table-cell table:style-name="ce31" office:value-type="string" calcext:value-type="string">
            <text:p>11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4.3" calcext:value-type="float">
            <text:p>94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4]/100" office:value-type="float" office:value="7" calcext:value-type="float">
            <text:p>7</text:p>
          </table:table-cell>
          <table:table-cell table:style-name="ce22" office:value-type="float" office:value="94.5" calcext:value-type="float">
            <text:p>94.5</text:p>
          </table:table-cell>
          <table:table-cell table:style-name="ce29" table:formula="of:=ROUND([.A74]/([.G74])*100/(1.732*0.415*[.D74]); 2)" office:value-type="float" office:value="0.79" calcext:value-type="float">
            <text:p>0.79</text:p>
          </table:table-cell>
          <table:table-cell table:formula="of:=[.A74]&amp;&quot;kW, &quot;&amp;[.B74]&amp;&quot;P, &quot;&amp;[.C74]" office:value-type="string" office:string-value="125kW, 2P, IE2" calcext:value-type="string">
            <text:p>125kW, 2P, IE2</text:p>
          </table:table-cell>
          <table:table-cell table:style-name="ce31" office:value-type="string" calcext:value-type="string">
            <text:p>12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4.5" calcext:value-type="float">
            <text:p>94.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5]/100" office:value-type="float" office:value="7" calcext:value-type="float">
            <text:p>7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75]/([.G75])*100/(1.732*0.415*[.D75]); 2)" office:value-type="float" office:value="0.79" calcext:value-type="float">
            <text:p>0.79</text:p>
          </table:table-cell>
          <table:table-cell table:formula="of:=[.A75]&amp;&quot;kW, &quot;&amp;[.B75]&amp;&quot;P, &quot;&amp;[.C75]" office:value-type="string" office:string-value="132kW, 2P, IE2" calcext:value-type="string">
            <text:p>132kW, 2P, IE2</text:p>
          </table:table-cell>
          <table:table-cell table:style-name="ce31" office:value-type="string" calcext:value-type="string">
            <text:p>132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6]/100" office:value-type="float" office:value="7" calcext:value-type="float">
            <text:p>7</text:p>
          </table:table-cell>
          <table:table-cell table:style-name="ce22" office:value-type="float" office:value="94.8" calcext:value-type="float">
            <text:p>94.8</text:p>
          </table:table-cell>
          <table:table-cell table:style-name="ce29" table:formula="of:=ROUND([.A76]/([.G76])*100/(1.732*0.415*[.D76]); 2)" office:value-type="float" office:value="0.82" calcext:value-type="float">
            <text:p>0.82</text:p>
          </table:table-cell>
          <table:table-cell table:formula="of:=[.A76]&amp;&quot;kW, &quot;&amp;[.B76]&amp;&quot;P, &quot;&amp;[.C76]" office:value-type="string" office:string-value="160kW, 2P, IE2" calcext:value-type="string">
            <text:p>160kW, 2P, IE2</text:p>
          </table:table-cell>
          <table:table-cell table:style-name="ce31" office:value-type="string" calcext:value-type="string">
            <text:p>16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4.8" calcext:value-type="float">
            <text:p>94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7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7]/([.G77])*100/(1.732*0.415*[.D77]); 2)" office:value-type="float" office:value="0.84" calcext:value-type="float">
            <text:p>0.84</text:p>
          </table:table-cell>
          <table:table-cell table:formula="of:=[.A77]&amp;&quot;kW, &quot;&amp;[.B77]&amp;&quot;P, &quot;&amp;[.C77]" office:value-type="string" office:string-value="200kW, 2P, IE2" calcext:value-type="string">
            <text:p>200kW, 2P, IE2</text:p>
          </table:table-cell>
          <table:table-cell table:style-name="ce31" office:value-type="string" calcext:value-type="string">
            <text:p>20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8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8]/([.G78])*100/(1.732*0.415*[.D78]); 2)" office:value-type="float" office:value="0.84" calcext:value-type="float">
            <text:p>0.84</text:p>
          </table:table-cell>
          <table:table-cell table:formula="of:=[.A78]&amp;&quot;kW, &quot;&amp;[.B78]&amp;&quot;P, &quot;&amp;[.C78]" office:value-type="string" office:string-value="250kW, 2P, IE2" calcext:value-type="string">
            <text:p>250kW, 2P, IE2</text:p>
          </table:table-cell>
          <table:table-cell table:style-name="ce31" office:value-type="string" calcext:value-type="string">
            <text:p>250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79]/100" office:value-type="float" office:value="7" calcext:value-type="float">
            <text:p>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79]/([.G79])*100/(1.732*0.415*[.D79]); 2)" office:value-type="float" office:value="0.84" calcext:value-type="float">
            <text:p>0.84</text:p>
          </table:table-cell>
          <table:table-cell table:formula="of:=[.A79]&amp;&quot;kW, &quot;&amp;[.B79]&amp;&quot;P, &quot;&amp;[.C79]" office:value-type="string" office:string-value="315kW, 2P, IE2" calcext:value-type="string">
            <text:p>315kW, 2P, IE2</text:p>
          </table:table-cell>
          <table:table-cell table:style-name="ce31" office:value-type="string" calcext:value-type="string">
            <text:p>315kW, 2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0]/100" office:value-type="float" office:value="6" calcext:value-type="float">
            <text:p>6</text:p>
          </table:table-cell>
          <table:table-cell table:style-name="ce22" office:value-type="float" office:value="70.1" calcext:value-type="float">
            <text:p>70.1</text:p>
          </table:table-cell>
          <table:table-cell table:style-name="ce29" table:formula="of:=ROUND([.A80]/([.G80])*100/(1.732*0.415*[.D80]); 2)" office:value-type="float" office:value="0.52" calcext:value-type="float">
            <text:p>0.52</text:p>
          </table:table-cell>
          <table:table-cell table:formula="of:=[.A80]&amp;&quot;kW, &quot;&amp;[.B80]&amp;&quot;P, &quot;&amp;[.C80]" office:value-type="string" office:string-value="0.37kW, 4P, IE2" calcext:value-type="string">
            <text:p>0.37kW, 4P, IE2</text:p>
          </table:table-cell>
          <table:table-cell table:style-name="ce31" office:value-type="string" calcext:value-type="string">
            <text:p>0.3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0.1" calcext:value-type="float">
            <text:p>70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1]/100" office:value-type="float" office:value="6" calcext:value-type="float">
            <text:p>6</text:p>
          </table:table-cell>
          <table:table-cell table:style-name="ce22" office:value-type="float" office:value="75.1" calcext:value-type="float">
            <text:p>75.1</text:p>
          </table:table-cell>
          <table:table-cell table:style-name="ce29" table:formula="of:=ROUND([.A81]/([.G81])*100/(1.732*0.415*[.D81]); 2)" office:value-type="float" office:value="0.54" calcext:value-type="float">
            <text:p>0.54</text:p>
          </table:table-cell>
          <table:table-cell table:formula="of:=[.A81]&amp;&quot;kW, &quot;&amp;[.B81]&amp;&quot;P, &quot;&amp;[.C81]" office:value-type="string" office:string-value="0.55kW, 4P, IE2" calcext:value-type="string">
            <text:p>0.55kW, 4P, IE2</text:p>
          </table:table-cell>
          <table:table-cell table:style-name="ce31" office:value-type="string" calcext:value-type="string">
            <text:p>0.5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5.1" calcext:value-type="float">
            <text:p>75.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2]/100" office:value-type="float" office:value="6" calcext:value-type="float">
            <text:p>6</text:p>
          </table:table-cell>
          <table:table-cell table:style-name="ce22" office:value-type="float" office:value="79.6" calcext:value-type="float">
            <text:p>79.6</text:p>
          </table:table-cell>
          <table:table-cell table:style-name="ce29" table:formula="of:=ROUND([.A82]/([.G82])*100/(1.732*0.415*[.D82]); 2)" office:value-type="float" office:value="0.57" calcext:value-type="float">
            <text:p>0.57</text:p>
          </table:table-cell>
          <table:table-cell table:formula="of:=[.A82]&amp;&quot;kW, &quot;&amp;[.B82]&amp;&quot;P, &quot;&amp;[.C82]" office:value-type="string" office:string-value="0.75kW, 4P, IE2" calcext:value-type="string">
            <text:p>0.75kW, 4P, IE2</text:p>
          </table:table-cell>
          <table:table-cell table:style-name="ce31" office:value-type="string" calcext:value-type="string">
            <text:p>0.7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79.6" calcext:value-type="float">
            <text:p>79.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3]/100" office:value-type="float" office:value="6" calcext:value-type="float">
            <text:p>6</text:p>
          </table:table-cell>
          <table:table-cell table:style-name="ce22" office:value-type="float" office:value="81.4" calcext:value-type="float">
            <text:p>81.4</text:p>
          </table:table-cell>
          <table:table-cell table:style-name="ce29" table:formula="of:=ROUND([.A83]/([.G83])*100/(1.732*0.415*[.D83]); 2)" office:value-type="float" office:value="0.59" calcext:value-type="float">
            <text:p>0.59</text:p>
          </table:table-cell>
          <table:table-cell table:formula="of:=[.A83]&amp;&quot;kW, &quot;&amp;[.B83]&amp;&quot;P, &quot;&amp;[.C83]" office:value-type="string" office:string-value="1.1kW, 4P, IE2" calcext:value-type="string">
            <text:p>1.1kW, 4P, IE2</text:p>
          </table:table-cell>
          <table:table-cell table:style-name="ce31" office:value-type="string" calcext:value-type="string">
            <text:p>1.1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1.4" calcext:value-type="float">
            <text:p>81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table:formula="of:=[.E84]/100" office:value-type="float" office:value="6" calcext:value-type="float">
            <text:p>6</text:p>
          </table:table-cell>
          <table:table-cell table:style-name="ce22" office:value-type="float" office:value="82.8" calcext:value-type="float">
            <text:p>82.8</text:p>
          </table:table-cell>
          <table:table-cell table:style-name="ce29" table:formula="of:=ROUND([.A84]/([.G84])*100/(1.732*0.415*[.D84]); 2)" office:value-type="float" office:value="0.63" calcext:value-type="float">
            <text:p>0.63</text:p>
          </table:table-cell>
          <table:table-cell table:formula="of:=[.A84]&amp;&quot;kW, &quot;&amp;[.B84]&amp;&quot;P, &quot;&amp;[.C84]" office:value-type="string" office:string-value="1.5kW, 4P, IE2" calcext:value-type="string">
            <text:p>1.5kW, 4P, IE2</text:p>
          </table:table-cell>
          <table:table-cell table:style-name="ce31" office:value-type="string" calcext:value-type="string">
            <text:p>1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2.8" calcext:value-type="float">
            <text:p>82.8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5]/100" office:value-type="float" office:value="7" calcext:value-type="float">
            <text:p>7</text:p>
          </table:table-cell>
          <table:table-cell table:style-name="ce22" office:value-type="float" office:value="84.3" calcext:value-type="float">
            <text:p>84.3</text:p>
          </table:table-cell>
          <table:table-cell table:style-name="ce29" table:formula="of:=ROUND([.A85]/([.G85])*100/(1.732*0.415*[.D85]); 2)" office:value-type="float" office:value="0.66" calcext:value-type="float">
            <text:p>0.66</text:p>
          </table:table-cell>
          <table:table-cell table:formula="of:=[.A85]&amp;&quot;kW, &quot;&amp;[.B85]&amp;&quot;P, &quot;&amp;[.C85]" office:value-type="string" office:string-value="2.2kW, 4P, IE2" calcext:value-type="string">
            <text:p>2.2kW, 4P, IE2</text:p>
          </table:table-cell>
          <table:table-cell table:style-name="ce31" office:value-type="string" calcext:value-type="string">
            <text:p>2.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4.3" calcext:value-type="float">
            <text:p>84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6]/100" office:value-type="float" office:value="7" calcext:value-type="float">
            <text:p>7</text:p>
          </table:table-cell>
          <table:table-cell table:style-name="ce22" office:value-type="float" office:value="86.3" calcext:value-type="float">
            <text:p>86.3</text:p>
          </table:table-cell>
          <table:table-cell table:style-name="ce29" table:formula="of:=ROUND([.A86]/([.G86])*100/(1.732*0.415*[.D86]); 2)" office:value-type="float" office:value="0.68" calcext:value-type="float">
            <text:p>0.68</text:p>
          </table:table-cell>
          <table:table-cell table:formula="of:=[.A86]&amp;&quot;kW, &quot;&amp;[.B86]&amp;&quot;P, &quot;&amp;[.C86]" office:value-type="string" office:string-value="3.7kW, 4P, IE2" calcext:value-type="string">
            <text:p>3.7kW, 4P, IE2</text:p>
          </table:table-cell>
          <table:table-cell table:style-name="ce31" office:value-type="string" calcext:value-type="string">
            <text:p>3.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6.3" calcext:value-type="float">
            <text:p>86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7]/100" office:value-type="float" office:value="7" calcext:value-type="float">
            <text:p>7</text:p>
          </table:table-cell>
          <table:table-cell table:style-name="ce22" office:value-type="float" office:value="87.7" calcext:value-type="float">
            <text:p>87.7</text:p>
          </table:table-cell>
          <table:table-cell table:style-name="ce29" table:formula="of:=ROUND([.A87]/([.G87])*100/(1.732*0.415*[.D87]); 2)" office:value-type="float" office:value="0.69" calcext:value-type="float">
            <text:p>0.69</text:p>
          </table:table-cell>
          <table:table-cell table:formula="of:=[.A87]&amp;&quot;kW, &quot;&amp;[.B87]&amp;&quot;P, &quot;&amp;[.C87]" office:value-type="string" office:string-value="5.5kW, 4P, IE2" calcext:value-type="string">
            <text:p>5.5kW, 4P, IE2</text:p>
          </table:table-cell>
          <table:table-cell table:style-name="ce31" office:value-type="string" calcext:value-type="string">
            <text:p>5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7.7" calcext:value-type="float">
            <text:p>87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8]/100" office:value-type="float" office:value="7" calcext:value-type="float">
            <text:p>7</text:p>
          </table:table-cell>
          <table:table-cell table:style-name="ce22" office:value-type="float" office:value="88.7" calcext:value-type="float">
            <text:p>88.7</text:p>
          </table:table-cell>
          <table:table-cell table:style-name="ce29" table:formula="of:=ROUND([.A88]/([.G88])*100/(1.732*0.415*[.D88]); 2)" office:value-type="float" office:value="0.7" calcext:value-type="float">
            <text:p>0.70</text:p>
          </table:table-cell>
          <table:table-cell table:formula="of:=[.A88]&amp;&quot;kW, &quot;&amp;[.B88]&amp;&quot;P, &quot;&amp;[.C88]" office:value-type="string" office:string-value="7.5kW, 4P, IE2" calcext:value-type="string">
            <text:p>7.5kW, 4P, IE2</text:p>
          </table:table-cell>
          <table:table-cell table:style-name="ce31" office:value-type="string" calcext:value-type="string">
            <text:p>7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88.7" calcext:value-type="float">
            <text:p>88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89]/100" office:value-type="float" office:value="7" calcext:value-type="float">
            <text:p>7</text:p>
          </table:table-cell>
          <table:table-cell table:style-name="ce22" office:value-type="float" office:value="89.8" calcext:value-type="float">
            <text:p>89.8</text:p>
          </table:table-cell>
          <table:table-cell table:style-name="ce29" table:formula="of:=ROUND([.A89]/([.G89])*100/(1.732*0.415*[.D89]); 2)" office:value-type="float" office:value="0.74" calcext:value-type="float">
            <text:p>0.74</text:p>
          </table:table-cell>
          <table:table-cell table:formula="of:=[.A89]&amp;&quot;kW, &quot;&amp;[.B89]&amp;&quot;P, &quot;&amp;[.C89]" office:value-type="string" office:string-value="11kW, 4P, IE2" calcext:value-type="string">
            <text:p>11kW, 4P, IE2</text:p>
          </table:table-cell>
          <table:table-cell table:style-name="ce31" office:value-type="string" calcext:value-type="string">
            <text:p>11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89.8" calcext:value-type="float">
            <text:p>89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0]/100" office:value-type="float" office:value="7" calcext:value-type="float">
            <text:p>7</text:p>
          </table:table-cell>
          <table:table-cell table:style-name="ce22" office:value-type="float" office:value="90.6" calcext:value-type="float">
            <text:p>90.6</text:p>
          </table:table-cell>
          <table:table-cell table:style-name="ce29" table:formula="of:=ROUND([.A90]/([.G90])*100/(1.732*0.415*[.D90]); 2)" office:value-type="float" office:value="0.76" calcext:value-type="float">
            <text:p>0.76</text:p>
          </table:table-cell>
          <table:table-cell table:formula="of:=[.A90]&amp;&quot;kW, &quot;&amp;[.B90]&amp;&quot;P, &quot;&amp;[.C90]" office:value-type="string" office:string-value="15kW, 4P, IE2" calcext:value-type="string">
            <text:p>15kW, 4P, IE2</text:p>
          </table:table-cell>
          <table:table-cell table:style-name="ce31" office:value-type="string" calcext:value-type="string">
            <text:p>1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0.6" calcext:value-type="float">
            <text:p>90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1]/100" office:value-type="float" office:value="7" calcext:value-type="float">
            <text:p>7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91]/([.G91])*100/(1.732*0.415*[.D91]); 2)" office:value-type="float" office:value="0.75" calcext:value-type="float">
            <text:p>0.75</text:p>
          </table:table-cell>
          <table:table-cell table:formula="of:=[.A91]&amp;&quot;kW, &quot;&amp;[.B91]&amp;&quot;P, &quot;&amp;[.C91]" office:value-type="string" office:string-value="18.5kW, 4P, IE2" calcext:value-type="string">
            <text:p>18.5kW, 4P, IE2</text:p>
          </table:table-cell>
          <table:table-cell table:style-name="ce31" office:value-type="string" calcext:value-type="string">
            <text:p>18.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2]/100" office:value-type="float" office:value="7" calcext:value-type="float">
            <text:p>7</text:p>
          </table:table-cell>
          <table:table-cell table:style-name="ce22" office:value-type="float" office:value="91.6" calcext:value-type="float">
            <text:p>91.6</text:p>
          </table:table-cell>
          <table:table-cell table:style-name="ce29" table:formula="of:=ROUND([.A92]/([.G92])*100/(1.732*0.415*[.D92]); 2)" office:value-type="float" office:value="0.76" calcext:value-type="float">
            <text:p>0.76</text:p>
          </table:table-cell>
          <table:table-cell table:formula="of:=[.A92]&amp;&quot;kW, &quot;&amp;[.B92]&amp;&quot;P, &quot;&amp;[.C92]" office:value-type="string" office:string-value="22kW, 4P, IE2" calcext:value-type="string">
            <text:p>22kW, 4P, IE2</text:p>
          </table:table-cell>
          <table:table-cell table:style-name="ce31" office:value-type="string" calcext:value-type="string">
            <text:p>2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1.6" calcext:value-type="float">
            <text:p>91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3]/100" office:value-type="float" office:value="7" calcext:value-type="float">
            <text:p>7</text:p>
          </table:table-cell>
          <table:table-cell table:style-name="ce22" office:value-type="float" office:value="92.3" calcext:value-type="float">
            <text:p>92.3</text:p>
          </table:table-cell>
          <table:table-cell table:style-name="ce29" table:formula="of:=ROUND([.A93]/([.G93])*100/(1.732*0.415*[.D93]); 2)" office:value-type="float" office:value="0.77" calcext:value-type="float">
            <text:p>0.77</text:p>
          </table:table-cell>
          <table:table-cell table:formula="of:=[.A93]&amp;&quot;kW, &quot;&amp;[.B93]&amp;&quot;P, &quot;&amp;[.C93]" office:value-type="string" office:string-value="30kW, 4P, IE2" calcext:value-type="string">
            <text:p>30kW, 4P, IE2</text:p>
          </table:table-cell>
          <table:table-cell table:style-name="ce31" office:value-type="string" calcext:value-type="string">
            <text:p>3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2.3" calcext:value-type="float">
            <text:p>92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4]/100" office:value-type="float" office:value="7" calcext:value-type="float">
            <text:p>7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94]/([.G94])*100/(1.732*0.415*[.D94]); 2)" office:value-type="float" office:value="0.77" calcext:value-type="float">
            <text:p>0.77</text:p>
          </table:table-cell>
          <table:table-cell table:formula="of:=[.A94]&amp;&quot;kW, &quot;&amp;[.B94]&amp;&quot;P, &quot;&amp;[.C94]" office:value-type="string" office:string-value="37kW, 4P, IE2" calcext:value-type="string">
            <text:p>37kW, 4P, IE2</text:p>
          </table:table-cell>
          <table:table-cell table:style-name="ce31" office:value-type="string" calcext:value-type="string">
            <text:p>37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5]/100" office:value-type="float" office:value="7" calcext:value-type="float">
            <text:p>7</text:p>
          </table:table-cell>
          <table:table-cell table:style-name="ce22" office:value-type="float" office:value="93.1" calcext:value-type="float">
            <text:p>93.1</text:p>
          </table:table-cell>
          <table:table-cell table:style-name="ce29" table:formula="of:=ROUND([.A95]/([.G95])*100/(1.732*0.415*[.D95]); 2)" office:value-type="float" office:value="0.77" calcext:value-type="float">
            <text:p>0.77</text:p>
          </table:table-cell>
          <table:table-cell table:formula="of:=[.A95]&amp;&quot;kW, &quot;&amp;[.B95]&amp;&quot;P, &quot;&amp;[.C95]" office:value-type="string" office:string-value="45kW, 4P, IE2" calcext:value-type="string">
            <text:p>45kW, 4P, IE2</text:p>
          </table:table-cell>
          <table:table-cell table:style-name="ce31" office:value-type="string" calcext:value-type="string">
            <text:p>4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3.1" calcext:value-type="float">
            <text:p>93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6]/100" office:value-type="float" office:value="7" calcext:value-type="float">
            <text:p>7</text:p>
          </table:table-cell>
          <table:table-cell table:style-name="ce22" office:value-type="float" office:value="93.5" calcext:value-type="float">
            <text:p>93.5</text:p>
          </table:table-cell>
          <table:table-cell table:style-name="ce29" table:formula="of:=ROUND([.A96]/([.G96])*100/(1.732*0.415*[.D96]); 2)" office:value-type="float" office:value="0.76" calcext:value-type="float">
            <text:p>0.76</text:p>
          </table:table-cell>
          <table:table-cell table:formula="of:=[.A96]&amp;&quot;kW, &quot;&amp;[.B96]&amp;&quot;P, &quot;&amp;[.C96]" office:value-type="string" office:string-value="55kW, 4P, IE2" calcext:value-type="string">
            <text:p>55kW, 4P, IE2</text:p>
          </table:table-cell>
          <table:table-cell table:style-name="ce31" office:value-type="string" calcext:value-type="string">
            <text:p>5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3.5" calcext:value-type="float">
            <text:p>93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7]/100" office:value-type="float" office:value="7" calcext:value-type="float">
            <text:p>7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97]/([.G97])*100/(1.732*0.415*[.D97]); 2)" office:value-type="float" office:value="0.77" calcext:value-type="float">
            <text:p>0.77</text:p>
          </table:table-cell>
          <table:table-cell table:formula="of:=[.A97]&amp;&quot;kW, &quot;&amp;[.B97]&amp;&quot;P, &quot;&amp;[.C97]" office:value-type="string" office:string-value="75kW, 4P, IE2" calcext:value-type="string">
            <text:p>75kW, 4P, IE2</text:p>
          </table:table-cell>
          <table:table-cell table:style-name="ce31" office:value-type="string" calcext:value-type="string">
            <text:p>7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8]/100" office:value-type="float" office:value="7" calcext:value-type="float">
            <text:p>7</text:p>
          </table:table-cell>
          <table:table-cell table:style-name="ce22" office:value-type="float" office:value="94.2" calcext:value-type="float">
            <text:p>94.2</text:p>
          </table:table-cell>
          <table:table-cell table:style-name="ce29" table:formula="of:=ROUND([.A98]/([.G98])*100/(1.732*0.415*[.D98]); 2)" office:value-type="float" office:value="0.76" calcext:value-type="float">
            <text:p>0.76</text:p>
          </table:table-cell>
          <table:table-cell table:formula="of:=[.A98]&amp;&quot;kW, &quot;&amp;[.B98]&amp;&quot;P, &quot;&amp;[.C98]" office:value-type="string" office:string-value="90kW, 4P, IE2" calcext:value-type="string">
            <text:p>90kW, 4P, IE2</text:p>
          </table:table-cell>
          <table:table-cell table:style-name="ce31" office:value-type="string" calcext:value-type="string">
            <text:p>9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4.2" calcext:value-type="float">
            <text:p>9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99]/100" office:value-type="float" office:value="7" calcext:value-type="float">
            <text:p>7</text:p>
          </table:table-cell>
          <table:table-cell table:style-name="ce22" office:value-type="float" office:value="94.5" calcext:value-type="float">
            <text:p>94.5</text:p>
          </table:table-cell>
          <table:table-cell table:style-name="ce29" table:formula="of:=ROUND([.A99]/([.G99])*100/(1.732*0.415*[.D99]); 2)" office:value-type="float" office:value="0.76" calcext:value-type="float">
            <text:p>0.76</text:p>
          </table:table-cell>
          <table:table-cell table:formula="of:=[.A99]&amp;&quot;kW, &quot;&amp;[.B99]&amp;&quot;P, &quot;&amp;[.C99]" office:value-type="string" office:string-value="110kW, 4P, IE2" calcext:value-type="string">
            <text:p>110kW, 4P, IE2</text:p>
          </table:table-cell>
          <table:table-cell table:style-name="ce31" office:value-type="string" calcext:value-type="string">
            <text:p>11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4.5" calcext:value-type="float">
            <text:p>94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0]/100" office:value-type="float" office:value="7" calcext:value-type="float">
            <text:p>7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100]/([.G100])*100/(1.732*0.415*[.D100]); 2)" office:value-type="float" office:value="0.75" calcext:value-type="float">
            <text:p>0.75</text:p>
          </table:table-cell>
          <table:table-cell table:formula="of:=[.A100]&amp;&quot;kW, &quot;&amp;[.B100]&amp;&quot;P, &quot;&amp;[.C100]" office:value-type="string" office:string-value="125kW, 4P, IE2" calcext:value-type="string">
            <text:p>125kW, 4P, IE2</text:p>
          </table:table-cell>
          <table:table-cell table:style-name="ce31" office:value-type="string" calcext:value-type="string">
            <text:p>12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1]/100" office:value-type="float" office:value="7" calcext:value-type="float">
            <text:p>7</text:p>
          </table:table-cell>
          <table:table-cell table:style-name="ce22" office:value-type="float" office:value="94.7" calcext:value-type="float">
            <text:p>94.7</text:p>
          </table:table-cell>
          <table:table-cell table:style-name="ce29" table:formula="of:=ROUND([.A101]/([.G101])*100/(1.732*0.415*[.D101]); 2)" office:value-type="float" office:value="0.75" calcext:value-type="float">
            <text:p>0.75</text:p>
          </table:table-cell>
          <table:table-cell table:formula="of:=[.A101]&amp;&quot;kW, &quot;&amp;[.B101]&amp;&quot;P, &quot;&amp;[.C101]" office:value-type="string" office:string-value="132kW, 4P, IE2" calcext:value-type="string">
            <text:p>132kW, 4P, IE2</text:p>
          </table:table-cell>
          <table:table-cell table:style-name="ce31" office:value-type="string" calcext:value-type="string">
            <text:p>132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4.7" calcext:value-type="float">
            <text:p>94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2]/100" office:value-type="float" office:value="7" calcext:value-type="float">
            <text:p>7</text:p>
          </table:table-cell>
          <table:table-cell table:style-name="ce22" office:value-type="float" office:value="94.9" calcext:value-type="float">
            <text:p>94.9</text:p>
          </table:table-cell>
          <table:table-cell table:style-name="ce29" table:formula="of:=ROUND([.A102]/([.G102])*100/(1.732*0.415*[.D102]); 2)" office:value-type="float" office:value="0.74" calcext:value-type="float">
            <text:p>0.74</text:p>
          </table:table-cell>
          <table:table-cell table:formula="of:=[.A102]&amp;&quot;kW, &quot;&amp;[.B102]&amp;&quot;P, &quot;&amp;[.C102]" office:value-type="string" office:string-value="160kW, 4P, IE2" calcext:value-type="string">
            <text:p>160kW, 4P, IE2</text:p>
          </table:table-cell>
          <table:table-cell table:style-name="ce31" office:value-type="string" calcext:value-type="string">
            <text:p>16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4.9" calcext:value-type="float">
            <text:p>94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3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3]/([.G103])*100/(1.732*0.415*[.D103]); 2)" office:value-type="float" office:value="0.79" calcext:value-type="float">
            <text:p>0.79</text:p>
          </table:table-cell>
          <table:table-cell table:formula="of:=[.A103]&amp;&quot;kW, &quot;&amp;[.B103]&amp;&quot;P, &quot;&amp;[.C103]" office:value-type="string" office:string-value="200kW, 4P, IE2" calcext:value-type="string">
            <text:p>200kW, 4P, IE2</text:p>
          </table:table-cell>
          <table:table-cell table:style-name="ce31" office:value-type="string" calcext:value-type="string">
            <text:p>20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4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4]/([.G104])*100/(1.732*0.415*[.D104]); 2)" office:value-type="float" office:value="0.79" calcext:value-type="float">
            <text:p>0.79</text:p>
          </table:table-cell>
          <table:table-cell table:formula="of:=[.A104]&amp;&quot;kW, &quot;&amp;[.B104]&amp;&quot;P, &quot;&amp;[.C104]" office:value-type="string" office:string-value="250kW, 4P, IE2" calcext:value-type="string">
            <text:p>250kW, 4P, IE2</text:p>
          </table:table-cell>
          <table:table-cell table:style-name="ce31" office:value-type="string" calcext:value-type="string">
            <text:p>250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5]/100" office:value-type="float" office:value="7" calcext:value-type="float">
            <text:p>7</text:p>
          </table:table-cell>
          <table:table-cell table:style-name="ce22" office:value-type="float" office:value="95.1" calcext:value-type="float">
            <text:p>95.1</text:p>
          </table:table-cell>
          <table:table-cell table:style-name="ce29" table:formula="of:=ROUND([.A105]/([.G105])*100/(1.732*0.415*[.D105]); 2)" office:value-type="float" office:value="0.79" calcext:value-type="float">
            <text:p>0.79</text:p>
          </table:table-cell>
          <table:table-cell table:formula="of:=[.A105]&amp;&quot;kW, &quot;&amp;[.B105]&amp;&quot;P, &quot;&amp;[.C105]" office:value-type="string" office:string-value="315kW, 4P, IE2" calcext:value-type="string">
            <text:p>315kW, 4P, IE2</text:p>
          </table:table-cell>
          <table:table-cell table:style-name="ce31" office:value-type="string" calcext:value-type="string">
            <text:p>315kW, 4P, IE2</text:p>
          </table:table-cell>
          <table:table-cell table:style-name="ce31" office:value-type="string" calcext:value-type="string">
            <text:p>IE2 (High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.1" calcext:value-type="float">
            <text:p>95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6]/100" office:value-type="float" office:value="7" calcext:value-type="float">
            <text:p>7</text:p>
          </table:table-cell>
          <table:table-cell table:style-name="ce22" office:value-type="float" office:value="75.5" calcext:value-type="float">
            <text:p>75.5</text:p>
          </table:table-cell>
          <table:table-cell table:style-name="ce29" table:formula="of:=ROUND([.A106]/([.G106])*100/(1.732*0.415*[.D106]); 2)" office:value-type="float" office:value="0.49" calcext:value-type="float">
            <text:p>0.49</text:p>
          </table:table-cell>
          <table:table-cell table:formula="of:=[.A106]&amp;&quot;kW, &quot;&amp;[.B106]&amp;&quot;P, &quot;&amp;[.C106]" office:value-type="string" office:string-value="0.37kW, 2P, IE3" calcext:value-type="string">
            <text:p>0.37kW, 2P, IE3</text:p>
          </table:table-cell>
          <table:table-cell table:style-name="ce31" office:value-type="string" calcext:value-type="string">
            <text:p>0.3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5.5" calcext:value-type="float">
            <text:p>75.5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7]/100" office:value-type="float" office:value="7" calcext:value-type="float">
            <text:p>7</text:p>
          </table:table-cell>
          <table:table-cell table:style-name="ce22" office:value-type="float" office:value="78.1" calcext:value-type="float">
            <text:p>78.1</text:p>
          </table:table-cell>
          <table:table-cell table:style-name="ce29" table:formula="of:=ROUND([.A107]/([.G107])*100/(1.732*0.415*[.D107]); 2)" office:value-type="float" office:value="0.58" calcext:value-type="float">
            <text:p>0.58</text:p>
          </table:table-cell>
          <table:table-cell table:formula="of:=[.A107]&amp;&quot;kW, &quot;&amp;[.B107]&amp;&quot;P, &quot;&amp;[.C107]" office:value-type="string" office:string-value="0.55kW, 2P, IE3" calcext:value-type="string">
            <text:p>0.55kW, 2P, IE3</text:p>
          </table:table-cell>
          <table:table-cell table:style-name="ce31" office:value-type="string" calcext:value-type="string">
            <text:p>0.5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8.1" calcext:value-type="float">
            <text:p>78.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8]/100" office:value-type="float" office:value="7" calcext:value-type="float">
            <text:p>7</text:p>
          </table:table-cell>
          <table:table-cell table:style-name="ce22" office:value-type="float" office:value="80.7" calcext:value-type="float">
            <text:p>80.7</text:p>
          </table:table-cell>
          <table:table-cell table:style-name="ce29" table:formula="of:=ROUND([.A108]/([.G108])*100/(1.732*0.415*[.D108]); 2)" office:value-type="float" office:value="0.59" calcext:value-type="float">
            <text:p>0.59</text:p>
          </table:table-cell>
          <table:table-cell table:formula="of:=[.A108]&amp;&quot;kW, &quot;&amp;[.B108]&amp;&quot;P, &quot;&amp;[.C108]" office:value-type="string" office:string-value="0.75kW, 2P, IE3" calcext:value-type="string">
            <text:p>0.75kW, 2P, IE3</text:p>
          </table:table-cell>
          <table:table-cell table:style-name="ce31" office:value-type="string" calcext:value-type="string">
            <text:p>0.7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80.7" calcext:value-type="float">
            <text:p>80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09]/100" office:value-type="float" office:value="7" calcext:value-type="float">
            <text:p>7</text:p>
          </table:table-cell>
          <table:table-cell table:style-name="ce22" office:value-type="float" office:value="82.7" calcext:value-type="float">
            <text:p>82.7</text:p>
          </table:table-cell>
          <table:table-cell table:style-name="ce29" table:formula="of:=ROUND([.A109]/([.G109])*100/(1.732*0.415*[.D109]); 2)" office:value-type="float" office:value="0.64" calcext:value-type="float">
            <text:p>0.64</text:p>
          </table:table-cell>
          <table:table-cell table:formula="of:=[.A109]&amp;&quot;kW, &quot;&amp;[.B109]&amp;&quot;P, &quot;&amp;[.C109]" office:value-type="string" office:string-value="1.1kW, 2P, IE3" calcext:value-type="string">
            <text:p>1.1kW, 2P, IE3</text:p>
          </table:table-cell>
          <table:table-cell table:style-name="ce31" office:value-type="string" calcext:value-type="string">
            <text:p>1.1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2.7" calcext:value-type="float">
            <text:p>82.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700" calcext:value-type="float">
            <text:p>700</text:p>
          </table:table-cell>
          <table:table-cell table:style-name="ce22" table:formula="of:=[.E110]/100" office:value-type="float" office:value="7" calcext:value-type="float">
            <text:p>7</text:p>
          </table:table-cell>
          <table:table-cell table:style-name="ce22" office:value-type="float" office:value="84.2" calcext:value-type="float">
            <text:p>84.2</text:p>
          </table:table-cell>
          <table:table-cell table:style-name="ce29" table:formula="of:=ROUND([.A110]/([.G110])*100/(1.732*0.415*[.D110]); 2)" office:value-type="float" office:value="0.65" calcext:value-type="float">
            <text:p>0.65</text:p>
          </table:table-cell>
          <table:table-cell table:formula="of:=[.A110]&amp;&quot;kW, &quot;&amp;[.B110]&amp;&quot;P, &quot;&amp;[.C110]" office:value-type="string" office:string-value="1.5kW, 2P, IE3" calcext:value-type="string">
            <text:p>1.5kW, 2P, IE3</text:p>
          </table:table-cell>
          <table:table-cell table:style-name="ce31" office:value-type="string" calcext:value-type="string">
            <text:p>1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4.2" calcext:value-type="float">
            <text:p>8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1]/100" office:value-type="float" office:value="7.7" calcext:value-type="float">
            <text:p>7.7</text:p>
          </table:table-cell>
          <table:table-cell table:style-name="ce22" office:value-type="float" office:value="85.9" calcext:value-type="float">
            <text:p>85.9</text:p>
          </table:table-cell>
          <table:table-cell table:style-name="ce29" table:formula="of:=ROUND([.A111]/([.G111])*100/(1.732*0.415*[.D111]); 2)" office:value-type="float" office:value="0.7" calcext:value-type="float">
            <text:p>0.70</text:p>
          </table:table-cell>
          <table:table-cell table:formula="of:=[.A111]&amp;&quot;kW, &quot;&amp;[.B111]&amp;&quot;P, &quot;&amp;[.C111]" office:value-type="string" office:string-value="2.2kW, 2P, IE3" calcext:value-type="string">
            <text:p>2.2kW, 2P, IE3</text:p>
          </table:table-cell>
          <table:table-cell table:style-name="ce31" office:value-type="string" calcext:value-type="string">
            <text:p>2.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5.9" calcext:value-type="float">
            <text:p>85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2]/100" office:value-type="float" office:value="7.7" calcext:value-type="float">
            <text:p>7.7</text:p>
          </table:table-cell>
          <table:table-cell table:style-name="ce22" office:value-type="float" office:value="87.8" calcext:value-type="float">
            <text:p>87.8</text:p>
          </table:table-cell>
          <table:table-cell table:style-name="ce29" table:formula="of:=ROUND([.A112]/([.G112])*100/(1.732*0.415*[.D112]); 2)" office:value-type="float" office:value="0.72" calcext:value-type="float">
            <text:p>0.72</text:p>
          </table:table-cell>
          <table:table-cell table:formula="of:=[.A112]&amp;&quot;kW, &quot;&amp;[.B112]&amp;&quot;P, &quot;&amp;[.C112]" office:value-type="string" office:string-value="3.7kW, 2P, IE3" calcext:value-type="string">
            <text:p>3.7kW, 2P, IE3</text:p>
          </table:table-cell>
          <table:table-cell table:style-name="ce31" office:value-type="string" calcext:value-type="string">
            <text:p>3.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7.8" calcext:value-type="float">
            <text:p>87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3]/100" office:value-type="float" office:value="7.7" calcext:value-type="float">
            <text:p>7.7</text:p>
          </table:table-cell>
          <table:table-cell table:style-name="ce22" office:value-type="float" office:value="89.2" calcext:value-type="float">
            <text:p>89.2</text:p>
          </table:table-cell>
          <table:table-cell table:style-name="ce29" table:formula="of:=ROUND([.A113]/([.G113])*100/(1.732*0.415*[.D113]); 2)" office:value-type="float" office:value="0.75" calcext:value-type="float">
            <text:p>0.75</text:p>
          </table:table-cell>
          <table:table-cell table:formula="of:=[.A113]&amp;&quot;kW, &quot;&amp;[.B113]&amp;&quot;P, &quot;&amp;[.C113]" office:value-type="string" office:string-value="5.5kW, 2P, IE3" calcext:value-type="string">
            <text:p>5.5kW, 2P, IE3</text:p>
          </table:table-cell>
          <table:table-cell table:style-name="ce31" office:value-type="string" calcext:value-type="string">
            <text:p>5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9.2" calcext:value-type="float">
            <text:p>89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4]/100" office:value-type="float" office:value="7.7" calcext:value-type="float">
            <text:p>7.7</text:p>
          </table:table-cell>
          <table:table-cell table:style-name="ce22" office:value-type="float" office:value="90.1" calcext:value-type="float">
            <text:p>90.1</text:p>
          </table:table-cell>
          <table:table-cell table:style-name="ce29" table:formula="of:=ROUND([.A114]/([.G114])*100/(1.732*0.415*[.D114]); 2)" office:value-type="float" office:value="0.75" calcext:value-type="float">
            <text:p>0.75</text:p>
          </table:table-cell>
          <table:table-cell table:formula="of:=[.A114]&amp;&quot;kW, &quot;&amp;[.B114]&amp;&quot;P, &quot;&amp;[.C114]" office:value-type="string" office:string-value="7.5kW, 2P, IE3" calcext:value-type="string">
            <text:p>7.5kW, 2P, IE3</text:p>
          </table:table-cell>
          <table:table-cell table:style-name="ce31" office:value-type="string" calcext:value-type="string">
            <text:p>7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90.1" calcext:value-type="float">
            <text:p>90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5]/100" office:value-type="float" office:value="7.7" calcext:value-type="float">
            <text:p>7.7</text:p>
          </table:table-cell>
          <table:table-cell table:style-name="ce22" office:value-type="float" office:value="91.2" calcext:value-type="float">
            <text:p>91.2</text:p>
          </table:table-cell>
          <table:table-cell table:style-name="ce29" table:formula="of:=ROUND([.A115]/([.G115])*100/(1.732*0.415*[.D115]); 2)" office:value-type="float" office:value="0.76" calcext:value-type="float">
            <text:p>0.76</text:p>
          </table:table-cell>
          <table:table-cell table:formula="of:=[.A115]&amp;&quot;kW, &quot;&amp;[.B115]&amp;&quot;P, &quot;&amp;[.C115]" office:value-type="string" office:string-value="11kW, 2P, IE3" calcext:value-type="string">
            <text:p>11kW, 2P, IE3</text:p>
          </table:table-cell>
          <table:table-cell table:style-name="ce31" office:value-type="string" calcext:value-type="string">
            <text:p>11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91.2" calcext:value-type="float">
            <text:p>91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6]/100" office:value-type="float" office:value="7.7" calcext:value-type="float">
            <text:p>7.7</text:p>
          </table:table-cell>
          <table:table-cell table:style-name="ce22" office:value-type="float" office:value="91.9" calcext:value-type="float">
            <text:p>91.9</text:p>
          </table:table-cell>
          <table:table-cell table:style-name="ce29" table:formula="of:=ROUND([.A116]/([.G116])*100/(1.732*0.415*[.D116]); 2)" office:value-type="float" office:value="0.76" calcext:value-type="float">
            <text:p>0.76</text:p>
          </table:table-cell>
          <table:table-cell table:formula="of:=[.A116]&amp;&quot;kW, &quot;&amp;[.B116]&amp;&quot;P, &quot;&amp;[.C116]" office:value-type="string" office:string-value="15kW, 2P, IE3" calcext:value-type="string">
            <text:p>15kW, 2P, IE3</text:p>
          </table:table-cell>
          <table:table-cell table:style-name="ce31" office:value-type="string" calcext:value-type="string">
            <text:p>1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1.9" calcext:value-type="float">
            <text:p>91.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7]/100" office:value-type="float" office:value="7.7" calcext:value-type="float">
            <text:p>7.7</text:p>
          </table:table-cell>
          <table:table-cell table:style-name="ce22" office:value-type="float" office:value="92.4" calcext:value-type="float">
            <text:p>92.4</text:p>
          </table:table-cell>
          <table:table-cell table:style-name="ce29" table:formula="of:=ROUND([.A117]/([.G117])*100/(1.732*0.415*[.D117]); 2)" office:value-type="float" office:value="0.77" calcext:value-type="float">
            <text:p>0.77</text:p>
          </table:table-cell>
          <table:table-cell table:formula="of:=[.A117]&amp;&quot;kW, &quot;&amp;[.B117]&amp;&quot;P, &quot;&amp;[.C117]" office:value-type="string" office:string-value="18.5kW, 2P, IE3" calcext:value-type="string">
            <text:p>18.5kW, 2P, IE3</text:p>
          </table:table-cell>
          <table:table-cell table:style-name="ce31" office:value-type="string" calcext:value-type="string">
            <text:p>18.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2.4" calcext:value-type="float">
            <text:p>92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8]/100" office:value-type="float" office:value="7.7" calcext:value-type="float">
            <text:p>7.7</text:p>
          </table:table-cell>
          <table:table-cell table:style-name="ce22" office:value-type="float" office:value="92.7" calcext:value-type="float">
            <text:p>92.7</text:p>
          </table:table-cell>
          <table:table-cell table:style-name="ce29" table:formula="of:=ROUND([.A118]/([.G118])*100/(1.732*0.415*[.D118]); 2)" office:value-type="float" office:value="0.77" calcext:value-type="float">
            <text:p>0.77</text:p>
          </table:table-cell>
          <table:table-cell table:formula="of:=[.A118]&amp;&quot;kW, &quot;&amp;[.B118]&amp;&quot;P, &quot;&amp;[.C118]" office:value-type="string" office:string-value="22kW, 2P, IE3" calcext:value-type="string">
            <text:p>22kW, 2P, IE3</text:p>
          </table:table-cell>
          <table:table-cell table:style-name="ce31" office:value-type="string" calcext:value-type="string">
            <text:p>2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2.7" calcext:value-type="float">
            <text:p>92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19]/100" office:value-type="float" office:value="7.7" calcext:value-type="float">
            <text:p>7.7</text:p>
          </table:table-cell>
          <table:table-cell table:style-name="ce22" office:value-type="float" office:value="93.3" calcext:value-type="float">
            <text:p>93.3</text:p>
          </table:table-cell>
          <table:table-cell table:style-name="ce29" table:formula="of:=ROUND([.A119]/([.G119])*100/(1.732*0.415*[.D119]); 2)" office:value-type="float" office:value="0.8" calcext:value-type="float">
            <text:p>0.80</text:p>
          </table:table-cell>
          <table:table-cell table:formula="of:=[.A119]&amp;&quot;kW, &quot;&amp;[.B119]&amp;&quot;P, &quot;&amp;[.C119]" office:value-type="string" office:string-value="30kW, 2P, IE3" calcext:value-type="string">
            <text:p>30kW, 2P, IE3</text:p>
          </table:table-cell>
          <table:table-cell table:style-name="ce31" office:value-type="string" calcext:value-type="string">
            <text:p>3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3.3" calcext:value-type="float">
            <text:p>93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0]/100" office:value-type="float" office:value="7.7" calcext:value-type="float">
            <text:p>7.7</text:p>
          </table:table-cell>
          <table:table-cell table:style-name="ce22" office:value-type="float" office:value="93.7" calcext:value-type="float">
            <text:p>93.7</text:p>
          </table:table-cell>
          <table:table-cell table:style-name="ce29" table:formula="of:=ROUND([.A120]/([.G120])*100/(1.732*0.415*[.D120]); 2)" office:value-type="float" office:value="0.8" calcext:value-type="float">
            <text:p>0.80</text:p>
          </table:table-cell>
          <table:table-cell table:formula="of:=[.A120]&amp;&quot;kW, &quot;&amp;[.B120]&amp;&quot;P, &quot;&amp;[.C120]" office:value-type="string" office:string-value="37kW, 2P, IE3" calcext:value-type="string">
            <text:p>37kW, 2P, IE3</text:p>
          </table:table-cell>
          <table:table-cell table:style-name="ce31" office:value-type="string" calcext:value-type="string">
            <text:p>37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3.7" calcext:value-type="float">
            <text:p>93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1]/100" office:value-type="float" office:value="7.7" calcext:value-type="float">
            <text:p>7.7</text:p>
          </table:table-cell>
          <table:table-cell table:style-name="ce22" office:value-type="float" office:value="94" calcext:value-type="float">
            <text:p>94</text:p>
          </table:table-cell>
          <table:table-cell table:style-name="ce29" table:formula="of:=ROUND([.A121]/([.G121])*100/(1.732*0.415*[.D121]); 2)" office:value-type="float" office:value="0.79" calcext:value-type="float">
            <text:p>0.79</text:p>
          </table:table-cell>
          <table:table-cell table:formula="of:=[.A121]&amp;&quot;kW, &quot;&amp;[.B121]&amp;&quot;P, &quot;&amp;[.C121]" office:value-type="string" office:string-value="45kW, 2P, IE3" calcext:value-type="string">
            <text:p>45kW, 2P, IE3</text:p>
          </table:table-cell>
          <table:table-cell table:style-name="ce31" office:value-type="string" calcext:value-type="string">
            <text:p>4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4" calcext:value-type="float">
            <text:p>9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2]/100" office:value-type="float" office:value="7.7" calcext:value-type="float">
            <text:p>7.7</text:p>
          </table:table-cell>
          <table:table-cell table:style-name="ce22" office:value-type="float" office:value="94.3" calcext:value-type="float">
            <text:p>94.3</text:p>
          </table:table-cell>
          <table:table-cell table:style-name="ce29" table:formula="of:=ROUND([.A122]/([.G122])*100/(1.732*0.415*[.D122]); 2)" office:value-type="float" office:value="0.82" calcext:value-type="float">
            <text:p>0.82</text:p>
          </table:table-cell>
          <table:table-cell table:formula="of:=[.A122]&amp;&quot;kW, &quot;&amp;[.B122]&amp;&quot;P, &quot;&amp;[.C122]" office:value-type="string" office:string-value="55kW, 2P, IE3" calcext:value-type="string">
            <text:p>55kW, 2P, IE3</text:p>
          </table:table-cell>
          <table:table-cell table:style-name="ce31" office:value-type="string" calcext:value-type="string">
            <text:p>5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4.3" calcext:value-type="float">
            <text:p>94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3]/100" office:value-type="float" office:value="7.7" calcext:value-type="float">
            <text:p>7.7</text:p>
          </table:table-cell>
          <table:table-cell table:style-name="ce22" office:value-type="float" office:value="94.7" calcext:value-type="float">
            <text:p>94.7</text:p>
          </table:table-cell>
          <table:table-cell table:style-name="ce29" table:formula="of:=ROUND([.A123]/([.G123])*100/(1.732*0.415*[.D123]); 2)" office:value-type="float" office:value="0.82" calcext:value-type="float">
            <text:p>0.82</text:p>
          </table:table-cell>
          <table:table-cell table:formula="of:=[.A123]&amp;&quot;kW, &quot;&amp;[.B123]&amp;&quot;P, &quot;&amp;[.C123]" office:value-type="string" office:string-value="75kW, 2P, IE3" calcext:value-type="string">
            <text:p>75kW, 2P, IE3</text:p>
          </table:table-cell>
          <table:table-cell table:style-name="ce31" office:value-type="string" calcext:value-type="string">
            <text:p>7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4.7" calcext:value-type="float">
            <text:p>94.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4]/100" office:value-type="float" office:value="7.7" calcext:value-type="float">
            <text:p>7.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124]/([.G124])*100/(1.732*0.415*[.D124]); 2)" office:value-type="float" office:value="0.8" calcext:value-type="float">
            <text:p>0.80</text:p>
          </table:table-cell>
          <table:table-cell table:formula="of:=[.A124]&amp;&quot;kW, &quot;&amp;[.B124]&amp;&quot;P, &quot;&amp;[.C124]" office:value-type="string" office:string-value="90kW, 2P, IE3" calcext:value-type="string">
            <text:p>90kW, 2P, IE3</text:p>
          </table:table-cell>
          <table:table-cell table:style-name="ce31" office:value-type="string" calcext:value-type="string">
            <text:p>9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5]/100" office:value-type="float" office:value="7.7" calcext:value-type="float">
            <text:p>7.7</text:p>
          </table:table-cell>
          <table:table-cell table:style-name="ce22" office:value-type="float" office:value="95.2" calcext:value-type="float">
            <text:p>95.2</text:p>
          </table:table-cell>
          <table:table-cell table:style-name="ce29" table:formula="of:=ROUND([.A125]/([.G125])*100/(1.732*0.415*[.D125]); 2)" office:value-type="float" office:value="0.79" calcext:value-type="float">
            <text:p>0.79</text:p>
          </table:table-cell>
          <table:table-cell table:formula="of:=[.A125]&amp;&quot;kW, &quot;&amp;[.B125]&amp;&quot;P, &quot;&amp;[.C125]" office:value-type="string" office:string-value="110kW, 2P, IE3" calcext:value-type="string">
            <text:p>110kW, 2P, IE3</text:p>
          </table:table-cell>
          <table:table-cell table:style-name="ce31" office:value-type="string" calcext:value-type="string">
            <text:p>11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5.2" calcext:value-type="float">
            <text:p>95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34" calcext:value-type="float">
            <text:p>23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6]/100" office:value-type="float" office:value="7.7" calcext:value-type="float">
            <text:p>7.7</text:p>
          </table:table-cell>
          <table:table-cell table:style-name="ce22" office:value-type="float" office:value="95.3" calcext:value-type="float">
            <text:p>95.3</text:p>
          </table:table-cell>
          <table:table-cell table:style-name="ce29" table:formula="of:=ROUND([.A126]/([.G126])*100/(1.732*0.415*[.D126]); 2)" office:value-type="float" office:value="0.78" calcext:value-type="float">
            <text:p>0.78</text:p>
          </table:table-cell>
          <table:table-cell table:formula="of:=[.A126]&amp;&quot;kW, &quot;&amp;[.B126]&amp;&quot;P, &quot;&amp;[.C126]" office:value-type="string" office:string-value="125kW, 2P, IE3" calcext:value-type="string">
            <text:p>125kW, 2P, IE3</text:p>
          </table:table-cell>
          <table:table-cell table:style-name="ce31" office:value-type="string" calcext:value-type="string">
            <text:p>12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5.3" calcext:value-type="float">
            <text:p>95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47" calcext:value-type="float">
            <text:p>247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7]/100" office:value-type="float" office:value="7.7" calcext:value-type="float">
            <text:p>7.7</text:p>
          </table:table-cell>
          <table:table-cell table:style-name="ce22" office:value-type="float" office:value="95.4" calcext:value-type="float">
            <text:p>95.4</text:p>
          </table:table-cell>
          <table:table-cell table:style-name="ce29" table:formula="of:=ROUND([.A127]/([.G127])*100/(1.732*0.415*[.D127]); 2)" office:value-type="float" office:value="0.78" calcext:value-type="float">
            <text:p>0.78</text:p>
          </table:table-cell>
          <table:table-cell table:formula="of:=[.A127]&amp;&quot;kW, &quot;&amp;[.B127]&amp;&quot;P, &quot;&amp;[.C127]" office:value-type="string" office:string-value="132kW, 2P, IE3" calcext:value-type="string">
            <text:p>132kW, 2P, IE3</text:p>
          </table:table-cell>
          <table:table-cell table:style-name="ce31" office:value-type="string" calcext:value-type="string">
            <text:p>132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5.4" calcext:value-type="float">
            <text:p>95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8]/100" office:value-type="float" office:value="7.7" calcext:value-type="float">
            <text:p>7.7</text:p>
          </table:table-cell>
          <table:table-cell table:style-name="ce22" office:value-type="float" office:value="95.6" calcext:value-type="float">
            <text:p>95.6</text:p>
          </table:table-cell>
          <table:table-cell table:style-name="ce29" table:formula="of:=ROUND([.A128]/([.G128])*100/(1.732*0.415*[.D128]); 2)" office:value-type="float" office:value="0.81" calcext:value-type="float">
            <text:p>0.81</text:p>
          </table:table-cell>
          <table:table-cell table:formula="of:=[.A128]&amp;&quot;kW, &quot;&amp;[.B128]&amp;&quot;P, &quot;&amp;[.C128]" office:value-type="string" office:string-value="160kW, 2P, IE3" calcext:value-type="string">
            <text:p>160kW, 2P, IE3</text:p>
          </table:table-cell>
          <table:table-cell table:style-name="ce31" office:value-type="string" calcext:value-type="string">
            <text:p>16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5.6" calcext:value-type="float">
            <text:p>95.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48" calcext:value-type="float">
            <text:p>34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29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29]/([.G129])*100/(1.732*0.415*[.D129]); 2)" office:value-type="float" office:value="0.83" calcext:value-type="float">
            <text:p>0.83</text:p>
          </table:table-cell>
          <table:table-cell table:formula="of:=[.A129]&amp;&quot;kW, &quot;&amp;[.B129]&amp;&quot;P, &quot;&amp;[.C129]" office:value-type="string" office:string-value="200kW, 2P, IE3" calcext:value-type="string">
            <text:p>200kW, 2P, IE3</text:p>
          </table:table-cell>
          <table:table-cell table:style-name="ce31" office:value-type="string" calcext:value-type="string">
            <text:p>20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35" calcext:value-type="float">
            <text:p>43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30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30]/([.G130])*100/(1.732*0.415*[.D130]); 2)" office:value-type="float" office:value="0.83" calcext:value-type="float">
            <text:p>0.83</text:p>
          </table:table-cell>
          <table:table-cell table:formula="of:=[.A130]&amp;&quot;kW, &quot;&amp;[.B130]&amp;&quot;P, &quot;&amp;[.C130]" office:value-type="string" office:string-value="250kW, 2P, IE3" calcext:value-type="string">
            <text:p>250kW, 2P, IE3</text:p>
          </table:table-cell>
          <table:table-cell table:style-name="ce31" office:value-type="string" calcext:value-type="string">
            <text:p>250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48" calcext:value-type="float">
            <text:p>548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31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31]/([.G131])*100/(1.732*0.415*[.D131]); 2)" office:value-type="float" office:value="0.83" calcext:value-type="float">
            <text:p>0.83</text:p>
          </table:table-cell>
          <table:table-cell table:formula="of:=[.A131]&amp;&quot;kW, &quot;&amp;[.B131]&amp;&quot;P, &quot;&amp;[.C131]" office:value-type="string" office:string-value="315kW, 2P, IE3" calcext:value-type="string">
            <text:p>315kW, 2P, IE3</text:p>
          </table:table-cell>
          <table:table-cell table:style-name="ce31" office:value-type="string" calcext:value-type="string">
            <text:p>315kW, 2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4" calcext:value-type="float">
            <text:p>1.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2]/100" office:value-type="float" office:value="6.5" calcext:value-type="float">
            <text:p>6.5</text:p>
          </table:table-cell>
          <table:table-cell table:style-name="ce22" office:value-type="float" office:value="73" calcext:value-type="float">
            <text:p>73</text:p>
          </table:table-cell>
          <table:table-cell table:style-name="ce29" table:formula="of:=ROUND([.A132]/([.G132])*100/(1.732*0.415*[.D132]); 2)" office:value-type="float" office:value="0.5" calcext:value-type="float">
            <text:p>0.50</text:p>
          </table:table-cell>
          <table:table-cell table:formula="of:=[.A132]&amp;&quot;kW, &quot;&amp;[.B132]&amp;&quot;P, &quot;&amp;[.C132]" office:value-type="string" office:string-value="0.37kW, 4P, IE3" calcext:value-type="string">
            <text:p>0.37kW, 4P, IE3</text:p>
          </table:table-cell>
          <table:table-cell table:style-name="ce31" office:value-type="string" calcext:value-type="string">
            <text:p>0.3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37" calcext:value-type="float">
            <text:p>0.37</text:p>
          </table:table-cell>
          <table:table-cell table:style-name="ce22" office:value-type="float" office:value="73" calcext:value-type="float">
            <text:p>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3]/100" office:value-type="float" office:value="6.5" calcext:value-type="float">
            <text:p>6.5</text:p>
          </table:table-cell>
          <table:table-cell table:style-name="ce22" office:value-type="float" office:value="78" calcext:value-type="float">
            <text:p>78</text:p>
          </table:table-cell>
          <table:table-cell table:style-name="ce29" table:formula="of:=ROUND([.A133]/([.G133])*100/(1.732*0.415*[.D133]); 2)" office:value-type="float" office:value="0.52" calcext:value-type="float">
            <text:p>0.52</text:p>
          </table:table-cell>
          <table:table-cell table:formula="of:=[.A133]&amp;&quot;kW, &quot;&amp;[.B133]&amp;&quot;P, &quot;&amp;[.C133]" office:value-type="string" office:string-value="0.55kW, 4P, IE3" calcext:value-type="string">
            <text:p>0.55kW, 4P, IE3</text:p>
          </table:table-cell>
          <table:table-cell table:style-name="ce31" office:value-type="string" calcext:value-type="string">
            <text:p>0.5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22" office:value-type="float" office:value="78" calcext:value-type="float">
            <text:p>78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.3" calcext:value-type="float">
            <text:p>2.3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4]/100" office:value-type="float" office:value="6.5" calcext:value-type="float">
            <text:p>6.5</text:p>
          </table:table-cell>
          <table:table-cell table:style-name="ce22" office:value-type="float" office:value="82.5" calcext:value-type="float">
            <text:p>82.5</text:p>
          </table:table-cell>
          <table:table-cell table:style-name="ce29" table:formula="of:=ROUND([.A134]/([.G134])*100/(1.732*0.415*[.D134]); 2)" office:value-type="float" office:value="0.55" calcext:value-type="float">
            <text:p>0.55</text:p>
          </table:table-cell>
          <table:table-cell table:formula="of:=[.A134]&amp;&quot;kW, &quot;&amp;[.B134]&amp;&quot;P, &quot;&amp;[.C134]" office:value-type="string" office:string-value="0.75kW, 4P, IE3" calcext:value-type="string">
            <text:p>0.75kW, 4P, IE3</text:p>
          </table:table-cell>
          <table:table-cell table:style-name="ce31" office:value-type="string" calcext:value-type="string">
            <text:p>0.7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22" office:value-type="float" office:value="82.5" calcext:value-type="float">
            <text:p>82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.2" calcext:value-type="float">
            <text:p>3.2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5]/100" office:value-type="float" office:value="6.5" calcext:value-type="float">
            <text:p>6.5</text:p>
          </table:table-cell>
          <table:table-cell table:style-name="ce22" office:value-type="float" office:value="84.1" calcext:value-type="float">
            <text:p>84.1</text:p>
          </table:table-cell>
          <table:table-cell table:style-name="ce29" table:formula="of:=ROUND([.A135]/([.G135])*100/(1.732*0.415*[.D135]); 2)" office:value-type="float" office:value="0.57" calcext:value-type="float">
            <text:p>0.57</text:p>
          </table:table-cell>
          <table:table-cell table:formula="of:=[.A135]&amp;&quot;kW, &quot;&amp;[.B135]&amp;&quot;P, &quot;&amp;[.C135]" office:value-type="string" office:string-value="1.1kW, 4P, IE3" calcext:value-type="string">
            <text:p>1.1kW, 4P, IE3</text:p>
          </table:table-cell>
          <table:table-cell table:style-name="ce31" office:value-type="string" calcext:value-type="string">
            <text:p>1.1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1" calcext:value-type="float">
            <text:p>1.1</text:p>
          </table:table-cell>
          <table:table-cell table:style-name="ce22" office:value-type="float" office:value="84.1" calcext:value-type="float">
            <text:p>84.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50" calcext:value-type="float">
            <text:p>650</text:p>
          </table:table-cell>
          <table:table-cell table:style-name="ce22" table:formula="of:=[.E136]/100" office:value-type="float" office:value="6.5" calcext:value-type="float">
            <text:p>6.5</text:p>
          </table:table-cell>
          <table:table-cell table:style-name="ce22" office:value-type="float" office:value="85.3" calcext:value-type="float">
            <text:p>85.3</text:p>
          </table:table-cell>
          <table:table-cell table:style-name="ce29" table:formula="of:=ROUND([.A136]/([.G136])*100/(1.732*0.415*[.D136]); 2)" office:value-type="float" office:value="0.61" calcext:value-type="float">
            <text:p>0.61</text:p>
          </table:table-cell>
          <table:table-cell table:formula="of:=[.A136]&amp;&quot;kW, &quot;&amp;[.B136]&amp;&quot;P, &quot;&amp;[.C136]" office:value-type="string" office:string-value="1.5kW, 4P, IE3" calcext:value-type="string">
            <text:p>1.5kW, 4P, IE3</text:p>
          </table:table-cell>
          <table:table-cell table:style-name="ce31" office:value-type="string" calcext:value-type="string">
            <text:p>1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.5" calcext:value-type="float">
            <text:p>1.5</text:p>
          </table:table-cell>
          <table:table-cell table:style-name="ce22" office:value-type="float" office:value="85.3" calcext:value-type="float">
            <text:p>85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7]/100" office:value-type="float" office:value="7.5" calcext:value-type="float">
            <text:p>7.5</text:p>
          </table:table-cell>
          <table:table-cell table:style-name="ce22" office:value-type="float" office:value="86.7" calcext:value-type="float">
            <text:p>86.7</text:p>
          </table:table-cell>
          <table:table-cell table:style-name="ce29" table:formula="of:=ROUND([.A137]/([.G137])*100/(1.732*0.415*[.D137]); 2)" office:value-type="float" office:value="0.64" calcext:value-type="float">
            <text:p>0.64</text:p>
          </table:table-cell>
          <table:table-cell table:formula="of:=[.A137]&amp;&quot;kW, &quot;&amp;[.B137]&amp;&quot;P, &quot;&amp;[.C137]" office:value-type="string" office:string-value="2.2kW, 4P, IE3" calcext:value-type="string">
            <text:p>2.2kW, 4P, IE3</text:p>
          </table:table-cell>
          <table:table-cell table:style-name="ce31" office:value-type="string" calcext:value-type="string">
            <text:p>2.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2" office:value-type="float" office:value="86.7" calcext:value-type="float">
            <text:p>86.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.8" calcext:value-type="float">
            <text:p>8.8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8]/100" office:value-type="float" office:value="7.5" calcext:value-type="float">
            <text:p>7.5</text:p>
          </table:table-cell>
          <table:table-cell table:style-name="ce22" office:value-type="float" office:value="88.4" calcext:value-type="float">
            <text:p>88.4</text:p>
          </table:table-cell>
          <table:table-cell table:style-name="ce29" table:formula="of:=ROUND([.A138]/([.G138])*100/(1.732*0.415*[.D138]); 2)" office:value-type="float" office:value="0.66" calcext:value-type="float">
            <text:p>0.66</text:p>
          </table:table-cell>
          <table:table-cell table:formula="of:=[.A138]&amp;&quot;kW, &quot;&amp;[.B138]&amp;&quot;P, &quot;&amp;[.C138]" office:value-type="string" office:string-value="3.7kW, 4P, IE3" calcext:value-type="string">
            <text:p>3.7kW, 4P, IE3</text:p>
          </table:table-cell>
          <table:table-cell table:style-name="ce31" office:value-type="string" calcext:value-type="string">
            <text:p>3.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.7" calcext:value-type="float">
            <text:p>3.7</text:p>
          </table:table-cell>
          <table:table-cell table:style-name="ce22" office:value-type="float" office:value="88.4" calcext:value-type="float">
            <text:p>88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2.7" calcext:value-type="float">
            <text:p>12.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39]/100" office:value-type="float" office:value="7.5" calcext:value-type="float">
            <text:p>7.5</text:p>
          </table:table-cell>
          <table:table-cell table:style-name="ce22" office:value-type="float" office:value="89.6" calcext:value-type="float">
            <text:p>89.6</text:p>
          </table:table-cell>
          <table:table-cell table:style-name="ce29" table:formula="of:=ROUND([.A139]/([.G139])*100/(1.732*0.415*[.D139]); 2)" office:value-type="float" office:value="0.67" calcext:value-type="float">
            <text:p>0.67</text:p>
          </table:table-cell>
          <table:table-cell table:formula="of:=[.A139]&amp;&quot;kW, &quot;&amp;[.B139]&amp;&quot;P, &quot;&amp;[.C139]" office:value-type="string" office:string-value="5.5kW, 4P, IE3" calcext:value-type="string">
            <text:p>5.5kW, 4P, IE3</text:p>
          </table:table-cell>
          <table:table-cell table:style-name="ce31" office:value-type="string" calcext:value-type="string">
            <text:p>5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.5" calcext:value-type="float">
            <text:p>5.5</text:p>
          </table:table-cell>
          <table:table-cell table:style-name="ce22" office:value-type="float" office:value="89.6" calcext:value-type="float">
            <text:p>89.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6.7" calcext:value-type="float">
            <text:p>16.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0]/100" office:value-type="float" office:value="7.5" calcext:value-type="float">
            <text:p>7.5</text:p>
          </table:table-cell>
          <table:table-cell table:style-name="ce22" office:value-type="float" office:value="90.4" calcext:value-type="float">
            <text:p>90.4</text:p>
          </table:table-cell>
          <table:table-cell table:style-name="ce29" table:formula="of:=ROUND([.A140]/([.G140])*100/(1.732*0.415*[.D140]); 2)" office:value-type="float" office:value="0.69" calcext:value-type="float">
            <text:p>0.69</text:p>
          </table:table-cell>
          <table:table-cell table:formula="of:=[.A140]&amp;&quot;kW, &quot;&amp;[.B140]&amp;&quot;P, &quot;&amp;[.C140]" office:value-type="string" office:string-value="7.5kW, 4P, IE3" calcext:value-type="string">
            <text:p>7.5kW, 4P, IE3</text:p>
          </table:table-cell>
          <table:table-cell table:style-name="ce31" office:value-type="string" calcext:value-type="string">
            <text:p>7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.5" calcext:value-type="float">
            <text:p>7.5</text:p>
          </table:table-cell>
          <table:table-cell table:style-name="ce22" office:value-type="float" office:value="90.4" calcext:value-type="float">
            <text:p>9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1]/100" office:value-type="float" office:value="7.5" calcext:value-type="float">
            <text:p>7.5</text:p>
          </table:table-cell>
          <table:table-cell table:style-name="ce22" office:value-type="float" office:value="91.4" calcext:value-type="float">
            <text:p>91.4</text:p>
          </table:table-cell>
          <table:table-cell table:style-name="ce29" table:formula="of:=ROUND([.A141]/([.G141])*100/(1.732*0.415*[.D141]); 2)" office:value-type="float" office:value="0.73" calcext:value-type="float">
            <text:p>0.73</text:p>
          </table:table-cell>
          <table:table-cell table:formula="of:=[.A141]&amp;&quot;kW, &quot;&amp;[.B141]&amp;&quot;P, &quot;&amp;[.C141]" office:value-type="string" office:string-value="11kW, 4P, IE3" calcext:value-type="string">
            <text:p>11kW, 4P, IE3</text:p>
          </table:table-cell>
          <table:table-cell table:style-name="ce31" office:value-type="string" calcext:value-type="string">
            <text:p>11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" calcext:value-type="float">
            <text:p>11</text:p>
          </table:table-cell>
          <table:table-cell table:style-name="ce22" office:value-type="float" office:value="91.4" calcext:value-type="float">
            <text:p>91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2]/100" office:value-type="float" office:value="7.5" calcext:value-type="float">
            <text:p>7.5</text:p>
          </table:table-cell>
          <table:table-cell table:style-name="ce22" office:value-type="float" office:value="92.1" calcext:value-type="float">
            <text:p>92.1</text:p>
          </table:table-cell>
          <table:table-cell table:style-name="ce29" table:formula="of:=ROUND([.A142]/([.G142])*100/(1.732*0.415*[.D142]); 2)" office:value-type="float" office:value="0.74" calcext:value-type="float">
            <text:p>0.74</text:p>
          </table:table-cell>
          <table:table-cell table:formula="of:=[.A142]&amp;&quot;kW, &quot;&amp;[.B142]&amp;&quot;P, &quot;&amp;[.C142]" office:value-type="string" office:string-value="15kW, 4P, IE3" calcext:value-type="string">
            <text:p>15kW, 4P, IE3</text:p>
          </table:table-cell>
          <table:table-cell table:style-name="ce31" office:value-type="string" calcext:value-type="string">
            <text:p>1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5" calcext:value-type="float">
            <text:p>15</text:p>
          </table:table-cell>
          <table:table-cell table:style-name="ce22" office:value-type="float" office:value="92.1" calcext:value-type="float">
            <text:p>92.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7.5" calcext:value-type="float">
            <text:p>37.5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3]/100" office:value-type="float" office:value="7.5" calcext:value-type="float">
            <text:p>7.5</text:p>
          </table:table-cell>
          <table:table-cell table:style-name="ce22" office:value-type="float" office:value="92.6" calcext:value-type="float">
            <text:p>92.6</text:p>
          </table:table-cell>
          <table:table-cell table:style-name="ce29" table:formula="of:=ROUND([.A143]/([.G143])*100/(1.732*0.415*[.D143]); 2)" office:value-type="float" office:value="0.74" calcext:value-type="float">
            <text:p>0.74</text:p>
          </table:table-cell>
          <table:table-cell table:formula="of:=[.A143]&amp;&quot;kW, &quot;&amp;[.B143]&amp;&quot;P, &quot;&amp;[.C143]" office:value-type="string" office:string-value="18.5kW, 4P, IE3" calcext:value-type="string">
            <text:p>18.5kW, 4P, IE3</text:p>
          </table:table-cell>
          <table:table-cell table:style-name="ce31" office:value-type="string" calcext:value-type="string">
            <text:p>18.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22" office:value-type="float" office:value="92.6" calcext:value-type="float">
            <text:p>92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4]/100" office:value-type="float" office:value="7.5" calcext:value-type="float">
            <text:p>7.5</text:p>
          </table:table-cell>
          <table:table-cell table:style-name="ce22" office:value-type="float" office:value="93" calcext:value-type="float">
            <text:p>93</text:p>
          </table:table-cell>
          <table:table-cell table:style-name="ce29" table:formula="of:=ROUND([.A144]/([.G144])*100/(1.732*0.415*[.D144]); 2)" office:value-type="float" office:value="0.75" calcext:value-type="float">
            <text:p>0.75</text:p>
          </table:table-cell>
          <table:table-cell table:formula="of:=[.A144]&amp;&quot;kW, &quot;&amp;[.B144]&amp;&quot;P, &quot;&amp;[.C144]" office:value-type="string" office:string-value="22kW, 4P, IE3" calcext:value-type="string">
            <text:p>22kW, 4P, IE3</text:p>
          </table:table-cell>
          <table:table-cell table:style-name="ce31" office:value-type="string" calcext:value-type="string">
            <text:p>2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2" calcext:value-type="float">
            <text:p>22</text:p>
          </table:table-cell>
          <table:table-cell table:style-name="ce22" office:value-type="float" office:value="93" calcext:value-type="float">
            <text:p>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5]/100" office:value-type="float" office:value="7.5" calcext:value-type="float">
            <text:p>7.5</text:p>
          </table:table-cell>
          <table:table-cell table:style-name="ce22" office:value-type="float" office:value="93.6" calcext:value-type="float">
            <text:p>93.6</text:p>
          </table:table-cell>
          <table:table-cell table:style-name="ce29" table:formula="of:=ROUND([.A145]/([.G145])*100/(1.732*0.415*[.D145]); 2)" office:value-type="float" office:value="0.76" calcext:value-type="float">
            <text:p>0.76</text:p>
          </table:table-cell>
          <table:table-cell table:formula="of:=[.A145]&amp;&quot;kW, &quot;&amp;[.B145]&amp;&quot;P, &quot;&amp;[.C145]" office:value-type="string" office:string-value="30kW, 4P, IE3" calcext:value-type="string">
            <text:p>30kW, 4P, IE3</text:p>
          </table:table-cell>
          <table:table-cell table:style-name="ce31" office:value-type="string" calcext:value-type="string">
            <text:p>3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0" calcext:value-type="float">
            <text:p>30</text:p>
          </table:table-cell>
          <table:table-cell table:style-name="ce22" office:value-type="float" office:value="93.6" calcext:value-type="float">
            <text:p>93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6]/100" office:value-type="float" office:value="7.5" calcext:value-type="float">
            <text:p>7.5</text:p>
          </table:table-cell>
          <table:table-cell table:style-name="ce22" office:value-type="float" office:value="93.9" calcext:value-type="float">
            <text:p>93.9</text:p>
          </table:table-cell>
          <table:table-cell table:style-name="ce29" table:formula="of:=ROUND([.A146]/([.G146])*100/(1.732*0.415*[.D146]); 2)" office:value-type="float" office:value="0.76" calcext:value-type="float">
            <text:p>0.76</text:p>
          </table:table-cell>
          <table:table-cell table:formula="of:=[.A146]&amp;&quot;kW, &quot;&amp;[.B146]&amp;&quot;P, &quot;&amp;[.C146]" office:value-type="string" office:string-value="37kW, 4P, IE3" calcext:value-type="string">
            <text:p>37kW, 4P, IE3</text:p>
          </table:table-cell>
          <table:table-cell table:style-name="ce31" office:value-type="string" calcext:value-type="string">
            <text:p>37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7" calcext:value-type="float">
            <text:p>37</text:p>
          </table:table-cell>
          <table:table-cell table:style-name="ce22" office:value-type="float" office:value="93.9" calcext:value-type="float">
            <text:p>93.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7]/100" office:value-type="float" office:value="7.5" calcext:value-type="float">
            <text:p>7.5</text:p>
          </table:table-cell>
          <table:table-cell table:style-name="ce22" office:value-type="float" office:value="94.2" calcext:value-type="float">
            <text:p>94.2</text:p>
          </table:table-cell>
          <table:table-cell table:style-name="ce29" table:formula="of:=ROUND([.A147]/([.G147])*100/(1.732*0.415*[.D147]); 2)" office:value-type="float" office:value="0.76" calcext:value-type="float">
            <text:p>0.76</text:p>
          </table:table-cell>
          <table:table-cell table:formula="of:=[.A147]&amp;&quot;kW, &quot;&amp;[.B147]&amp;&quot;P, &quot;&amp;[.C147]" office:value-type="string" office:string-value="45kW, 4P, IE3" calcext:value-type="string">
            <text:p>45kW, 4P, IE3</text:p>
          </table:table-cell>
          <table:table-cell table:style-name="ce31" office:value-type="string" calcext:value-type="string">
            <text:p>4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 office:value-type="float" office:value="94.2" calcext:value-type="float">
            <text:p>94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table:formula="of:=[.E148]/100" office:value-type="float" office:value="7.5" calcext:value-type="float">
            <text:p>7.5</text:p>
          </table:table-cell>
          <table:table-cell table:style-name="ce22" office:value-type="float" office:value="94.6" calcext:value-type="float">
            <text:p>94.6</text:p>
          </table:table-cell>
          <table:table-cell table:style-name="ce29" table:formula="of:=ROUND([.A148]/([.G148])*100/(1.732*0.415*[.D148]); 2)" office:value-type="float" office:value="0.76" calcext:value-type="float">
            <text:p>0.76</text:p>
          </table:table-cell>
          <table:table-cell table:formula="of:=[.A148]&amp;&quot;kW, &quot;&amp;[.B148]&amp;&quot;P, &quot;&amp;[.C148]" office:value-type="string" office:string-value="55kW, 4P, IE3" calcext:value-type="string">
            <text:p>55kW, 4P, IE3</text:p>
          </table:table-cell>
          <table:table-cell table:style-name="ce31" office:value-type="string" calcext:value-type="string">
            <text:p>5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55" calcext:value-type="float">
            <text:p>55</text:p>
          </table:table-cell>
          <table:table-cell table:style-name="ce22" office:value-type="float" office:value="94.6" calcext:value-type="float">
            <text:p>94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49]/100" office:value-type="float" office:value="7.7" calcext:value-type="float">
            <text:p>7.7</text:p>
          </table:table-cell>
          <table:table-cell table:style-name="ce22" office:value-type="float" office:value="95" calcext:value-type="float">
            <text:p>95</text:p>
          </table:table-cell>
          <table:table-cell table:style-name="ce29" table:formula="of:=ROUND([.A149]/([.G149])*100/(1.732*0.415*[.D149]); 2)" office:value-type="float" office:value="0.76" calcext:value-type="float">
            <text:p>0.76</text:p>
          </table:table-cell>
          <table:table-cell table:formula="of:=[.A149]&amp;&quot;kW, &quot;&amp;[.B149]&amp;&quot;P, &quot;&amp;[.C149]" office:value-type="string" office:string-value="75kW, 4P, IE3" calcext:value-type="string">
            <text:p>75kW, 4P, IE3</text:p>
          </table:table-cell>
          <table:table-cell table:style-name="ce31" office:value-type="string" calcext:value-type="string">
            <text:p>7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75" calcext:value-type="float">
            <text:p>75</text:p>
          </table:table-cell>
          <table:table-cell table:style-name="ce22" office:value-type="float" office:value="95" calcext:value-type="float">
            <text:p>9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0]/100" office:value-type="float" office:value="7.7" calcext:value-type="float">
            <text:p>7.7</text:p>
          </table:table-cell>
          <table:table-cell table:style-name="ce22" office:value-type="float" office:value="95.2" calcext:value-type="float">
            <text:p>95.2</text:p>
          </table:table-cell>
          <table:table-cell table:style-name="ce29" table:formula="of:=ROUND([.A150]/([.G150])*100/(1.732*0.415*[.D150]); 2)" office:value-type="float" office:value="0.75" calcext:value-type="float">
            <text:p>0.75</text:p>
          </table:table-cell>
          <table:table-cell table:formula="of:=[.A150]&amp;&quot;kW, &quot;&amp;[.B150]&amp;&quot;P, &quot;&amp;[.C150]" office:value-type="string" office:string-value="90kW, 4P, IE3" calcext:value-type="string">
            <text:p>90kW, 4P, IE3</text:p>
          </table:table-cell>
          <table:table-cell table:style-name="ce31" office:value-type="string" calcext:value-type="string">
            <text:p>9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90" calcext:value-type="float">
            <text:p>90</text:p>
          </table:table-cell>
          <table:table-cell table:style-name="ce22" office:value-type="float" office:value="95.2" calcext:value-type="float">
            <text:p>95.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1]/100" office:value-type="float" office:value="7.7" calcext:value-type="float">
            <text:p>7.7</text:p>
          </table:table-cell>
          <table:table-cell table:style-name="ce22" office:value-type="float" office:value="95.4" calcext:value-type="float">
            <text:p>95.4</text:p>
          </table:table-cell>
          <table:table-cell table:style-name="ce29" table:formula="of:=ROUND([.A151]/([.G151])*100/(1.732*0.415*[.D151]); 2)" office:value-type="float" office:value="0.75" calcext:value-type="float">
            <text:p>0.75</text:p>
          </table:table-cell>
          <table:table-cell table:formula="of:=[.A151]&amp;&quot;kW, &quot;&amp;[.B151]&amp;&quot;P, &quot;&amp;[.C151]" office:value-type="string" office:string-value="110kW, 4P, IE3" calcext:value-type="string">
            <text:p>110kW, 4P, IE3</text:p>
          </table:table-cell>
          <table:table-cell table:style-name="ce31" office:value-type="string" calcext:value-type="string">
            <text:p>11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2" office:value-type="float" office:value="95.4" calcext:value-type="float">
            <text:p>95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2]/100" office:value-type="float" office:value="7.7" calcext:value-type="float">
            <text:p>7.7</text:p>
          </table:table-cell>
          <table:table-cell table:style-name="ce22" office:value-type="float" office:value="95.5" calcext:value-type="float">
            <text:p>95.5</text:p>
          </table:table-cell>
          <table:table-cell table:style-name="ce29" table:formula="of:=ROUND([.A152]/([.G152])*100/(1.732*0.415*[.D152]); 2)" office:value-type="float" office:value="0.74" calcext:value-type="float">
            <text:p>0.74</text:p>
          </table:table-cell>
          <table:table-cell table:formula="of:=[.A152]&amp;&quot;kW, &quot;&amp;[.B152]&amp;&quot;P, &quot;&amp;[.C152]" office:value-type="string" office:string-value="125kW, 4P, IE3" calcext:value-type="string">
            <text:p>125kW, 4P, IE3</text:p>
          </table:table-cell>
          <table:table-cell table:style-name="ce31" office:value-type="string" calcext:value-type="string">
            <text:p>12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2" office:value-type="float" office:value="95.5" calcext:value-type="float">
            <text:p>95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3]/100" office:value-type="float" office:value="7.7" calcext:value-type="float">
            <text:p>7.7</text:p>
          </table:table-cell>
          <table:table-cell table:style-name="ce22" office:value-type="float" office:value="95.6" calcext:value-type="float">
            <text:p>95.6</text:p>
          </table:table-cell>
          <table:table-cell table:style-name="ce29" table:formula="of:=ROUND([.A153]/([.G153])*100/(1.732*0.415*[.D153]); 2)" office:value-type="float" office:value="0.75" calcext:value-type="float">
            <text:p>0.75</text:p>
          </table:table-cell>
          <table:table-cell table:formula="of:=[.A153]&amp;&quot;kW, &quot;&amp;[.B153]&amp;&quot;P, &quot;&amp;[.C153]" office:value-type="string" office:string-value="132kW, 4P, IE3" calcext:value-type="string">
            <text:p>132kW, 4P, IE3</text:p>
          </table:table-cell>
          <table:table-cell table:style-name="ce31" office:value-type="string" calcext:value-type="string">
            <text:p>132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2" office:value-type="float" office:value="95.6" calcext:value-type="float">
            <text:p>95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4]/100" office:value-type="float" office:value="7.7" calcext:value-type="float">
            <text:p>7.7</text:p>
          </table:table-cell>
          <table:table-cell table:style-name="ce22" office:value-type="float" office:value="95.8" calcext:value-type="float">
            <text:p>95.8</text:p>
          </table:table-cell>
          <table:table-cell table:style-name="ce29" table:formula="of:=ROUND([.A154]/([.G154])*100/(1.732*0.415*[.D154]); 2)" office:value-type="float" office:value="0.74" calcext:value-type="float">
            <text:p>0.74</text:p>
          </table:table-cell>
          <table:table-cell table:formula="of:=[.A154]&amp;&quot;kW, &quot;&amp;[.B154]&amp;&quot;P, &quot;&amp;[.C154]" office:value-type="string" office:string-value="160kW, 4P, IE3" calcext:value-type="string">
            <text:p>160kW, 4P, IE3</text:p>
          </table:table-cell>
          <table:table-cell table:style-name="ce31" office:value-type="string" calcext:value-type="string">
            <text:p>16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2" office:value-type="float" office:value="95.8" calcext:value-type="float">
            <text:p>95.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5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5]/([.G155])*100/(1.732*0.415*[.D155]); 2)" office:value-type="float" office:value="0.78" calcext:value-type="float">
            <text:p>0.78</text:p>
          </table:table-cell>
          <table:table-cell table:formula="of:=[.A155]&amp;&quot;kW, &quot;&amp;[.B155]&amp;&quot;P, &quot;&amp;[.C155]" office:value-type="string" office:string-value="200kW, 4P, IE3" calcext:value-type="string">
            <text:p>200kW, 4P, IE3</text:p>
          </table:table-cell>
          <table:table-cell table:style-name="ce31" office:value-type="string" calcext:value-type="string">
            <text:p>20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6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6]/([.G156])*100/(1.732*0.415*[.D156]); 2)" office:value-type="float" office:value="0.78" calcext:value-type="float">
            <text:p>0.78</text:p>
          </table:table-cell>
          <table:table-cell table:formula="of:=[.A156]&amp;&quot;kW, &quot;&amp;[.B156]&amp;&quot;P, &quot;&amp;[.C156]" office:value-type="string" office:string-value="250kW, 4P, IE3" calcext:value-type="string">
            <text:p>250kW, 4P, IE3</text:p>
          </table:table-cell>
          <table:table-cell table:style-name="ce31" office:value-type="string" calcext:value-type="string">
            <text:p>250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table:style-name="ce22" office:value-type="float" office:value="583" calcext:value-type="float">
            <text:p>583</text:p>
          </table:table-cell>
          <table:table-cell table:style-name="ce22" office:value-type="float" office:value="770" calcext:value-type="float">
            <text:p>770</text:p>
          </table:table-cell>
          <table:table-cell table:style-name="ce22" table:formula="of:=[.E157]/100" office:value-type="float" office:value="7.7" calcext:value-type="float">
            <text:p>7.7</text:p>
          </table:table-cell>
          <table:table-cell table:style-name="ce22" office:value-type="float" office:value="96" calcext:value-type="float">
            <text:p>96</text:p>
          </table:table-cell>
          <table:table-cell table:style-name="ce29" table:formula="of:=ROUND([.A157]/([.G157])*100/(1.732*0.415*[.D157]); 2)" office:value-type="float" office:value="0.78" calcext:value-type="float">
            <text:p>0.78</text:p>
          </table:table-cell>
          <table:table-cell table:formula="of:=[.A157]&amp;&quot;kW, &quot;&amp;[.B157]&amp;&quot;P, &quot;&amp;[.C157]" office:value-type="string" office:string-value="315kW, 4P, IE3" calcext:value-type="string">
            <text:p>315kW, 4P, IE3</text:p>
          </table:table-cell>
          <table:table-cell table:style-name="ce31" office:value-type="string" calcext:value-type="string">
            <text:p>315kW, 4P, IE3</text:p>
          </table:table-cell>
          <table:table-cell table:style-name="ce33" office:value-type="string" calcext:value-type="string">
            <text:p>IE3 (Premium efficiency)</text:p>
          </table:table-cell>
          <table:table-cell table:style-name="Default" office:value-type="float" office:value="315" calcext:value-type="float">
            <text:p>315</text:p>
          </table:table-cell>
          <table:table-cell table:style-name="ce22" office:value-type="float" office:value="96" calcext:value-type="float">
            <text:p>9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table:number-columns-repeated="9"/>
          <table:table-cell table:style-name="ce31"/>
          <table:table-cell table:style-name="ce33"/>
          <table:table-cell table:style-name="ce31" table:number-columns-repeated="5"/>
          <table:table-cell table:number-columns-repeated="51"/>
        </table:table-row>
        <table:table-row table:style-name="ro1" table:number-rows-repeated="1048417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IEC full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4" table:default-cell-style-name="ce32"/>
        <table:table-column table:style-name="co7" table:number-columns-repeated="52" table:default-cell-style-name="ce32"/>
        <table:table-row table:style-name="ro1">
          <table:table-cell table:number-columns-repeated="6"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]&amp;&quot;kW, &quot;&amp;[.B2]&amp;&quot;P, &quot;&amp;[.C2]" office:value-type="string" office:string-value="0.37kW, 2P, IE1" calcext:value-type="string">
            <text:p>0.37kW, 2P, IE1</text:p>
          </table:table-cell>
          <table:table-cell table:formula="of:=ROUND([.A2]/[.D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3]&amp;&quot;kW, &quot;&amp;[.B3]&amp;&quot;P, &quot;&amp;[.C3]" office:value-type="string" office:string-value="0.55kW, 2P, IE1" calcext:value-type="string">
            <text:p>0.55kW, 2P, IE1</text:p>
          </table:table-cell>
          <table:table-cell table:formula="of:=ROUND([.A3]/[.D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4]&amp;&quot;kW, &quot;&amp;[.B4]&amp;&quot;P, &quot;&amp;[.C4]" office:value-type="string" office:string-value="0.75kW, 2P, IE1" calcext:value-type="string">
            <text:p>0.75kW, 2P, IE1</text:p>
          </table:table-cell>
          <table:table-cell table:formula="of:=ROUND([.A4]/[.D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5]&amp;&quot;kW, &quot;&amp;[.B5]&amp;&quot;P, &quot;&amp;[.C5]" office:value-type="string" office:string-value="1.1kW, 2P, IE1" calcext:value-type="string">
            <text:p>1.1kW, 2P, IE1</text:p>
          </table:table-cell>
          <table:table-cell table:formula="of:=ROUND([.A5]/[.D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6]&amp;&quot;kW, &quot;&amp;[.B6]&amp;&quot;P, &quot;&amp;[.C6]" office:value-type="string" office:string-value="1.5kW, 2P, IE1" calcext:value-type="string">
            <text:p>1.5kW, 2P, IE1</text:p>
          </table:table-cell>
          <table:table-cell table:formula="of:=ROUND([.A6]/[.D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7]&amp;&quot;kW, &quot;&amp;[.B7]&amp;&quot;P, &quot;&amp;[.C7]" office:value-type="string" office:string-value="2.2kW, 2P, IE1" calcext:value-type="string">
            <text:p>2.2kW, 2P, IE1</text:p>
          </table:table-cell>
          <table:table-cell table:formula="of:=ROUND([.A7]/[.D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8]&amp;&quot;kW, &quot;&amp;[.B8]&amp;&quot;P, &quot;&amp;[.C8]" office:value-type="string" office:string-value="3.7kW, 2P, IE1" calcext:value-type="string">
            <text:p>3.7kW, 2P, IE1</text:p>
          </table:table-cell>
          <table:table-cell table:formula="of:=ROUND([.A8]/[.D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9]&amp;&quot;kW, &quot;&amp;[.B9]&amp;&quot;P, &quot;&amp;[.C9]" office:value-type="string" office:string-value="5.5kW, 2P, IE1" calcext:value-type="string">
            <text:p>5.5kW, 2P, IE1</text:p>
          </table:table-cell>
          <table:table-cell table:formula="of:=ROUND([.A9]/[.D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0]&amp;&quot;kW, &quot;&amp;[.B10]&amp;&quot;P, &quot;&amp;[.C10]" office:value-type="string" office:string-value="7.5kW, 2P, IE1" calcext:value-type="string">
            <text:p>7.5kW, 2P, IE1</text:p>
          </table:table-cell>
          <table:table-cell table:formula="of:=ROUND([.A10]/[.D1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1]&amp;&quot;kW, &quot;&amp;[.B11]&amp;&quot;P, &quot;&amp;[.C11]" office:value-type="string" office:string-value="9.3kW, 2P, IE1" calcext:value-type="string">
            <text:p>9.3kW, 2P, IE1</text:p>
          </table:table-cell>
          <table:table-cell table:formula="of:=ROUND([.A11]/[.D1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2]&amp;&quot;kW, &quot;&amp;[.B12]&amp;&quot;P, &quot;&amp;[.C12]" office:value-type="string" office:string-value="11kW, 2P, IE1" calcext:value-type="string">
            <text:p>11kW, 2P, IE1</text:p>
          </table:table-cell>
          <table:table-cell table:formula="of:=ROUND([.A12]/[.D1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3]&amp;&quot;kW, &quot;&amp;[.B13]&amp;&quot;P, &quot;&amp;[.C13]" office:value-type="string" office:string-value="15kW, 2P, IE1" calcext:value-type="string">
            <text:p>15kW, 2P, IE1</text:p>
          </table:table-cell>
          <table:table-cell table:formula="of:=ROUND([.A13]/[.D1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4]&amp;&quot;kW, &quot;&amp;[.B14]&amp;&quot;P, &quot;&amp;[.C14]" office:value-type="string" office:string-value="18.5kW, 2P, IE1" calcext:value-type="string">
            <text:p>18.5kW, 2P, IE1</text:p>
          </table:table-cell>
          <table:table-cell table:formula="of:=ROUND([.A14]/[.D1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5]&amp;&quot;kW, &quot;&amp;[.B15]&amp;&quot;P, &quot;&amp;[.C15]" office:value-type="string" office:string-value="22kW, 2P, IE1" calcext:value-type="string">
            <text:p>22kW, 2P, IE1</text:p>
          </table:table-cell>
          <table:table-cell table:formula="of:=ROUND([.A15]/[.D1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6]&amp;&quot;kW, &quot;&amp;[.B16]&amp;&quot;P, &quot;&amp;[.C16]" office:value-type="string" office:string-value="30kW, 2P, IE1" calcext:value-type="string">
            <text:p>30kW, 2P, IE1</text:p>
          </table:table-cell>
          <table:table-cell table:formula="of:=ROUND([.A16]/[.D1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7]&amp;&quot;kW, &quot;&amp;[.B17]&amp;&quot;P, &quot;&amp;[.C17]" office:value-type="string" office:string-value="37kW, 2P, IE1" calcext:value-type="string">
            <text:p>37kW, 2P, IE1</text:p>
          </table:table-cell>
          <table:table-cell table:formula="of:=ROUND([.A17]/[.D1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8]&amp;&quot;kW, &quot;&amp;[.B18]&amp;&quot;P, &quot;&amp;[.C18]" office:value-type="string" office:string-value="45kW, 2P, IE1" calcext:value-type="string">
            <text:p>45kW, 2P, IE1</text:p>
          </table:table-cell>
          <table:table-cell table:formula="of:=ROUND([.A18]/[.D1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9]&amp;&quot;kW, &quot;&amp;[.B19]&amp;&quot;P, &quot;&amp;[.C19]" office:value-type="string" office:string-value="55kW, 2P, IE1" calcext:value-type="string">
            <text:p>55kW, 2P, IE1</text:p>
          </table:table-cell>
          <table:table-cell table:formula="of:=ROUND([.A19]/[.D1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0]&amp;&quot;kW, &quot;&amp;[.B20]&amp;&quot;P, &quot;&amp;[.C20]" office:value-type="string" office:string-value="75kW, 2P, IE1" calcext:value-type="string">
            <text:p>75kW, 2P, IE1</text:p>
          </table:table-cell>
          <table:table-cell table:formula="of:=ROUND([.A20]/[.D2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1]&amp;&quot;kW, &quot;&amp;[.B21]&amp;&quot;P, &quot;&amp;[.C21]" office:value-type="string" office:string-value="90kW, 2P, IE1" calcext:value-type="string">
            <text:p>90kW, 2P, IE1</text:p>
          </table:table-cell>
          <table:table-cell table:formula="of:=ROUND([.A21]/[.D2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2]&amp;&quot;kW, &quot;&amp;[.B22]&amp;&quot;P, &quot;&amp;[.C22]" office:value-type="string" office:string-value="110kW, 2P, IE1" calcext:value-type="string">
            <text:p>110kW, 2P, IE1</text:p>
          </table:table-cell>
          <table:table-cell table:formula="of:=ROUND([.A22]/[.D2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3]&amp;&quot;kW, &quot;&amp;[.B23]&amp;&quot;P, &quot;&amp;[.C23]" office:value-type="string" office:string-value="125kW, 2P, IE1" calcext:value-type="string">
            <text:p>125kW, 2P, IE1</text:p>
          </table:table-cell>
          <table:table-cell table:formula="of:=ROUND([.A23]/[.D2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4]&amp;&quot;kW, &quot;&amp;[.B24]&amp;&quot;P, &quot;&amp;[.C24]" office:value-type="string" office:string-value="132kW, 2P, IE1" calcext:value-type="string">
            <text:p>132kW, 2P, IE1</text:p>
          </table:table-cell>
          <table:table-cell table:formula="of:=ROUND([.A24]/[.D2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5]&amp;&quot;kW, &quot;&amp;[.B25]&amp;&quot;P, &quot;&amp;[.C25]" office:value-type="string" office:string-value="160kW, 2P, IE1" calcext:value-type="string">
            <text:p>160kW, 2P, IE1</text:p>
          </table:table-cell>
          <table:table-cell table:formula="of:=ROUND([.A25]/[.D2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6]&amp;&quot;kW, &quot;&amp;[.B26]&amp;&quot;P, &quot;&amp;[.C26]" office:value-type="string" office:string-value="200kW, 2P, IE1" calcext:value-type="string">
            <text:p>200kW, 2P, IE1</text:p>
          </table:table-cell>
          <table:table-cell table:formula="of:=ROUND([.A26]/[.D2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7]&amp;&quot;kW, &quot;&amp;[.B27]&amp;&quot;P, &quot;&amp;[.C27]" office:value-type="string" office:string-value="250kW, 2P, IE1" calcext:value-type="string">
            <text:p>250kW, 2P, IE1</text:p>
          </table:table-cell>
          <table:table-cell table:formula="of:=ROUND([.A27]/[.D2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8]&amp;&quot;kW, &quot;&amp;[.B28]&amp;&quot;P, &quot;&amp;[.C28]" office:value-type="string" office:string-value="315kW, 2P, IE1" calcext:value-type="string">
            <text:p>315kW, 2P, IE1</text:p>
          </table:table-cell>
          <table:table-cell table:formula="of:=ROUND([.A28]/[.D2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0]&amp;&quot;kW, &quot;&amp;[.B30]&amp;&quot;P, &quot;&amp;[.C30]" office:value-type="string" office:string-value="0.37kW, 4P, IE1" calcext:value-type="string">
            <text:p>0.37kW, 4P, IE1</text:p>
          </table:table-cell>
          <table:table-cell table:formula="of:=ROUND([.A30]/[.D3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1]&amp;&quot;kW, &quot;&amp;[.B31]&amp;&quot;P, &quot;&amp;[.C31]" office:value-type="string" office:string-value="0.55kW, 4P, IE1" calcext:value-type="string">
            <text:p>0.55kW, 4P, IE1</text:p>
          </table:table-cell>
          <table:table-cell table:formula="of:=ROUND([.A31]/[.D3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2]&amp;&quot;kW, &quot;&amp;[.B32]&amp;&quot;P, &quot;&amp;[.C32]" office:value-type="string" office:string-value="0.75kW, 4P, IE1" calcext:value-type="string">
            <text:p>0.75kW, 4P, IE1</text:p>
          </table:table-cell>
          <table:table-cell table:formula="of:=ROUND([.A32]/[.D3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3]&amp;&quot;kW, &quot;&amp;[.B33]&amp;&quot;P, &quot;&amp;[.C33]" office:value-type="string" office:string-value="1.1kW, 4P, IE1" calcext:value-type="string">
            <text:p>1.1kW, 4P, IE1</text:p>
          </table:table-cell>
          <table:table-cell table:formula="of:=ROUND([.A33]/[.D3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4]&amp;&quot;kW, &quot;&amp;[.B34]&amp;&quot;P, &quot;&amp;[.C34]" office:value-type="string" office:string-value="1.5kW, 4P, IE1" calcext:value-type="string">
            <text:p>1.5kW, 4P, IE1</text:p>
          </table:table-cell>
          <table:table-cell table:formula="of:=ROUND([.A34]/[.D3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5]&amp;&quot;kW, &quot;&amp;[.B35]&amp;&quot;P, &quot;&amp;[.C35]" office:value-type="string" office:string-value="2.2kW, 4P, IE1" calcext:value-type="string">
            <text:p>2.2kW, 4P, IE1</text:p>
          </table:table-cell>
          <table:table-cell table:formula="of:=ROUND([.A35]/[.D3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6]&amp;&quot;kW, &quot;&amp;[.B36]&amp;&quot;P, &quot;&amp;[.C36]" office:value-type="string" office:string-value="3.7kW, 4P, IE1" calcext:value-type="string">
            <text:p>3.7kW, 4P, IE1</text:p>
          </table:table-cell>
          <table:table-cell table:formula="of:=ROUND([.A36]/[.D3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7]&amp;&quot;kW, &quot;&amp;[.B37]&amp;&quot;P, &quot;&amp;[.C37]" office:value-type="string" office:string-value="5.5kW, 4P, IE1" calcext:value-type="string">
            <text:p>5.5kW, 4P, IE1</text:p>
          </table:table-cell>
          <table:table-cell table:formula="of:=ROUND([.A37]/[.D3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8]&amp;&quot;kW, &quot;&amp;[.B38]&amp;&quot;P, &quot;&amp;[.C38]" office:value-type="string" office:string-value="7.5kW, 4P, IE1" calcext:value-type="string">
            <text:p>7.5kW, 4P, IE1</text:p>
          </table:table-cell>
          <table:table-cell table:formula="of:=ROUND([.A38]/[.D3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9]&amp;&quot;kW, &quot;&amp;[.B39]&amp;&quot;P, &quot;&amp;[.C39]" office:value-type="string" office:string-value="9.3kW, 4P, IE1" calcext:value-type="string">
            <text:p>9.3kW, 4P, IE1</text:p>
          </table:table-cell>
          <table:table-cell table:formula="of:=ROUND([.A39]/[.D3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0]&amp;&quot;kW, &quot;&amp;[.B40]&amp;&quot;P, &quot;&amp;[.C40]" office:value-type="string" office:string-value="11kW, 4P, IE1" calcext:value-type="string">
            <text:p>11kW, 4P, IE1</text:p>
          </table:table-cell>
          <table:table-cell table:formula="of:=ROUND([.A40]/[.D4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1]&amp;&quot;kW, &quot;&amp;[.B41]&amp;&quot;P, &quot;&amp;[.C41]" office:value-type="string" office:string-value="15kW, 4P, IE1" calcext:value-type="string">
            <text:p>15kW, 4P, IE1</text:p>
          </table:table-cell>
          <table:table-cell table:formula="of:=ROUND([.A41]/[.D4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2]&amp;&quot;kW, &quot;&amp;[.B42]&amp;&quot;P, &quot;&amp;[.C42]" office:value-type="string" office:string-value="18.5kW, 4P, IE1" calcext:value-type="string">
            <text:p>18.5kW, 4P, IE1</text:p>
          </table:table-cell>
          <table:table-cell table:formula="of:=ROUND([.A42]/[.D4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3]&amp;&quot;kW, &quot;&amp;[.B43]&amp;&quot;P, &quot;&amp;[.C43]" office:value-type="string" office:string-value="22kW, 4P, IE1" calcext:value-type="string">
            <text:p>22kW, 4P, IE1</text:p>
          </table:table-cell>
          <table:table-cell table:formula="of:=ROUND([.A43]/[.D4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4]&amp;&quot;kW, &quot;&amp;[.B44]&amp;&quot;P, &quot;&amp;[.C44]" office:value-type="string" office:string-value="30kW, 4P, IE1" calcext:value-type="string">
            <text:p>30kW, 4P, IE1</text:p>
          </table:table-cell>
          <table:table-cell table:formula="of:=ROUND([.A44]/[.D4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5]&amp;&quot;kW, &quot;&amp;[.B45]&amp;&quot;P, &quot;&amp;[.C45]" office:value-type="string" office:string-value="37kW, 4P, IE1" calcext:value-type="string">
            <text:p>37kW, 4P, IE1</text:p>
          </table:table-cell>
          <table:table-cell table:formula="of:=ROUND([.A45]/[.D4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6]&amp;&quot;kW, &quot;&amp;[.B46]&amp;&quot;P, &quot;&amp;[.C46]" office:value-type="string" office:string-value="45kW, 4P, IE1" calcext:value-type="string">
            <text:p>45kW, 4P, IE1</text:p>
          </table:table-cell>
          <table:table-cell table:formula="of:=ROUND([.A46]/[.D4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7]&amp;&quot;kW, &quot;&amp;[.B47]&amp;&quot;P, &quot;&amp;[.C47]" office:value-type="string" office:string-value="55kW, 4P, IE1" calcext:value-type="string">
            <text:p>55kW, 4P, IE1</text:p>
          </table:table-cell>
          <table:table-cell table:formula="of:=ROUND([.A47]/[.D47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8]&amp;&quot;kW, &quot;&amp;[.B48]&amp;&quot;P, &quot;&amp;[.C48]" office:value-type="string" office:string-value="75kW, 4P, IE1" calcext:value-type="string">
            <text:p>75kW, 4P, IE1</text:p>
          </table:table-cell>
          <table:table-cell table:formula="of:=ROUND([.A48]/[.D48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9]&amp;&quot;kW, &quot;&amp;[.B49]&amp;&quot;P, &quot;&amp;[.C49]" office:value-type="string" office:string-value="90kW, 4P, IE1" calcext:value-type="string">
            <text:p>90kW, 4P, IE1</text:p>
          </table:table-cell>
          <table:table-cell table:formula="of:=ROUND([.A49]/[.D49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0]&amp;&quot;kW, &quot;&amp;[.B50]&amp;&quot;P, &quot;&amp;[.C50]" office:value-type="string" office:string-value="110kW, 4P, IE1" calcext:value-type="string">
            <text:p>110kW, 4P, IE1</text:p>
          </table:table-cell>
          <table:table-cell table:formula="of:=ROUND([.A50]/[.D50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1]&amp;&quot;kW, &quot;&amp;[.B51]&amp;&quot;P, &quot;&amp;[.C51]" office:value-type="string" office:string-value="125kW, 4P, IE1" calcext:value-type="string">
            <text:p>125kW, 4P, IE1</text:p>
          </table:table-cell>
          <table:table-cell table:formula="of:=ROUND([.A51]/[.D51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2]&amp;&quot;kW, &quot;&amp;[.B52]&amp;&quot;P, &quot;&amp;[.C52]" office:value-type="string" office:string-value="132kW, 4P, IE1" calcext:value-type="string">
            <text:p>132kW, 4P, IE1</text:p>
          </table:table-cell>
          <table:table-cell table:formula="of:=ROUND([.A52]/[.D52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3]&amp;&quot;kW, &quot;&amp;[.B53]&amp;&quot;P, &quot;&amp;[.C53]" office:value-type="string" office:string-value="160kW, 4P, IE1" calcext:value-type="string">
            <text:p>160kW, 4P, IE1</text:p>
          </table:table-cell>
          <table:table-cell table:formula="of:=ROUND([.A53]/[.D53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4]&amp;&quot;kW, &quot;&amp;[.B54]&amp;&quot;P, &quot;&amp;[.C54]" office:value-type="string" office:string-value="200kW, 4P, IE1" calcext:value-type="string">
            <text:p>200kW, 4P, IE1</text:p>
          </table:table-cell>
          <table:table-cell table:formula="of:=ROUND([.A54]/[.D54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5]&amp;&quot;kW, &quot;&amp;[.B55]&amp;&quot;P, &quot;&amp;[.C55]" office:value-type="string" office:string-value="250kW, 4P, IE1" calcext:value-type="string">
            <text:p>250kW, 4P, IE1</text:p>
          </table:table-cell>
          <table:table-cell table:formula="of:=ROUND([.A55]/[.D55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6]&amp;&quot;kW, &quot;&amp;[.B56]&amp;&quot;P, &quot;&amp;[.C56]" office:value-type="string" office:string-value="315kW, 4P, IE1" calcext:value-type="string">
            <text:p>315kW, 4P, IE1</text:p>
          </table:table-cell>
          <table:table-cell table:formula="of:=ROUND([.A56]/[.D56]*100;2)" office:value-type="string" office:string-value="" calcext:value-type="error">
            <text:p>#DIV/0!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1 (Normal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2.2" calcext:value-type="float">
            <text:p>72.2</text:p>
          </table:table-cell>
          <table:table-cell table:formula="of:=[.A58]&amp;&quot;kW, &quot;&amp;[.B58]&amp;&quot;P, &quot;&amp;[.C58]" office:value-type="string" office:string-value="0.37kW, 2P, IE2" calcext:value-type="string">
            <text:p>0.37kW, 2P, IE2</text:p>
          </table:table-cell>
          <table:table-cell table:formula="of:=ROUND([.A58]/[.D58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4.8" calcext:value-type="float">
            <text:p>74.8</text:p>
          </table:table-cell>
          <table:table-cell table:formula="of:=[.A59]&amp;&quot;kW, &quot;&amp;[.B59]&amp;&quot;P, &quot;&amp;[.C59]" office:value-type="string" office:string-value="0.55kW, 2P, IE2" calcext:value-type="string">
            <text:p>0.55kW, 2P, IE2</text:p>
          </table:table-cell>
          <table:table-cell table:formula="of:=ROUND([.A59]/[.D59]*100;2)" office:value-type="float" office:value="0.74" calcext:value-type="float">
            <text:p>0.74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7.4" calcext:value-type="float">
            <text:p>77.4</text:p>
          </table:table-cell>
          <table:table-cell table:formula="of:=[.A60]&amp;&quot;kW, &quot;&amp;[.B60]&amp;&quot;P, &quot;&amp;[.C60]" office:value-type="string" office:string-value="0.75kW, 2P, IE2" calcext:value-type="string">
            <text:p>0.75kW, 2P, IE2</text:p>
          </table:table-cell>
          <table:table-cell table:formula="of:=ROUND([.A60]/[.D60]*100;2)" office:value-type="float" office:value="0.97" calcext:value-type="float">
            <text:p>0.97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61]&amp;&quot;kW, &quot;&amp;[.B61]&amp;&quot;P, &quot;&amp;[.C61]" office:value-type="string" office:string-value="1.1kW, 2P, IE2" calcext:value-type="string">
            <text:p>1.1kW, 2P, IE2</text:p>
          </table:table-cell>
          <table:table-cell table:formula="of:=ROUND([.A61]/[.D61]*100;2)" office:value-type="float" office:value="1.38" calcext:value-type="float">
            <text:p>1.38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1.3" calcext:value-type="float">
            <text:p>81.3</text:p>
          </table:table-cell>
          <table:table-cell table:formula="of:=[.A62]&amp;&quot;kW, &quot;&amp;[.B62]&amp;&quot;P, &quot;&amp;[.C62]" office:value-type="string" office:string-value="1.5kW, 2P, IE2" calcext:value-type="string">
            <text:p>1.5kW, 2P, IE2</text:p>
          </table:table-cell>
          <table:table-cell table:formula="of:=ROUND([.A62]/[.D62]*100;2)" office:value-type="float" office:value="1.85" calcext:value-type="float">
            <text:p>1.85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3.2" calcext:value-type="float">
            <text:p>83.2</text:p>
          </table:table-cell>
          <table:table-cell table:formula="of:=[.A63]&amp;&quot;kW, &quot;&amp;[.B63]&amp;&quot;P, &quot;&amp;[.C63]" office:value-type="string" office:string-value="2.2kW, 2P, IE2" calcext:value-type="string">
            <text:p>2.2kW, 2P, IE2</text:p>
          </table:table-cell>
          <table:table-cell table:formula="of:=ROUND([.A63]/[.D63]*100;2)" office:value-type="float" office:value="2.64" calcext:value-type="float">
            <text:p>2.64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5.5" calcext:value-type="float">
            <text:p>85.5</text:p>
          </table:table-cell>
          <table:table-cell table:formula="of:=[.A64]&amp;&quot;kW, &quot;&amp;[.B64]&amp;&quot;P, &quot;&amp;[.C64]" office:value-type="string" office:string-value="3.7kW, 2P, IE2" calcext:value-type="string">
            <text:p>3.7kW, 2P, IE2</text:p>
          </table:table-cell>
          <table:table-cell table:formula="of:=ROUND([.A64]/[.D64]*100;2)" office:value-type="float" office:value="4.33" calcext:value-type="float">
            <text:p>4.33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7" calcext:value-type="float">
            <text:p>87</text:p>
          </table:table-cell>
          <table:table-cell table:formula="of:=[.A65]&amp;&quot;kW, &quot;&amp;[.B65]&amp;&quot;P, &quot;&amp;[.C65]" office:value-type="string" office:string-value="5.5kW, 2P, IE2" calcext:value-type="string">
            <text:p>5.5kW, 2P, IE2</text:p>
          </table:table-cell>
          <table:table-cell table:formula="of:=ROUND([.A65]/[.D65]*100;2)" office:value-type="float" office:value="6.32" calcext:value-type="float">
            <text:p>6.32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1" calcext:value-type="float">
            <text:p>88.1</text:p>
          </table:table-cell>
          <table:table-cell table:formula="of:=[.A66]&amp;&quot;kW, &quot;&amp;[.B66]&amp;&quot;P, &quot;&amp;[.C66]" office:value-type="string" office:string-value="7.5kW, 2P, IE2" calcext:value-type="string">
            <text:p>7.5kW, 2P, IE2</text:p>
          </table:table-cell>
          <table:table-cell table:formula="of:=ROUND([.A66]/[.D66]*100;2)" office:value-type="float" office:value="8.51" calcext:value-type="float">
            <text:p>8.51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8" calcext:value-type="float">
            <text:p>88.8</text:p>
          </table:table-cell>
          <table:table-cell table:formula="of:=[.A67]&amp;&quot;kW, &quot;&amp;[.B67]&amp;&quot;P, &quot;&amp;[.C67]" office:value-type="string" office:string-value="9.3kW, 2P, IE2" calcext:value-type="string">
            <text:p>9.3kW, 2P, IE2</text:p>
          </table:table-cell>
          <table:table-cell table:formula="of:=ROUND([.A67]/[.D67]*100;2)" office:value-type="float" office:value="10.47" calcext:value-type="float">
            <text:p>10.47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9.4" calcext:value-type="float">
            <text:p>89.4</text:p>
          </table:table-cell>
          <table:table-cell table:formula="of:=[.A68]&amp;&quot;kW, &quot;&amp;[.B68]&amp;&quot;P, &quot;&amp;[.C68]" office:value-type="string" office:string-value="11kW, 2P, IE2" calcext:value-type="string">
            <text:p>11kW, 2P, IE2</text:p>
          </table:table-cell>
          <table:table-cell table:formula="of:=ROUND([.A68]/[.D68]*100;2)" office:value-type="float" office:value="12.3" calcext:value-type="float">
            <text:p>12.3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3" calcext:value-type="float">
            <text:p>90.3</text:p>
          </table:table-cell>
          <table:table-cell table:formula="of:=[.A69]&amp;&quot;kW, &quot;&amp;[.B69]&amp;&quot;P, &quot;&amp;[.C69]" office:value-type="string" office:string-value="15kW, 2P, IE2" calcext:value-type="string">
            <text:p>15kW, 2P, IE2</text:p>
          </table:table-cell>
          <table:table-cell table:formula="of:=ROUND([.A69]/[.D69]*100;2)" office:value-type="float" office:value="16.61" calcext:value-type="float">
            <text:p>16.61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9" calcext:value-type="float">
            <text:p>90.9</text:p>
          </table:table-cell>
          <table:table-cell table:formula="of:=[.A70]&amp;&quot;kW, &quot;&amp;[.B70]&amp;&quot;P, &quot;&amp;[.C70]" office:value-type="string" office:string-value="18.5kW, 2P, IE2" calcext:value-type="string">
            <text:p>18.5kW, 2P, IE2</text:p>
          </table:table-cell>
          <table:table-cell table:formula="of:=ROUND([.A70]/[.D70]*100;2)" office:value-type="float" office:value="20.35" calcext:value-type="float">
            <text:p>20.35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1.3" calcext:value-type="float">
            <text:p>91.3</text:p>
          </table:table-cell>
          <table:table-cell table:formula="of:=[.A71]&amp;&quot;kW, &quot;&amp;[.B71]&amp;&quot;P, &quot;&amp;[.C71]" office:value-type="string" office:string-value="22kW, 2P, IE2" calcext:value-type="string">
            <text:p>22kW, 2P, IE2</text:p>
          </table:table-cell>
          <table:table-cell table:formula="of:=ROUND([.A71]/[.D71]*100;2)" office:value-type="float" office:value="24.1" calcext:value-type="float">
            <text:p>24.1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" calcext:value-type="float">
            <text:p>92</text:p>
          </table:table-cell>
          <table:table-cell table:formula="of:=[.A72]&amp;&quot;kW, &quot;&amp;[.B72]&amp;&quot;P, &quot;&amp;[.C72]" office:value-type="string" office:string-value="30kW, 2P, IE2" calcext:value-type="string">
            <text:p>30kW, 2P, IE2</text:p>
          </table:table-cell>
          <table:table-cell table:formula="of:=ROUND([.A72]/[.D72]*100;2)" office:value-type="float" office:value="32.61" calcext:value-type="float">
            <text:p>32.61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5" calcext:value-type="float">
            <text:p>92.5</text:p>
          </table:table-cell>
          <table:table-cell table:formula="of:=[.A73]&amp;&quot;kW, &quot;&amp;[.B73]&amp;&quot;P, &quot;&amp;[.C73]" office:value-type="string" office:string-value="37kW, 2P, IE2" calcext:value-type="string">
            <text:p>37kW, 2P, IE2</text:p>
          </table:table-cell>
          <table:table-cell table:formula="of:=ROUND([.A73]/[.D73]*100;2)" office:value-type="float" office:value="40" calcext:value-type="float">
            <text:p>40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9" calcext:value-type="float">
            <text:p>92.9</text:p>
          </table:table-cell>
          <table:table-cell table:formula="of:=[.A74]&amp;&quot;kW, &quot;&amp;[.B74]&amp;&quot;P, &quot;&amp;[.C74]" office:value-type="string" office:string-value="45kW, 2P, IE2" calcext:value-type="string">
            <text:p>45kW, 2P, IE2</text:p>
          </table:table-cell>
          <table:table-cell table:formula="of:=ROUND([.A74]/[.D74]*100;2)" office:value-type="float" office:value="48.44" calcext:value-type="float">
            <text:p>48.44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2" calcext:value-type="float">
            <text:p>93.2</text:p>
          </table:table-cell>
          <table:table-cell table:formula="of:=[.A75]&amp;&quot;kW, &quot;&amp;[.B75]&amp;&quot;P, &quot;&amp;[.C75]" office:value-type="string" office:string-value="55kW, 2P, IE2" calcext:value-type="string">
            <text:p>55kW, 2P, IE2</text:p>
          </table:table-cell>
          <table:table-cell table:formula="of:=ROUND([.A75]/[.D75]*100;2)" office:value-type="float" office:value="59.01" calcext:value-type="float">
            <text:p>59.01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8" calcext:value-type="float">
            <text:p>93.8</text:p>
          </table:table-cell>
          <table:table-cell table:formula="of:=[.A76]&amp;&quot;kW, &quot;&amp;[.B76]&amp;&quot;P, &quot;&amp;[.C76]" office:value-type="string" office:string-value="75kW, 2P, IE2" calcext:value-type="string">
            <text:p>75kW, 2P, IE2</text:p>
          </table:table-cell>
          <table:table-cell table:formula="of:=ROUND([.A76]/[.D76]*100;2)" office:value-type="float" office:value="79.96" calcext:value-type="float">
            <text:p>79.96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1" calcext:value-type="float">
            <text:p>94.1</text:p>
          </table:table-cell>
          <table:table-cell table:formula="of:=[.A77]&amp;&quot;kW, &quot;&amp;[.B77]&amp;&quot;P, &quot;&amp;[.C77]" office:value-type="string" office:string-value="90kW, 2P, IE2" calcext:value-type="string">
            <text:p>90kW, 2P, IE2</text:p>
          </table:table-cell>
          <table:table-cell table:formula="of:=ROUND([.A77]/[.D77]*100;2)" office:value-type="float" office:value="95.64" calcext:value-type="float">
            <text:p>95.6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3" calcext:value-type="float">
            <text:p>94.3</text:p>
          </table:table-cell>
          <table:table-cell table:formula="of:=[.A78]&amp;&quot;kW, &quot;&amp;[.B78]&amp;&quot;P, &quot;&amp;[.C78]" office:value-type="string" office:string-value="110kW, 2P, IE2" calcext:value-type="string">
            <text:p>110kW, 2P, IE2</text:p>
          </table:table-cell>
          <table:table-cell table:formula="of:=ROUND([.A78]/[.D78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79]&amp;&quot;kW, &quot;&amp;[.B79]&amp;&quot;P, &quot;&amp;[.C79]" office:value-type="string" office:string-value="125kW, 2P, IE2" calcext:value-type="string">
            <text:p>125kW, 2P, IE2</text:p>
          </table:table-cell>
          <table:table-cell table:formula="of:=ROUND([.A79]/[.D79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80]&amp;&quot;kW, &quot;&amp;[.B80]&amp;&quot;P, &quot;&amp;[.C80]" office:value-type="string" office:string-value="132kW, 2P, IE2" calcext:value-type="string">
            <text:p>132kW, 2P, IE2</text:p>
          </table:table-cell>
          <table:table-cell table:formula="of:=ROUND([.A80]/[.D80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, &quot;&amp;[.C81]" office:value-type="string" office:string-value="160kW, 2P, IE2" calcext:value-type="string">
            <text:p>160kW, 2P, IE2</text:p>
          </table:table-cell>
          <table:table-cell table:formula="of:=ROUND([.A81]/[.D81]*100;2)" office:value-type="float" office:value="168.42" calcext:value-type="float">
            <text:p>168.42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2]&amp;&quot;kW, &quot;&amp;[.B82]&amp;&quot;P, &quot;&amp;[.C82]" office:value-type="string" office:string-value="200kW, 2P, IE2" calcext:value-type="string">
            <text:p>200kW, 2P, IE2</text:p>
          </table:table-cell>
          <table:table-cell table:formula="of:=ROUND([.A82]/[.D82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3]&amp;&quot;kW, &quot;&amp;[.B83]&amp;&quot;P, &quot;&amp;[.C83]" office:value-type="string" office:string-value="250kW, 2P, IE2" calcext:value-type="string">
            <text:p>250kW, 2P, IE2</text:p>
          </table:table-cell>
          <table:table-cell table:formula="of:=ROUND([.A83]/[.D83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4]&amp;&quot;kW, &quot;&amp;[.B84]&amp;&quot;P, &quot;&amp;[.C84]" office:value-type="string" office:string-value="315kW, 2P, IE2" calcext:value-type="string">
            <text:p>315kW, 2P, IE2</text:p>
          </table:table-cell>
          <table:table-cell table:formula="of:=ROUND([.A84]/[.D84]*100;2)" office:value-type="float" office:value="331.58" calcext:value-type="float">
            <text:p>331.58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0.1" calcext:value-type="float">
            <text:p>70.1</text:p>
          </table:table-cell>
          <table:table-cell table:formula="of:=[.A86]&amp;&quot;kW, &quot;&amp;[.B86]&amp;&quot;P, &quot;&amp;[.C86]" office:value-type="string" office:string-value="0.37kW, 4P, IE2" calcext:value-type="string">
            <text:p>0.37kW, 4P, IE2</text:p>
          </table:table-cell>
          <table:table-cell table:formula="of:=ROUND([.A86]/[.D86]*100;2)" office:value-type="float" office:value="0.53" calcext:value-type="float">
            <text:p>0.53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5.1" calcext:value-type="float">
            <text:p>75.1</text:p>
          </table:table-cell>
          <table:table-cell table:formula="of:=[.A87]&amp;&quot;kW, &quot;&amp;[.B87]&amp;&quot;P, &quot;&amp;[.C87]" office:value-type="string" office:string-value="0.55kW, 4P, IE2" calcext:value-type="string">
            <text:p>0.55kW, 4P, IE2</text:p>
          </table:table-cell>
          <table:table-cell table:formula="of:=ROUND([.A87]/[.D87]*100;2)" office:value-type="float" office:value="0.73" calcext:value-type="float">
            <text:p>0.73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88]&amp;&quot;kW, &quot;&amp;[.B88]&amp;&quot;P, &quot;&amp;[.C88]" office:value-type="string" office:string-value="0.75kW, 4P, IE2" calcext:value-type="string">
            <text:p>0.75kW, 4P, IE2</text:p>
          </table:table-cell>
          <table:table-cell table:formula="of:=ROUND([.A88]/[.D88]*100;2)" office:value-type="float" office:value="0.94" calcext:value-type="float">
            <text:p>0.94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1.4" calcext:value-type="float">
            <text:p>81.4</text:p>
          </table:table-cell>
          <table:table-cell table:formula="of:=[.A89]&amp;&quot;kW, &quot;&amp;[.B89]&amp;&quot;P, &quot;&amp;[.C89]" office:value-type="string" office:string-value="1.1kW, 4P, IE2" calcext:value-type="string">
            <text:p>1.1kW, 4P, IE2</text:p>
          </table:table-cell>
          <table:table-cell table:formula="of:=ROUND([.A89]/[.D89]*100;2)" office:value-type="float" office:value="1.35" calcext:value-type="float">
            <text:p>1.35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2.8" calcext:value-type="float">
            <text:p>82.8</text:p>
          </table:table-cell>
          <table:table-cell table:formula="of:=[.A90]&amp;&quot;kW, &quot;&amp;[.B90]&amp;&quot;P, &quot;&amp;[.C90]" office:value-type="string" office:string-value="1.5kW, 4P, IE2" calcext:value-type="string">
            <text:p>1.5kW, 4P, IE2</text:p>
          </table:table-cell>
          <table:table-cell table:formula="of:=ROUND([.A90]/[.D90]*100;2)" office:value-type="float" office:value="1.81" calcext:value-type="float">
            <text:p>1.81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4.3" calcext:value-type="float">
            <text:p>84.3</text:p>
          </table:table-cell>
          <table:table-cell table:formula="of:=[.A91]&amp;&quot;kW, &quot;&amp;[.B91]&amp;&quot;P, &quot;&amp;[.C91]" office:value-type="string" office:string-value="2.2kW, 4P, IE2" calcext:value-type="string">
            <text:p>2.2kW, 4P, IE2</text:p>
          </table:table-cell>
          <table:table-cell table:formula="of:=ROUND([.A91]/[.D91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6.3" calcext:value-type="float">
            <text:p>86.3</text:p>
          </table:table-cell>
          <table:table-cell table:formula="of:=[.A92]&amp;&quot;kW, &quot;&amp;[.B92]&amp;&quot;P, &quot;&amp;[.C92]" office:value-type="string" office:string-value="3.7kW, 4P, IE2" calcext:value-type="string">
            <text:p>3.7kW, 4P, IE2</text:p>
          </table:table-cell>
          <table:table-cell table:formula="of:=ROUND([.A92]/[.D92]*100;2)" office:value-type="float" office:value="4.29" calcext:value-type="float">
            <text:p>4.2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7.7" calcext:value-type="float">
            <text:p>87.7</text:p>
          </table:table-cell>
          <table:table-cell table:formula="of:=[.A93]&amp;&quot;kW, &quot;&amp;[.B93]&amp;&quot;P, &quot;&amp;[.C93]" office:value-type="string" office:string-value="5.5kW, 4P, IE2" calcext:value-type="string">
            <text:p>5.5kW, 4P, IE2</text:p>
          </table:table-cell>
          <table:table-cell table:formula="of:=ROUND([.A93]/[.D93]*100;2)" office:value-type="float" office:value="6.27" calcext:value-type="float">
            <text:p>6.27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8.7" calcext:value-type="float">
            <text:p>88.7</text:p>
          </table:table-cell>
          <table:table-cell table:formula="of:=[.A94]&amp;&quot;kW, &quot;&amp;[.B94]&amp;&quot;P, &quot;&amp;[.C94]" office:value-type="string" office:string-value="7.5kW, 4P, IE2" calcext:value-type="string">
            <text:p>7.5kW, 4P, IE2</text:p>
          </table:table-cell>
          <table:table-cell table:formula="of:=ROUND([.A94]/[.D94]*100;2)" office:value-type="float" office:value="8.46" calcext:value-type="float">
            <text:p>8.46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3" calcext:value-type="float">
            <text:p>89.3</text:p>
          </table:table-cell>
          <table:table-cell table:formula="of:=[.A95]&amp;&quot;kW, &quot;&amp;[.B95]&amp;&quot;P, &quot;&amp;[.C95]" office:value-type="string" office:string-value="9.3kW, 4P, IE2" calcext:value-type="string">
            <text:p>9.3kW, 4P, IE2</text:p>
          </table:table-cell>
          <table:table-cell table:formula="of:=ROUND([.A95]/[.D95]*100;2)" office:value-type="float" office:value="10.41" calcext:value-type="float">
            <text:p>10.41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8" calcext:value-type="float">
            <text:p>89.8</text:p>
          </table:table-cell>
          <table:table-cell table:formula="of:=[.A96]&amp;&quot;kW, &quot;&amp;[.B96]&amp;&quot;P, &quot;&amp;[.C96]" office:value-type="string" office:string-value="11kW, 4P, IE2" calcext:value-type="string">
            <text:p>11kW, 4P, IE2</text:p>
          </table:table-cell>
          <table:table-cell table:formula="of:=ROUND([.A96]/[.D96]*100;2)" office:value-type="float" office:value="12.25" calcext:value-type="float">
            <text:p>12.25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0.6" calcext:value-type="float">
            <text:p>90.6</text:p>
          </table:table-cell>
          <table:table-cell table:formula="of:=[.A97]&amp;&quot;kW, &quot;&amp;[.B97]&amp;&quot;P, &quot;&amp;[.C97]" office:value-type="string" office:string-value="15kW, 4P, IE2" calcext:value-type="string">
            <text:p>15kW, 4P, IE2</text:p>
          </table:table-cell>
          <table:table-cell table:formula="of:=ROUND([.A97]/[.D97]*100;2)" office:value-type="float" office:value="16.56" calcext:value-type="float">
            <text:p>16.56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2" calcext:value-type="float">
            <text:p>91.2</text:p>
          </table:table-cell>
          <table:table-cell table:formula="of:=[.A98]&amp;&quot;kW, &quot;&amp;[.B98]&amp;&quot;P, &quot;&amp;[.C98]" office:value-type="string" office:string-value="18.5kW, 4P, IE2" calcext:value-type="string">
            <text:p>18.5kW, 4P, IE2</text:p>
          </table:table-cell>
          <table:table-cell table:formula="of:=ROUND([.A98]/[.D98]*100;2)" office:value-type="float" office:value="20.29" calcext:value-type="float">
            <text:p>20.29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6" calcext:value-type="float">
            <text:p>91.6</text:p>
          </table:table-cell>
          <table:table-cell table:formula="of:=[.A99]&amp;&quot;kW, &quot;&amp;[.B99]&amp;&quot;P, &quot;&amp;[.C99]" office:value-type="string" office:string-value="22kW, 4P, IE2" calcext:value-type="string">
            <text:p>22kW, 4P, IE2</text:p>
          </table:table-cell>
          <table:table-cell table:formula="of:=ROUND([.A99]/[.D99]*100;2)" office:value-type="float" office:value="24.02" calcext:value-type="float">
            <text:p>24.02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3" calcext:value-type="float">
            <text:p>92.3</text:p>
          </table:table-cell>
          <table:table-cell table:formula="of:=[.A100]&amp;&quot;kW, &quot;&amp;[.B100]&amp;&quot;P, &quot;&amp;[.C100]" office:value-type="string" office:string-value="30kW, 4P, IE2" calcext:value-type="string">
            <text:p>30kW, 4P, IE2</text:p>
          </table:table-cell>
          <table:table-cell table:formula="of:=ROUND([.A100]/[.D100]*100;2)" office:value-type="float" office:value="32.5" calcext:value-type="float">
            <text:p>32.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7" calcext:value-type="float">
            <text:p>92.7</text:p>
          </table:table-cell>
          <table:table-cell table:formula="of:=[.A101]&amp;&quot;kW, &quot;&amp;[.B101]&amp;&quot;P, &quot;&amp;[.C101]" office:value-type="string" office:string-value="37kW, 4P, IE2" calcext:value-type="string">
            <text:p>37kW, 4P, IE2</text:p>
          </table:table-cell>
          <table:table-cell table:formula="of:=ROUND([.A101]/[.D101]*100;2)" office:value-type="float" office:value="39.91" calcext:value-type="float">
            <text:p>39.91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1" calcext:value-type="float">
            <text:p>93.1</text:p>
          </table:table-cell>
          <table:table-cell table:formula="of:=[.A102]&amp;&quot;kW, &quot;&amp;[.B102]&amp;&quot;P, &quot;&amp;[.C102]" office:value-type="string" office:string-value="45kW, 4P, IE2" calcext:value-type="string">
            <text:p>45kW, 4P, IE2</text:p>
          </table:table-cell>
          <table:table-cell table:formula="of:=ROUND([.A102]/[.D102]*100;2)" office:value-type="float" office:value="48.34" calcext:value-type="float">
            <text:p>48.34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5" calcext:value-type="float">
            <text:p>93.5</text:p>
          </table:table-cell>
          <table:table-cell table:formula="of:=[.A103]&amp;&quot;kW, &quot;&amp;[.B103]&amp;&quot;P, &quot;&amp;[.C103]" office:value-type="string" office:string-value="55kW, 4P, IE2" calcext:value-type="string">
            <text:p>55kW, 4P, IE2</text:p>
          </table:table-cell>
          <table:table-cell table:formula="of:=ROUND([.A103]/[.D103]*100;2)" office:value-type="float" office:value="58.82" calcext:value-type="float">
            <text:p>58.82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" calcext:value-type="float">
            <text:p>94</text:p>
          </table:table-cell>
          <table:table-cell table:formula="of:=[.A104]&amp;&quot;kW, &quot;&amp;[.B104]&amp;&quot;P, &quot;&amp;[.C104]" office:value-type="string" office:string-value="75kW, 4P, IE2" calcext:value-type="string">
            <text:p>75kW, 4P, IE2</text:p>
          </table:table-cell>
          <table:table-cell table:formula="of:=ROUND([.A104]/[.D104]*100;2)" office:value-type="float" office:value="79.79" calcext:value-type="float">
            <text:p>79.79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2" calcext:value-type="float">
            <text:p>94.2</text:p>
          </table:table-cell>
          <table:table-cell table:formula="of:=[.A105]&amp;&quot;kW, &quot;&amp;[.B105]&amp;&quot;P, &quot;&amp;[.C105]" office:value-type="string" office:string-value="90kW, 4P, IE2" calcext:value-type="string">
            <text:p>90kW, 4P, IE2</text:p>
          </table:table-cell>
          <table:table-cell table:formula="of:=ROUND([.A105]/[.D105]*100;2)" office:value-type="float" office:value="95.54" calcext:value-type="float">
            <text:p>95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5" calcext:value-type="float">
            <text:p>94.5</text:p>
          </table:table-cell>
          <table:table-cell table:formula="of:=[.A106]&amp;&quot;kW, &quot;&amp;[.B106]&amp;&quot;P, &quot;&amp;[.C106]" office:value-type="string" office:string-value="110kW, 4P, IE2" calcext:value-type="string">
            <text:p>110kW, 4P, IE2</text:p>
          </table:table-cell>
          <table:table-cell table:formula="of:=ROUND([.A106]/[.D106]*100;2)" office:value-type="float" office:value="116.4" calcext:value-type="float">
            <text:p>116.4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107]&amp;&quot;kW, &quot;&amp;[.B107]&amp;&quot;P, &quot;&amp;[.C107]" office:value-type="string" office:string-value="125kW, 4P, IE2" calcext:value-type="string">
            <text:p>125kW, 4P, IE2</text:p>
          </table:table-cell>
          <table:table-cell table:formula="of:=ROUND([.A107]/[.D107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7" calcext:value-type="float">
            <text:p>94.7</text:p>
          </table:table-cell>
          <table:table-cell table:formula="of:=[.A108]&amp;&quot;kW, &quot;&amp;[.B108]&amp;&quot;P, &quot;&amp;[.C108]" office:value-type="string" office:string-value="132kW, 4P, IE2" calcext:value-type="string">
            <text:p>132kW, 4P, IE2</text:p>
          </table:table-cell>
          <table:table-cell table:formula="of:=ROUND([.A108]/[.D108]*100;2)" office:value-type="float" office:value="139.39" calcext:value-type="float">
            <text:p>139.39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9" calcext:value-type="float">
            <text:p>94.9</text:p>
          </table:table-cell>
          <table:table-cell table:formula="of:=[.A109]&amp;&quot;kW, &quot;&amp;[.B109]&amp;&quot;P, &quot;&amp;[.C109]" office:value-type="string" office:string-value="160kW, 4P, IE2" calcext:value-type="string">
            <text:p>160kW, 4P, IE2</text:p>
          </table:table-cell>
          <table:table-cell table:formula="of:=ROUND([.A109]/[.D109]*100;2)" office:value-type="float" office:value="168.6" calcext:value-type="float">
            <text:p>168.6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0]&amp;&quot;kW, &quot;&amp;[.B110]&amp;&quot;P, &quot;&amp;[.C110]" office:value-type="string" office:string-value="200kW, 4P, IE2" calcext:value-type="string">
            <text:p>200kW, 4P, IE2</text:p>
          </table:table-cell>
          <table:table-cell table:formula="of:=ROUND([.A110]/[.D110]*100;2)" office:value-type="float" office:value="210.3" calcext:value-type="float">
            <text:p>210.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1]&amp;&quot;kW, &quot;&amp;[.B111]&amp;&quot;P, &quot;&amp;[.C111]" office:value-type="string" office:string-value="250kW, 4P, IE2" calcext:value-type="string">
            <text:p>250kW, 4P, IE2</text:p>
          </table:table-cell>
          <table:table-cell table:formula="of:=ROUND([.A111]/[.D111]*100;2)" office:value-type="float" office:value="262.88" calcext:value-type="float">
            <text:p>262.88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2]&amp;&quot;kW, &quot;&amp;[.B112]&amp;&quot;P, &quot;&amp;[.C112]" office:value-type="string" office:string-value="315kW, 4P, IE2" calcext:value-type="string">
            <text:p>315kW, 4P, IE2</text:p>
          </table:table-cell>
          <table:table-cell table:formula="of:=ROUND([.A112]/[.D112]*100;2)" office:value-type="float" office:value="331.23" calcext:value-type="float">
            <text:p>331.2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5.5" calcext:value-type="float">
            <text:p>75.5</text:p>
          </table:table-cell>
          <table:table-cell table:formula="of:=[.A114]&amp;&quot;kW, &quot;&amp;[.B114]&amp;&quot;P, &quot;&amp;[.C114]" office:value-type="string" office:string-value="0.37kW, 2P, IE3" calcext:value-type="string">
            <text:p>0.37kW, 2P, IE3</text:p>
          </table:table-cell>
          <table:table-cell table:formula="of:=ROUND([.A114]/[.D114]*100;2)" office:value-type="float" office:value="0.49" calcext:value-type="float">
            <text:p>0.49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8.1" calcext:value-type="float">
            <text:p>78.1</text:p>
          </table:table-cell>
          <table:table-cell table:formula="of:=[.A115]&amp;&quot;kW, &quot;&amp;[.B115]&amp;&quot;P, &quot;&amp;[.C115]" office:value-type="string" office:string-value="0.55kW, 2P, IE3" calcext:value-type="string">
            <text:p>0.55kW, 2P, IE3</text:p>
          </table:table-cell>
          <table:table-cell table:formula="of:=ROUND([.A115]/[.D115]*100;2)" office:value-type="float" office:value="0.7" calcext:value-type="float">
            <text:p>0.7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0.7" calcext:value-type="float">
            <text:p>80.7</text:p>
          </table:table-cell>
          <table:table-cell table:formula="of:=[.A116]&amp;&quot;kW, &quot;&amp;[.B116]&amp;&quot;P, &quot;&amp;[.C116]" office:value-type="string" office:string-value="0.75kW, 2P, IE3" calcext:value-type="string">
            <text:p>0.75kW, 2P, IE3</text:p>
          </table:table-cell>
          <table:table-cell table:formula="of:=ROUND([.A116]/[.D116]*100;2)" office:value-type="float" office:value="0.93" calcext:value-type="float">
            <text:p>0.93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2.7" calcext:value-type="float">
            <text:p>82.7</text:p>
          </table:table-cell>
          <table:table-cell table:formula="of:=[.A117]&amp;&quot;kW, &quot;&amp;[.B117]&amp;&quot;P, &quot;&amp;[.C117]" office:value-type="string" office:string-value="1.1kW, 2P, IE3" calcext:value-type="string">
            <text:p>1.1kW, 2P, IE3</text:p>
          </table:table-cell>
          <table:table-cell table:formula="of:=ROUND([.A117]/[.D117]*100;2)" office:value-type="float" office:value="1.33" calcext:value-type="float">
            <text:p>1.33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3" calcext:value-type="float">
            <text:p>1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4.2" calcext:value-type="float">
            <text:p>84.2</text:p>
          </table:table-cell>
          <table:table-cell table:formula="of:=[.A118]&amp;&quot;kW, &quot;&amp;[.B118]&amp;&quot;P, &quot;&amp;[.C118]" office:value-type="string" office:string-value="1.5kW, 2P, IE3" calcext:value-type="string">
            <text:p>1.5kW, 2P, IE3</text:p>
          </table:table-cell>
          <table:table-cell table:formula="of:=ROUND([.A118]/[.D118]*100;2)" office:value-type="float" office:value="1.78" calcext:value-type="float">
            <text:p>1.78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8" calcext:value-type="float">
            <text:p>1.7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5.9" calcext:value-type="float">
            <text:p>85.9</text:p>
          </table:table-cell>
          <table:table-cell table:formula="of:=[.A119]&amp;&quot;kW, &quot;&amp;[.B119]&amp;&quot;P, &quot;&amp;[.C119]" office:value-type="string" office:string-value="2.2kW, 2P, IE3" calcext:value-type="string">
            <text:p>2.2kW, 2P, IE3</text:p>
          </table:table-cell>
          <table:table-cell table:formula="of:=ROUND([.A119]/[.D119]*100;2)" office:value-type="float" office:value="2.56" calcext:value-type="float">
            <text:p>2.56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6" calcext:value-type="float">
            <text:p>2.5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7.8" calcext:value-type="float">
            <text:p>87.8</text:p>
          </table:table-cell>
          <table:table-cell table:formula="of:=[.A120]&amp;&quot;kW, &quot;&amp;[.B120]&amp;&quot;P, &quot;&amp;[.C120]" office:value-type="string" office:string-value="3.7kW, 2P, IE3" calcext:value-type="string">
            <text:p>3.7kW, 2P, IE3</text:p>
          </table:table-cell>
          <table:table-cell table:formula="of:=ROUND([.A120]/[.D120]*100;2)" office:value-type="float" office:value="4.21" calcext:value-type="float">
            <text:p>4.21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1" calcext:value-type="float">
            <text:p>4.2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9.2" calcext:value-type="float">
            <text:p>89.2</text:p>
          </table:table-cell>
          <table:table-cell table:formula="of:=[.A121]&amp;&quot;kW, &quot;&amp;[.B121]&amp;&quot;P, &quot;&amp;[.C121]" office:value-type="string" office:string-value="5.5kW, 2P, IE3" calcext:value-type="string">
            <text:p>5.5kW, 2P, IE3</text:p>
          </table:table-cell>
          <table:table-cell table:formula="of:=ROUND([.A121]/[.D121]*100;2)" office:value-type="float" office:value="6.17" calcext:value-type="float">
            <text:p>6.17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7" calcext:value-type="float">
            <text:p>6.1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1" calcext:value-type="float">
            <text:p>90.1</text:p>
          </table:table-cell>
          <table:table-cell table:formula="of:=[.A122]&amp;&quot;kW, &quot;&amp;[.B122]&amp;&quot;P, &quot;&amp;[.C122]" office:value-type="string" office:string-value="7.5kW, 2P, IE3" calcext:value-type="string">
            <text:p>7.5kW, 2P, IE3</text:p>
          </table:table-cell>
          <table:table-cell table:formula="of:=ROUND([.A122]/[.D122]*100;2)" office:value-type="float" office:value="8.32" calcext:value-type="float">
            <text:p>8.32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2" calcext:value-type="float">
            <text:p>8.3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7" calcext:value-type="float">
            <text:p>90.7</text:p>
          </table:table-cell>
          <table:table-cell table:formula="of:=[.A123]&amp;&quot;kW, &quot;&amp;[.B123]&amp;&quot;P, &quot;&amp;[.C123]" office:value-type="string" office:string-value="9.3kW, 2P, IE3" calcext:value-type="string">
            <text:p>9.3kW, 2P, IE3</text:p>
          </table:table-cell>
          <table:table-cell table:formula="of:=ROUND([.A123]/[.D123]*100;2)" office:value-type="float" office:value="10.25" calcext:value-type="float">
            <text:p>10.25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5" calcext:value-type="float">
            <text:p>10.2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2" calcext:value-type="float">
            <text:p>91.2</text:p>
          </table:table-cell>
          <table:table-cell table:formula="of:=[.A124]&amp;&quot;kW, &quot;&amp;[.B124]&amp;&quot;P, &quot;&amp;[.C124]" office:value-type="string" office:string-value="11kW, 2P, IE3" calcext:value-type="string">
            <text:p>11kW, 2P, IE3</text:p>
          </table:table-cell>
          <table:table-cell table:formula="of:=ROUND([.A124]/[.D124]*100;2)" office:value-type="float" office:value="12.06" calcext:value-type="float">
            <text:p>12.06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6" calcext:value-type="float">
            <text:p>12.0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9" calcext:value-type="float">
            <text:p>91.9</text:p>
          </table:table-cell>
          <table:table-cell table:formula="of:=[.A125]&amp;&quot;kW, &quot;&amp;[.B125]&amp;&quot;P, &quot;&amp;[.C125]" office:value-type="string" office:string-value="15kW, 2P, IE3" calcext:value-type="string">
            <text:p>15kW, 2P, IE3</text:p>
          </table:table-cell>
          <table:table-cell table:formula="of:=ROUND([.A125]/[.D125]*100;2)" office:value-type="float" office:value="16.32" calcext:value-type="float">
            <text:p>16.32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32" calcext:value-type="float">
            <text:p>16.3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4" calcext:value-type="float">
            <text:p>92.4</text:p>
          </table:table-cell>
          <table:table-cell table:formula="of:=[.A126]&amp;&quot;kW, &quot;&amp;[.B126]&amp;&quot;P, &quot;&amp;[.C126]" office:value-type="string" office:string-value="18.5kW, 2P, IE3" calcext:value-type="string">
            <text:p>18.5kW, 2P, IE3</text:p>
          </table:table-cell>
          <table:table-cell table:formula="of:=ROUND([.A126]/[.D126]*100;2)" office:value-type="float" office:value="20.02" calcext:value-type="float">
            <text:p>20.02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02" calcext:value-type="float">
            <text:p>20.0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7" calcext:value-type="float">
            <text:p>92.7</text:p>
          </table:table-cell>
          <table:table-cell table:formula="of:=[.A127]&amp;&quot;kW, &quot;&amp;[.B127]&amp;&quot;P, &quot;&amp;[.C127]" office:value-type="string" office:string-value="22kW, 2P, IE3" calcext:value-type="string">
            <text:p>22kW, 2P, IE3</text:p>
          </table:table-cell>
          <table:table-cell table:formula="of:=ROUND([.A127]/[.D127]*100;2)" office:value-type="float" office:value="23.73" calcext:value-type="float">
            <text:p>23.73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73" calcext:value-type="float">
            <text:p>23.7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3" calcext:value-type="float">
            <text:p>93.3</text:p>
          </table:table-cell>
          <table:table-cell table:formula="of:=[.A128]&amp;&quot;kW, &quot;&amp;[.B128]&amp;&quot;P, &quot;&amp;[.C128]" office:value-type="string" office:string-value="30kW, 2P, IE3" calcext:value-type="string">
            <text:p>30kW, 2P, IE3</text:p>
          </table:table-cell>
          <table:table-cell table:formula="of:=ROUND([.A128]/[.D128]*100;2)" office:value-type="float" office:value="32.15" calcext:value-type="float">
            <text:p>32.15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15" calcext:value-type="float">
            <text:p>32.1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7" calcext:value-type="float">
            <text:p>93.7</text:p>
          </table:table-cell>
          <table:table-cell table:formula="of:=[.A129]&amp;&quot;kW, &quot;&amp;[.B129]&amp;&quot;P, &quot;&amp;[.C129]" office:value-type="string" office:string-value="37kW, 2P, IE3" calcext:value-type="string">
            <text:p>37kW, 2P, IE3</text:p>
          </table:table-cell>
          <table:table-cell table:formula="of:=ROUND([.A129]/[.D129]*100;2)" office:value-type="float" office:value="39.49" calcext:value-type="float">
            <text:p>39.49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9" calcext:value-type="float">
            <text:p>39.49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" calcext:value-type="float">
            <text:p>94</text:p>
          </table:table-cell>
          <table:table-cell table:formula="of:=[.A130]&amp;&quot;kW, &quot;&amp;[.B130]&amp;&quot;P, &quot;&amp;[.C130]" office:value-type="string" office:string-value="45kW, 2P, IE3" calcext:value-type="string">
            <text:p>45kW, 2P, IE3</text:p>
          </table:table-cell>
          <table:table-cell table:formula="of:=ROUND([.A130]/[.D130]*100;2)" office:value-type="float" office:value="47.87" calcext:value-type="float">
            <text:p>47.87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87" calcext:value-type="float">
            <text:p>47.8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3" calcext:value-type="float">
            <text:p>94.3</text:p>
          </table:table-cell>
          <table:table-cell table:formula="of:=[.A131]&amp;&quot;kW, &quot;&amp;[.B131]&amp;&quot;P, &quot;&amp;[.C131]" office:value-type="string" office:string-value="55kW, 2P, IE3" calcext:value-type="string">
            <text:p>55kW, 2P, IE3</text:p>
          </table:table-cell>
          <table:table-cell table:formula="of:=ROUND([.A131]/[.D131]*100;2)" office:value-type="float" office:value="58.32" calcext:value-type="float">
            <text:p>58.32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32" calcext:value-type="float">
            <text:p>58.3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7" calcext:value-type="float">
            <text:p>94.7</text:p>
          </table:table-cell>
          <table:table-cell table:formula="of:=[.A132]&amp;&quot;kW, &quot;&amp;[.B132]&amp;&quot;P, &quot;&amp;[.C132]" office:value-type="string" office:string-value="75kW, 2P, IE3" calcext:value-type="string">
            <text:p>75kW, 2P, IE3</text:p>
          </table:table-cell>
          <table:table-cell table:formula="of:=ROUND([.A132]/[.D132]*100;2)" office:value-type="float" office:value="79.2" calcext:value-type="float">
            <text:p>79.2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" calcext:value-type="float">
            <text:p>79.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33]&amp;&quot;kW, &quot;&amp;[.B133]&amp;&quot;P, &quot;&amp;[.C133]" office:value-type="string" office:string-value="90kW, 2P, IE3" calcext:value-type="string">
            <text:p>90kW, 2P, IE3</text:p>
          </table:table-cell>
          <table:table-cell table:formula="of:=ROUND([.A133]/[.D133]*100;2)" office:value-type="float" office:value="94.74" calcext:value-type="float">
            <text:p>94.7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74" calcext:value-type="float">
            <text:p>94.7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34]&amp;&quot;kW, &quot;&amp;[.B134]&amp;&quot;P, &quot;&amp;[.C134]" office:value-type="string" office:string-value="110kW, 2P, IE3" calcext:value-type="string">
            <text:p>110kW, 2P, IE3</text:p>
          </table:table-cell>
          <table:table-cell table:formula="of:=ROUND([.A134]/[.D134]*100;2)" office:value-type="float" office:value="115.55" calcext:value-type="float">
            <text:p>115.5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55" calcext:value-type="float">
            <text:p>115.5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3" calcext:value-type="float">
            <text:p>95.3</text:p>
          </table:table-cell>
          <table:table-cell table:formula="of:=[.A135]&amp;&quot;kW, &quot;&amp;[.B135]&amp;&quot;P, &quot;&amp;[.C135]" office:value-type="string" office:string-value="125kW, 2P, IE3" calcext:value-type="string">
            <text:p>125kW, 2P, IE3</text:p>
          </table:table-cell>
          <table:table-cell table:formula="of:=ROUND([.A135]/[.D135]*100;2)" office:value-type="float" office:value="131.16" calcext:value-type="float">
            <text:p>131.16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16" calcext:value-type="float">
            <text:p>131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36]&amp;&quot;kW, &quot;&amp;[.B136]&amp;&quot;P, &quot;&amp;[.C136]" office:value-type="string" office:string-value="132kW, 2P, IE3" calcext:value-type="string">
            <text:p>132kW, 2P, IE3</text:p>
          </table:table-cell>
          <table:table-cell table:formula="of:=ROUND([.A136]/[.D136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37]&amp;&quot;kW, &quot;&amp;[.B137]&amp;&quot;P, &quot;&amp;[.C137]" office:value-type="string" office:string-value="160kW, 2P, IE3" calcext:value-type="string">
            <text:p>160kW, 2P, IE3</text:p>
          </table:table-cell>
          <table:table-cell table:formula="of:=ROUND([.A137]/[.D137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8]&amp;&quot;kW, &quot;&amp;[.B138]&amp;&quot;P, &quot;&amp;[.C138]" office:value-type="string" office:string-value="200kW, 2P, IE3" calcext:value-type="string">
            <text:p>200kW, 2P, IE3</text:p>
          </table:table-cell>
          <table:table-cell table:formula="of:=ROUND([.A138]/[.D138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9]&amp;&quot;kW, &quot;&amp;[.B139]&amp;&quot;P, &quot;&amp;[.C139]" office:value-type="string" office:string-value="250kW, 2P, IE3" calcext:value-type="string">
            <text:p>250kW, 2P, IE3</text:p>
          </table:table-cell>
          <table:table-cell table:formula="of:=ROUND([.A139]/[.D139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40]&amp;&quot;kW, &quot;&amp;[.B140]&amp;&quot;P, &quot;&amp;[.C140]" office:value-type="string" office:string-value="315kW, 2P, IE3" calcext:value-type="string">
            <text:p>315kW, 2P, IE3</text:p>
          </table:table-cell>
          <table:table-cell table:formula="of:=ROUND([.A140]/[.D140]*100;2)" office:value-type="float" office:value="328.81" calcext:value-type="float">
            <text:p>328.81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81" calcext:value-type="float">
            <text:p>328.8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/>
          <table:table-cell table:style-name="ce33"/>
          <table:table-cell table:style-name="ce31" table:number-columns-repeated="4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3" calcext:value-type="float">
            <text:p>73</text:p>
          </table:table-cell>
          <table:table-cell table:formula="of:=[.A142]&amp;&quot;kW, &quot;&amp;[.B142]&amp;&quot;P, &quot;&amp;[.C142]" office:value-type="string" office:string-value="0.37kW, 4P, IE3" calcext:value-type="string">
            <text:p>0.37kW, 4P, IE3</text:p>
          </table:table-cell>
          <table:table-cell table:formula="of:=ROUND([.A142]/[.D142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8" calcext:value-type="float">
            <text:p>78</text:p>
          </table:table-cell>
          <table:table-cell table:formula="of:=[.A143]&amp;&quot;kW, &quot;&amp;[.B143]&amp;&quot;P, &quot;&amp;[.C143]" office:value-type="string" office:string-value="0.55kW, 4P, IE3" calcext:value-type="string">
            <text:p>0.55kW, 4P, IE3</text:p>
          </table:table-cell>
          <table:table-cell table:formula="of:=ROUND([.A143]/[.D143]*100;2)" office:value-type="float" office:value="0.71" calcext:value-type="float">
            <text:p>0.71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2.5" calcext:value-type="float">
            <text:p>82.5</text:p>
          </table:table-cell>
          <table:table-cell table:formula="of:=[.A144]&amp;&quot;kW, &quot;&amp;[.B144]&amp;&quot;P, &quot;&amp;[.C144]" office:value-type="string" office:string-value="0.75kW, 4P, IE3" calcext:value-type="string">
            <text:p>0.75kW, 4P, IE3</text:p>
          </table:table-cell>
          <table:table-cell table:formula="of:=ROUND([.A144]/[.D144]*100;2)" office:value-type="float" office:value="0.91" calcext:value-type="float">
            <text:p>0.91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4.1" calcext:value-type="float">
            <text:p>84.1</text:p>
          </table:table-cell>
          <table:table-cell table:formula="of:=[.A145]&amp;&quot;kW, &quot;&amp;[.B145]&amp;&quot;P, &quot;&amp;[.C145]" office:value-type="string" office:string-value="1.1kW, 4P, IE3" calcext:value-type="string">
            <text:p>1.1kW, 4P, IE3</text:p>
          </table:table-cell>
          <table:table-cell table:formula="of:=ROUND([.A145]/[.D145]*100;2)" office:value-type="float" office:value="1.31" calcext:value-type="float">
            <text:p>1.31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1" calcext:value-type="float">
            <text:p>1.31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5.3" calcext:value-type="float">
            <text:p>85.3</text:p>
          </table:table-cell>
          <table:table-cell table:formula="of:=[.A146]&amp;&quot;kW, &quot;&amp;[.B146]&amp;&quot;P, &quot;&amp;[.C146]" office:value-type="string" office:string-value="1.5kW, 4P, IE3" calcext:value-type="string">
            <text:p>1.5kW, 4P, IE3</text:p>
          </table:table-cell>
          <table:table-cell table:formula="of:=ROUND([.A146]/[.D146]*100;2)" office:value-type="float" office:value="1.76" calcext:value-type="float">
            <text:p>1.76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6" calcext:value-type="float">
            <text:p>1.7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6.7" calcext:value-type="float">
            <text:p>86.7</text:p>
          </table:table-cell>
          <table:table-cell table:formula="of:=[.A147]&amp;&quot;kW, &quot;&amp;[.B147]&amp;&quot;P, &quot;&amp;[.C147]" office:value-type="string" office:string-value="2.2kW, 4P, IE3" calcext:value-type="string">
            <text:p>2.2kW, 4P, IE3</text:p>
          </table:table-cell>
          <table:table-cell table:formula="of:=ROUND([.A147]/[.D147]*100;2)" office:value-type="float" office:value="2.54" calcext:value-type="float">
            <text:p>2.54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4" calcext:value-type="float">
            <text:p>2.5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8.4" calcext:value-type="float">
            <text:p>88.4</text:p>
          </table:table-cell>
          <table:table-cell table:formula="of:=[.A148]&amp;&quot;kW, &quot;&amp;[.B148]&amp;&quot;P, &quot;&amp;[.C148]" office:value-type="string" office:string-value="3.7kW, 4P, IE3" calcext:value-type="string">
            <text:p>3.7kW, 4P, IE3</text:p>
          </table:table-cell>
          <table:table-cell table:formula="of:=ROUND([.A148]/[.D148]*100;2)" office:value-type="float" office:value="4.19" calcext:value-type="float">
            <text:p>4.1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9.6" calcext:value-type="float">
            <text:p>89.6</text:p>
          </table:table-cell>
          <table:table-cell table:formula="of:=[.A149]&amp;&quot;kW, &quot;&amp;[.B149]&amp;&quot;P, &quot;&amp;[.C149]" office:value-type="string" office:string-value="5.5kW, 4P, IE3" calcext:value-type="string">
            <text:p>5.5kW, 4P, IE3</text:p>
          </table:table-cell>
          <table:table-cell table:formula="of:=ROUND([.A149]/[.D149]*100;2)" office:value-type="float" office:value="6.14" calcext:value-type="float">
            <text:p>6.14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4" calcext:value-type="float">
            <text:p>6.1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0.4" calcext:value-type="float">
            <text:p>90.4</text:p>
          </table:table-cell>
          <table:table-cell table:formula="of:=[.A150]&amp;&quot;kW, &quot;&amp;[.B150]&amp;&quot;P, &quot;&amp;[.C150]" office:value-type="string" office:string-value="7.5kW, 4P, IE3" calcext:value-type="string">
            <text:p>7.5kW, 4P, IE3</text:p>
          </table:table-cell>
          <table:table-cell table:formula="of:=ROUND([.A150]/[.D150]*100;2)" office:value-type="float" office:value="8.3" calcext:value-type="float">
            <text:p>8.3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" calcext:value-type="float">
            <text:p>91</text:p>
          </table:table-cell>
          <table:table-cell table:formula="of:=[.A151]&amp;&quot;kW, &quot;&amp;[.B151]&amp;&quot;P, &quot;&amp;[.C151]" office:value-type="string" office:string-value="9.3kW, 4P, IE3" calcext:value-type="string">
            <text:p>9.3kW, 4P, IE3</text:p>
          </table:table-cell>
          <table:table-cell table:formula="of:=ROUND([.A151]/[.D151]*100;2)" office:value-type="float" office:value="10.22" calcext:value-type="float">
            <text:p>10.22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2" calcext:value-type="float">
            <text:p>10.2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.4" calcext:value-type="float">
            <text:p>91.4</text:p>
          </table:table-cell>
          <table:table-cell table:formula="of:=[.A152]&amp;&quot;kW, &quot;&amp;[.B152]&amp;&quot;P, &quot;&amp;[.C152]" office:value-type="string" office:string-value="11kW, 4P, IE3" calcext:value-type="string">
            <text:p>11kW, 4P, IE3</text:p>
          </table:table-cell>
          <table:table-cell table:formula="of:=ROUND([.A152]/[.D152]*100;2)" office:value-type="float" office:value="12.04" calcext:value-type="float">
            <text:p>12.04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4" calcext:value-type="float">
            <text:p>12.0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1" calcext:value-type="float">
            <text:p>92.1</text:p>
          </table:table-cell>
          <table:table-cell table:formula="of:=[.A153]&amp;&quot;kW, &quot;&amp;[.B153]&amp;&quot;P, &quot;&amp;[.C153]" office:value-type="string" office:string-value="15kW, 4P, IE3" calcext:value-type="string">
            <text:p>15kW, 4P, IE3</text:p>
          </table:table-cell>
          <table:table-cell table:formula="of:=ROUND([.A153]/[.D153]*100;2)" office:value-type="float" office:value="16.29" calcext:value-type="float">
            <text:p>16.29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29" calcext:value-type="float">
            <text:p>16.2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6" calcext:value-type="float">
            <text:p>92.6</text:p>
          </table:table-cell>
          <table:table-cell table:formula="of:=[.A154]&amp;&quot;kW, &quot;&amp;[.B154]&amp;&quot;P, &quot;&amp;[.C154]" office:value-type="string" office:string-value="18.5kW, 4P, IE3" calcext:value-type="string">
            <text:p>18.5kW, 4P, IE3</text:p>
          </table:table-cell>
          <table:table-cell table:formula="of:=ROUND([.A154]/[.D154]*100;2)" office:value-type="float" office:value="19.98" calcext:value-type="float">
            <text:p>19.98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9.98" calcext:value-type="float">
            <text:p>19.9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" calcext:value-type="float">
            <text:p>93</text:p>
          </table:table-cell>
          <table:table-cell table:formula="of:=[.A155]&amp;&quot;kW, &quot;&amp;[.B155]&amp;&quot;P, &quot;&amp;[.C155]" office:value-type="string" office:string-value="22kW, 4P, IE3" calcext:value-type="string">
            <text:p>22kW, 4P, IE3</text:p>
          </table:table-cell>
          <table:table-cell table:formula="of:=ROUND([.A155]/[.D155]*100;2)" office:value-type="float" office:value="23.66" calcext:value-type="float">
            <text:p>23.66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66" calcext:value-type="float">
            <text:p>23.6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6" calcext:value-type="float">
            <text:p>93.6</text:p>
          </table:table-cell>
          <table:table-cell table:formula="of:=[.A156]&amp;&quot;kW, &quot;&amp;[.B156]&amp;&quot;P, &quot;&amp;[.C156]" office:value-type="string" office:string-value="30kW, 4P, IE3" calcext:value-type="string">
            <text:p>30kW, 4P, IE3</text:p>
          </table:table-cell>
          <table:table-cell table:formula="of:=ROUND([.A156]/[.D156]*100;2)" office:value-type="float" office:value="32.05" calcext:value-type="float">
            <text:p>32.0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05" calcext:value-type="float">
            <text:p>32.0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9" calcext:value-type="float">
            <text:p>93.9</text:p>
          </table:table-cell>
          <table:table-cell table:formula="of:=[.A157]&amp;&quot;kW, &quot;&amp;[.B157]&amp;&quot;P, &quot;&amp;[.C157]" office:value-type="string" office:string-value="37kW, 4P, IE3" calcext:value-type="string">
            <text:p>37kW, 4P, IE3</text:p>
          </table:table-cell>
          <table:table-cell table:formula="of:=ROUND([.A157]/[.D157]*100;2)" office:value-type="float" office:value="39.4" calcext:value-type="float">
            <text:p>39.4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" calcext:value-type="float">
            <text:p>39.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2" calcext:value-type="float">
            <text:p>94.2</text:p>
          </table:table-cell>
          <table:table-cell table:formula="of:=[.A158]&amp;&quot;kW, &quot;&amp;[.B158]&amp;&quot;P, &quot;&amp;[.C158]" office:value-type="string" office:string-value="45kW, 4P, IE3" calcext:value-type="string">
            <text:p>45kW, 4P, IE3</text:p>
          </table:table-cell>
          <table:table-cell table:formula="of:=ROUND([.A158]/[.D158]*100;2)" office:value-type="float" office:value="47.77" calcext:value-type="float">
            <text:p>47.77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77" calcext:value-type="float">
            <text:p>47.7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6" calcext:value-type="float">
            <text:p>94.6</text:p>
          </table:table-cell>
          <table:table-cell table:formula="of:=[.A159]&amp;&quot;kW, &quot;&amp;[.B159]&amp;&quot;P, &quot;&amp;[.C159]" office:value-type="string" office:string-value="55kW, 4P, IE3" calcext:value-type="string">
            <text:p>55kW, 4P, IE3</text:p>
          </table:table-cell>
          <table:table-cell table:formula="of:=ROUND([.A159]/[.D159]*100;2)" office:value-type="float" office:value="58.14" calcext:value-type="float">
            <text:p>58.14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14" calcext:value-type="float">
            <text:p>58.1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60]&amp;&quot;kW, &quot;&amp;[.B160]&amp;&quot;P, &quot;&amp;[.C160]" office:value-type="string" office:string-value="75kW, 4P, IE3" calcext:value-type="string">
            <text:p>75kW, 4P, IE3</text:p>
          </table:table-cell>
          <table:table-cell table:formula="of:=ROUND([.A160]/[.D160]*100;2)" office:value-type="float" office:value="78.95" calcext:value-type="float">
            <text:p>78.95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8.95" calcext:value-type="float">
            <text:p>78.9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61]&amp;&quot;kW, &quot;&amp;[.B161]&amp;&quot;P, &quot;&amp;[.C161]" office:value-type="string" office:string-value="90kW, 4P, IE3" calcext:value-type="string">
            <text:p>90kW, 4P, IE3</text:p>
          </table:table-cell>
          <table:table-cell table:formula="of:=ROUND([.A161]/[.D161]*100;2)" office:value-type="float" office:value="94.54" calcext:value-type="float">
            <text:p>94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54" calcext:value-type="float">
            <text:p>94.5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62]&amp;&quot;kW, &quot;&amp;[.B162]&amp;&quot;P, &quot;&amp;[.C162]" office:value-type="string" office:string-value="110kW, 4P, IE3" calcext:value-type="string">
            <text:p>110kW, 4P, IE3</text:p>
          </table:table-cell>
          <table:table-cell table:formula="of:=ROUND([.A162]/[.D162]*100;2)" office:value-type="float" office:value="115.3" calcext:value-type="float">
            <text:p>115.3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3" calcext:value-type="float">
            <text:p>115.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5" calcext:value-type="float">
            <text:p>95.5</text:p>
          </table:table-cell>
          <table:table-cell table:formula="of:=[.A163]&amp;&quot;kW, &quot;&amp;[.B163]&amp;&quot;P, &quot;&amp;[.C163]" office:value-type="string" office:string-value="125kW, 4P, IE3" calcext:value-type="string">
            <text:p>125kW, 4P, IE3</text:p>
          </table:table-cell>
          <table:table-cell table:formula="of:=ROUND([.A163]/[.D163]*100;2)" office:value-type="float" office:value="130.89" calcext:value-type="float">
            <text:p>130.89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0.89" calcext:value-type="float">
            <text:p>130.8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64]&amp;&quot;kW, &quot;&amp;[.B164]&amp;&quot;P, &quot;&amp;[.C164]" office:value-type="string" office:string-value="132kW, 4P, IE3" calcext:value-type="string">
            <text:p>132kW, 4P, IE3</text:p>
          </table:table-cell>
          <table:table-cell table:formula="of:=ROUND([.A164]/[.D164]*100;2)" office:value-type="float" office:value="138.08" calcext:value-type="float">
            <text:p>138.08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08" calcext:value-type="float">
            <text:p>138.0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65]&amp;&quot;kW, &quot;&amp;[.B165]&amp;&quot;P, &quot;&amp;[.C165]" office:value-type="string" office:string-value="160kW, 4P, IE3" calcext:value-type="string">
            <text:p>160kW, 4P, IE3</text:p>
          </table:table-cell>
          <table:table-cell table:formula="of:=ROUND([.A165]/[.D165]*100;2)" office:value-type="float" office:value="167.01" calcext:value-type="float">
            <text:p>167.01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01" calcext:value-type="float">
            <text:p>167.0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6]&amp;&quot;kW, &quot;&amp;[.B166]&amp;&quot;P, &quot;&amp;[.C166]" office:value-type="string" office:string-value="200kW, 4P, IE3" calcext:value-type="string">
            <text:p>200kW, 4P, IE3</text:p>
          </table:table-cell>
          <table:table-cell table:formula="of:=ROUND([.A166]/[.D166]*100;2)" office:value-type="float" office:value="208.33" calcext:value-type="float">
            <text:p>208.3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33" calcext:value-type="float">
            <text:p>208.3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7]&amp;&quot;kW, &quot;&amp;[.B167]&amp;&quot;P, &quot;&amp;[.C167]" office:value-type="string" office:string-value="250kW, 4P, IE3" calcext:value-type="string">
            <text:p>250kW, 4P, IE3</text:p>
          </table:table-cell>
          <table:table-cell table:formula="of:=ROUND([.A167]/[.D167]*100;2)" office:value-type="float" office:value="260.42" calcext:value-type="float">
            <text:p>260.42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42" calcext:value-type="float">
            <text:p>260.42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8]&amp;&quot;kW, &quot;&amp;[.B168]&amp;&quot;P, &quot;&amp;[.C168]" office:value-type="string" office:string-value="315kW, 4P, IE3" calcext:value-type="string">
            <text:p>315kW, 4P, IE3</text:p>
          </table:table-cell>
          <table:table-cell table:formula="of:=ROUND([.A168]/[.D168]*100;2)" office:value-type="float" office:value="328.13" calcext:value-type="float">
            <text:p>328.1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13" calcext:value-type="float">
            <text:p>328.1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1"/>
          <table:table-cell table:style-name="ce33"/>
          <table:table-cell table:style-name="ce31" table:number-columns-repeated="4"/>
          <table:table-cell table:number-columns-repeated="52"/>
        </table:table-row>
        <table:table-row table:style-name="ro1" table:number-rows-repeated="10484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CH Motors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32"/>
        <table:table-column table:style-name="co5" table:default-cell-style-name="ce32"/>
        <table:table-column table:style-name="co6" table:number-columns-repeated="4" table:default-cell-style-name="ce32"/>
        <table:table-column table:style-name="co7" table:number-columns-repeated="53" table:default-cell-style-name="ce32"/>
        <table:table-row table:style-name="ro1">
          <table:table-cell table:number-columns-repeated="5"/>
          <table:table-cell table:style-name="ce30" office:value-type="string" calcext:value-type="string">
            <text:p>item_name</text:p>
          </table:table-cell>
          <table:table-cell table:style-name="ce30" office:value-type="string" calcext:value-type="string">
            <text:p>item_category</text:p>
          </table:table-cell>
          <table:table-cell table:style-name="ce30" office:value-type="string" calcext:value-type="string">
            <text:p>p_kw</text:p>
          </table:table-cell>
          <table:table-cell table:style-name="ce31" office:value-type="string" calcext:value-type="string">
            <text:p>cos_phi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rx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table:formula="of:=[.A2]&amp;&quot;kW, &quot;&amp;[.B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2]/[.C2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table:formula="of:=[.A3]&amp;&quot;kW, &quot;&amp;[.B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3]/[.C3]*100;2)" office:value-type="float" office:value="0.74" calcext:value-type="float">
            <text:p>0.74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4" calcext:value-type="float">
            <text:p>0.74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table:formula="of:=[.A4]&amp;&quot;kW, &quot;&amp;[.B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4]/[.C4]*100;2)" office:value-type="float" office:value="0.97" calcext:value-type="float">
            <text:p>0.97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7" calcext:value-type="float">
            <text:p>0.97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79.6" calcext:value-type="float">
            <text:p>79.6</text:p>
          </table:table-cell>
          <table:table-cell table:formula="of:=[.A5]&amp;&quot;kW, &quot;&amp;[.B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5]/[.C5]*100;2)" office:value-type="float" office:value="1.38" calcext:value-type="float">
            <text:p>1.38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8" calcext:value-type="float">
            <text:p>1.38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1.3" calcext:value-type="float">
            <text:p>81.3</text:p>
          </table:table-cell>
          <table:table-cell table:formula="of:=[.A6]&amp;&quot;kW, &quot;&amp;[.B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6]/[.C6]*100;2)" office:value-type="float" office:value="1.85" calcext:value-type="float">
            <text:p>1.85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5" calcext:value-type="float">
            <text:p>1.8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table:formula="of:=[.A7]&amp;&quot;kW, &quot;&amp;[.B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7]/[.C7]*100;2)" office:value-type="float" office:value="2.64" calcext:value-type="float">
            <text:p>2.64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4" calcext:value-type="float">
            <text:p>2.6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5.5" calcext:value-type="float">
            <text:p>85.5</text:p>
          </table:table-cell>
          <table:table-cell table:formula="of:=[.A8]&amp;&quot;kW, &quot;&amp;[.B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]/[.C8]*100;2)" office:value-type="float" office:value="4.33" calcext:value-type="float">
            <text:p>4.33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3" calcext:value-type="float">
            <text:p>4.3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[.A9]&amp;&quot;kW, &quot;&amp;[.B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9]/[.C9]*100;2)" office:value-type="float" office:value="6.32" calcext:value-type="float">
            <text:p>6.32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32" calcext:value-type="float">
            <text:p>6.32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88.1" calcext:value-type="float">
            <text:p>88.1</text:p>
          </table:table-cell>
          <table:table-cell table:formula="of:=[.A10]&amp;&quot;kW, &quot;&amp;[.B1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10]/[.C10]*100;2)" office:value-type="float" office:value="8.51" calcext:value-type="float">
            <text:p>8.51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51" calcext:value-type="float">
            <text:p>8.5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table:formula="of:=[.A11]&amp;&quot;kW, &quot;&amp;[.B1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11]/[.C11]*100;2)" office:value-type="float" office:value="10.47" calcext:value-type="float">
            <text:p>10.47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7" calcext:value-type="float">
            <text:p>10.47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9.4" calcext:value-type="float">
            <text:p>89.4</text:p>
          </table:table-cell>
          <table:table-cell table:formula="of:=[.A12]&amp;&quot;kW, &quot;&amp;[.B1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12]/[.C12]*100;2)" office:value-type="float" office:value="12.3" calcext:value-type="float">
            <text:p>12.3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3" calcext:value-type="float">
            <text:p>12.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.3" calcext:value-type="float">
            <text:p>90.3</text:p>
          </table:table-cell>
          <table:table-cell table:formula="of:=[.A13]&amp;&quot;kW, &quot;&amp;[.B1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13]/[.C13]*100;2)" office:value-type="float" office:value="16.61" calcext:value-type="float">
            <text:p>16.61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61" calcext:value-type="float">
            <text:p>16.61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0.9" calcext:value-type="float">
            <text:p>90.9</text:p>
          </table:table-cell>
          <table:table-cell table:formula="of:=[.A14]&amp;&quot;kW, &quot;&amp;[.B1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14]/[.C14]*100;2)" office:value-type="float" office:value="20.35" calcext:value-type="float">
            <text:p>20.35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35" calcext:value-type="float">
            <text:p>20.3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table:formula="of:=[.A15]&amp;&quot;kW, &quot;&amp;[.B1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15]/[.C15]*100;2)" office:value-type="float" office:value="24.1" calcext:value-type="float">
            <text:p>24.1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1" calcext:value-type="float">
            <text:p>24.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[.A16]&amp;&quot;kW, &quot;&amp;[.B1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16]/[.C16]*100;2)" office:value-type="float" office:value="32.61" calcext:value-type="float">
            <text:p>32.61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61" calcext:value-type="float">
            <text:p>32.6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2.5" calcext:value-type="float">
            <text:p>92.5</text:p>
          </table:table-cell>
          <table:table-cell table:formula="of:=[.A17]&amp;&quot;kW, &quot;&amp;[.B1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17]/[.C17]*100;2)" office:value-type="float" office:value="40" calcext:value-type="float">
            <text:p>40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2.9" calcext:value-type="float">
            <text:p>92.9</text:p>
          </table:table-cell>
          <table:table-cell table:formula="of:=[.A18]&amp;&quot;kW, &quot;&amp;[.B1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18]/[.C18]*100;2)" office:value-type="float" office:value="48.44" calcext:value-type="float">
            <text:p>48.44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44" calcext:value-type="float">
            <text:p>48.44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3.2" calcext:value-type="float">
            <text:p>93.2</text:p>
          </table:table-cell>
          <table:table-cell table:formula="of:=[.A19]&amp;&quot;kW, &quot;&amp;[.B1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19]/[.C19]*100;2)" office:value-type="float" office:value="59.01" calcext:value-type="float">
            <text:p>59.01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1" calcext:value-type="float">
            <text:p>59.0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3.8" calcext:value-type="float">
            <text:p>93.8</text:p>
          </table:table-cell>
          <table:table-cell table:formula="of:=[.A20]&amp;&quot;kW, &quot;&amp;[.B2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20]/[.C20]*100;2)" office:value-type="float" office:value="79.96" calcext:value-type="float">
            <text:p>79.96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table:formula="of:=[.A21]&amp;&quot;kW, &quot;&amp;[.B2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21]/[.C21]*100;2)" office:value-type="float" office:value="95.64" calcext:value-type="float">
            <text:p>95.6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64" calcext:value-type="float">
            <text:p>95.6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22]&amp;&quot;kW, &quot;&amp;[.B2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22]/[.C22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3]&amp;&quot;kW, &quot;&amp;[.B2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23]/[.C23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4]&amp;&quot;kW, &quot;&amp;[.B2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24]/[.C24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5]&amp;&quot;kW, &quot;&amp;[.B2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25]/[.C25]*100;2)" office:value-type="float" office:value="168.42" calcext:value-type="float">
            <text:p>168.42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42" calcext:value-type="float">
            <text:p>168.4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6]&amp;&quot;kW, &quot;&amp;[.B2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26]/[.C26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7]&amp;&quot;kW, &quot;&amp;[.B2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27]/[.C27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8]&amp;&quot;kW, &quot;&amp;[.B2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28]/[.C28]*100;2)" office:value-type="float" office:value="331.58" calcext:value-type="float">
            <text:p>331.58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58" calcext:value-type="float">
            <text:p>331.58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0.1" calcext:value-type="float">
            <text:p>70.1</text:p>
          </table:table-cell>
          <table:table-cell table:formula="of:=[.A29]&amp;&quot;kW, &quot;&amp;[.B2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29]/[.C29]*100;2)" office:value-type="float" office:value="0.53" calcext:value-type="float">
            <text:p>0.53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3" calcext:value-type="float">
            <text:p>0.53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5.1" calcext:value-type="float">
            <text:p>75.1</text:p>
          </table:table-cell>
          <table:table-cell table:formula="of:=[.A30]&amp;&quot;kW, &quot;&amp;[.B3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30]/[.C30]*100;2)" office:value-type="float" office:value="0.73" calcext:value-type="float">
            <text:p>0.73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number-columns-repeated="2" table:style-name="ce31" office:value-type="float" office:value="0.73" calcext:value-type="float">
            <text:p>0.7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79.6" calcext:value-type="float">
            <text:p>79.6</text:p>
          </table:table-cell>
          <table:table-cell table:formula="of:=[.A31]&amp;&quot;kW, &quot;&amp;[.B3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31]/[.C31]*100;2)" office:value-type="float" office:value="0.94" calcext:value-type="float">
            <text:p>0.94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4" calcext:value-type="float">
            <text:p>0.94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1.4" calcext:value-type="float">
            <text:p>81.4</text:p>
          </table:table-cell>
          <table:table-cell table:formula="of:=[.A32]&amp;&quot;kW, &quot;&amp;[.B3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32]/[.C32]*100;2)" office:value-type="float" office:value="1.35" calcext:value-type="float">
            <text:p>1.35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2.8" calcext:value-type="float">
            <text:p>82.8</text:p>
          </table:table-cell>
          <table:table-cell table:formula="of:=[.A33]&amp;&quot;kW, &quot;&amp;[.B3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33]/[.C33]*100;2)" office:value-type="float" office:value="1.81" calcext:value-type="float">
            <text:p>1.81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1" calcext:value-type="float">
            <text:p>1.8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4.3" calcext:value-type="float">
            <text:p>84.3</text:p>
          </table:table-cell>
          <table:table-cell table:formula="of:=[.A34]&amp;&quot;kW, &quot;&amp;[.B3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34]/[.C34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6.3" calcext:value-type="float">
            <text:p>86.3</text:p>
          </table:table-cell>
          <table:table-cell table:formula="of:=[.A35]&amp;&quot;kW, &quot;&amp;[.B3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35]/[.C35]*100;2)" office:value-type="float" office:value="4.29" calcext:value-type="float">
            <text:p>4.2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29" calcext:value-type="float">
            <text:p>4.29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7.7" calcext:value-type="float">
            <text:p>87.7</text:p>
          </table:table-cell>
          <table:table-cell table:formula="of:=[.A36]&amp;&quot;kW, &quot;&amp;[.B3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36]/[.C36]*100;2)" office:value-type="float" office:value="6.27" calcext:value-type="float">
            <text:p>6.27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27" calcext:value-type="float">
            <text:p>6.2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88.7" calcext:value-type="float">
            <text:p>88.7</text:p>
          </table:table-cell>
          <table:table-cell table:formula="of:=[.A37]&amp;&quot;kW, &quot;&amp;[.B3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37]/[.C37]*100;2)" office:value-type="float" office:value="8.46" calcext:value-type="float">
            <text:p>8.46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46" calcext:value-type="float">
            <text:p>8.46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89.3" calcext:value-type="float">
            <text:p>89.3</text:p>
          </table:table-cell>
          <table:table-cell table:formula="of:=[.A38]&amp;&quot;kW, &quot;&amp;[.B3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38]/[.C38]*100;2)" office:value-type="float" office:value="10.41" calcext:value-type="float">
            <text:p>10.41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41" calcext:value-type="float">
            <text:p>10.41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9.8" calcext:value-type="float">
            <text:p>89.8</text:p>
          </table:table-cell>
          <table:table-cell table:formula="of:=[.A39]&amp;&quot;kW, &quot;&amp;[.B3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39]/[.C39]*100;2)" office:value-type="float" office:value="12.25" calcext:value-type="float">
            <text:p>12.25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25" calcext:value-type="float">
            <text:p>12.25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0.6" calcext:value-type="float">
            <text:p>90.6</text:p>
          </table:table-cell>
          <table:table-cell table:formula="of:=[.A40]&amp;&quot;kW, &quot;&amp;[.B4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40]/[.C40]*100;2)" office:value-type="float" office:value="16.56" calcext:value-type="float">
            <text:p>16.56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56" calcext:value-type="float">
            <text:p>16.5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1.2" calcext:value-type="float">
            <text:p>91.2</text:p>
          </table:table-cell>
          <table:table-cell table:formula="of:=[.A41]&amp;&quot;kW, &quot;&amp;[.B4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41]/[.C41]*100;2)" office:value-type="float" office:value="20.29" calcext:value-type="float">
            <text:p>20.29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29" calcext:value-type="float">
            <text:p>20.29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1.6" calcext:value-type="float">
            <text:p>91.6</text:p>
          </table:table-cell>
          <table:table-cell table:formula="of:=[.A42]&amp;&quot;kW, &quot;&amp;[.B4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42]/[.C42]*100;2)" office:value-type="float" office:value="24.02" calcext:value-type="float">
            <text:p>24.02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02" calcext:value-type="float">
            <text:p>24.02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2.3" calcext:value-type="float">
            <text:p>92.3</text:p>
          </table:table-cell>
          <table:table-cell table:formula="of:=[.A43]&amp;&quot;kW, &quot;&amp;[.B4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43]/[.C43]*100;2)" office:value-type="float" office:value="32.5" calcext:value-type="float">
            <text:p>32.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5" calcext:value-type="float">
            <text:p>32.5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table:formula="of:=[.A44]&amp;&quot;kW, &quot;&amp;[.B4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44]/[.C44]*100;2)" office:value-type="float" office:value="39.91" calcext:value-type="float">
            <text:p>39.91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9.91" calcext:value-type="float">
            <text:p>39.91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3.1" calcext:value-type="float">
            <text:p>93.1</text:p>
          </table:table-cell>
          <table:table-cell table:formula="of:=[.A45]&amp;&quot;kW, &quot;&amp;[.B4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45]/[.C45]*100;2)" office:value-type="float" office:value="48.34" calcext:value-type="float">
            <text:p>48.34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34" calcext:value-type="float">
            <text:p>48.3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table:formula="of:=[.A46]&amp;&quot;kW, &quot;&amp;[.B4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46]/[.C46]*100;2)" office:value-type="float" office:value="58.82" calcext:value-type="float">
            <text:p>58.82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8.82" calcext:value-type="float">
            <text:p>58.82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[.A47]&amp;&quot;kW, &quot;&amp;[.B4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47]/[.C47]*100;2)" office:value-type="float" office:value="79.79" calcext:value-type="float">
            <text:p>79.79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79.79" calcext:value-type="float">
            <text:p>79.79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48]&amp;&quot;kW, &quot;&amp;[.B4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48]/[.C48]*100;2)" office:value-type="float" office:value="95.54" calcext:value-type="float">
            <text:p>95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54" calcext:value-type="float">
            <text:p>95.54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 table:formula="of:=[.A49]&amp;&quot;kW, &quot;&amp;[.B4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49]/[.C49]*100;2)" office:value-type="float" office:value="116.4" calcext:value-type="float">
            <text:p>116.4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4" calcext:value-type="float">
            <text:p>116.4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50]&amp;&quot;kW, &quot;&amp;[.B5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50]/[.C50]*100;2)" office:value-type="float" office:value="132.14" calcext:value-type="float">
            <text:p>132.14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14" calcext:value-type="float">
            <text:p>132.1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4.7" calcext:value-type="float">
            <text:p>94.7</text:p>
          </table:table-cell>
          <table:table-cell table:formula="of:=[.A51]&amp;&quot;kW, &quot;&amp;[.B5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51]/[.C51]*100;2)" office:value-type="float" office:value="139.39" calcext:value-type="float">
            <text:p>139.39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39" calcext:value-type="float">
            <text:p>139.39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4.9" calcext:value-type="float">
            <text:p>94.9</text:p>
          </table:table-cell>
          <table:table-cell table:formula="of:=[.A52]&amp;&quot;kW, &quot;&amp;[.B5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52]/[.C52]*100;2)" office:value-type="float" office:value="168.6" calcext:value-type="float">
            <text:p>168.6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6" calcext:value-type="float">
            <text:p>168.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3]&amp;&quot;kW, &quot;&amp;[.B5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53]/[.C53]*100;2)" office:value-type="float" office:value="210.3" calcext:value-type="float">
            <text:p>210.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3" calcext:value-type="float">
            <text:p>210.3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4]&amp;&quot;kW, &quot;&amp;[.B5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54]/[.C54]*100;2)" office:value-type="float" office:value="262.88" calcext:value-type="float">
            <text:p>262.88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2.88" calcext:value-type="float">
            <text:p>262.88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5]&amp;&quot;kW, &quot;&amp;[.B5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55]/[.C55]*100;2)" office:value-type="float" office:value="331.23" calcext:value-type="float">
            <text:p>331.2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31.23" calcext:value-type="float">
            <text:p>331.23</text:p>
          </table:table-cell>
          <table:table-cell table:style-name="ce31" office:value-type="float" office:value="0.87" calcext:value-type="float">
            <text:p>0.8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[.A56]&amp;&quot;kW, &quot;&amp;[.B5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56]/[.C56]*100;2)" office:value-type="float" office:value="0.54" calcext:value-type="float">
            <text:p>0.54</text:p>
          </table:table-cell>
          <table:table-cell table:style-name="ce31" office:value-type="string" calcext:value-type="string">
            <text:p>0.3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54" calcext:value-type="float">
            <text:p>0.54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2.9" calcext:value-type="float">
            <text:p>72.9</text:p>
          </table:table-cell>
          <table:table-cell table:formula="of:=[.A57]&amp;&quot;kW, &quot;&amp;[.B5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57]/[.C57]*100;2)" office:value-type="float" office:value="0.75" calcext:value-type="float">
            <text:p>0.75</text:p>
          </table:table-cell>
          <table:table-cell table:style-name="ce31" office:value-type="string" calcext:value-type="string">
            <text:p>0.5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58]&amp;&quot;kW, &quot;&amp;[.B5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58]/[.C58]*100;2)" office:value-type="float" office:value="0.99" calcext:value-type="float">
            <text:p>0.99</text:p>
          </table:table-cell>
          <table:table-cell table:style-name="ce31" office:value-type="string" calcext:value-type="string">
            <text:p>0.7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0.69" calcext:value-type="float">
            <text:p>0.6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78.1" calcext:value-type="float">
            <text:p>78.1</text:p>
          </table:table-cell>
          <table:table-cell table:formula="of:=[.A59]&amp;&quot;kW, &quot;&amp;[.B5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59]/[.C59]*100;2)" office:value-type="float" office:value="1.41" calcext:value-type="float">
            <text:p>1.41</text:p>
          </table:table-cell>
          <table:table-cell table:style-name="ce31" office:value-type="string" calcext:value-type="string">
            <text:p>1.1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41" calcext:value-type="float">
            <text:p>1.41</text:p>
          </table:table-cell>
          <table:table-cell table:style-name="ce31" office:value-type="float" office:value="0.73" calcext:value-type="float">
            <text:p>0.7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79.8" calcext:value-type="float">
            <text:p>79.8</text:p>
          </table:table-cell>
          <table:table-cell table:formula="of:=[.A60]&amp;&quot;kW, &quot;&amp;[.B6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60]/[.C60]*100;2)" office:value-type="float" office:value="1.88" calcext:value-type="float">
            <text:p>1.88</text:p>
          </table:table-cell>
          <table:table-cell table:style-name="ce31" office:value-type="string" calcext:value-type="string">
            <text:p>1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.88" calcext:value-type="float">
            <text:p>1.88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1.8" calcext:value-type="float">
            <text:p>81.8</text:p>
          </table:table-cell>
          <table:table-cell table:formula="of:=[.A61]&amp;&quot;kW, &quot;&amp;[.B6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61]/[.C61]*100;2)" office:value-type="float" office:value="2.69" calcext:value-type="float">
            <text:p>2.69</text:p>
          </table:table-cell>
          <table:table-cell table:style-name="ce31" office:value-type="string" calcext:value-type="string">
            <text:p>2.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.69" calcext:value-type="float">
            <text:p>2.69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62]&amp;&quot;kW, &quot;&amp;[.B6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62]/[.C62]*100;2)" office:value-type="float" office:value="4.39" calcext:value-type="float">
            <text:p>4.39</text:p>
          </table:table-cell>
          <table:table-cell table:style-name="ce31" office:value-type="string" calcext:value-type="string">
            <text:p>3.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.39" calcext:value-type="float">
            <text:p>4.3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A63]&amp;&quot;kW, &quot;&amp;[.B6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63]/[.C63]*100;2)" office:value-type="float" office:value="6.4" calcext:value-type="float">
            <text:p>6.4</text:p>
          </table:table-cell>
          <table:table-cell table:style-name="ce31" office:value-type="string" calcext:value-type="string">
            <text:p>5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7.2" calcext:value-type="float">
            <text:p>87.2</text:p>
          </table:table-cell>
          <table:table-cell table:formula="of:=[.A64]&amp;&quot;kW, &quot;&amp;[.B6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64]/[.C64]*100;2)" office:value-type="float" office:value="8.6" calcext:value-type="float">
            <text:p>8.6</text:p>
          </table:table-cell>
          <table:table-cell table:style-name="ce31" office:value-type="string" calcext:value-type="string">
            <text:p>7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.6" calcext:value-type="float">
            <text:p>8.6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65]&amp;&quot;kW, &quot;&amp;[.B6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65]/[.C65]*100;2)" office:value-type="float" office:value="10.57" calcext:value-type="float">
            <text:p>10.57</text:p>
          </table:table-cell>
          <table:table-cell table:style-name="ce31" office:value-type="string" calcext:value-type="string">
            <text:p>9.3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0.57" calcext:value-type="float">
            <text:p>10.57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8.7" calcext:value-type="float">
            <text:p>88.7</text:p>
          </table:table-cell>
          <table:table-cell table:formula="of:=[.A66]&amp;&quot;kW, &quot;&amp;[.B6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66]/[.C66]*100;2)" office:value-type="float" office:value="12.4" calcext:value-type="float">
            <text:p>12.4</text:p>
          </table:table-cell>
          <table:table-cell table:style-name="ce31" office:value-type="string" calcext:value-type="string">
            <text:p>11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2.4" calcext:value-type="float">
            <text:p>12.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67]&amp;&quot;kW, &quot;&amp;[.B6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67]/[.C67]*100;2)" office:value-type="float" office:value="16.72" calcext:value-type="float">
            <text:p>16.72</text:p>
          </table:table-cell>
          <table:table-cell table:style-name="ce31" office:value-type="string" calcext:value-type="string">
            <text:p>1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.72" calcext:value-type="float">
            <text:p>16.7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0.4" calcext:value-type="float">
            <text:p>90.4</text:p>
          </table:table-cell>
          <table:table-cell table:formula="of:=[.A68]&amp;&quot;kW, &quot;&amp;[.B6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68]/[.C68]*100;2)" office:value-type="float" office:value="20.46" calcext:value-type="float">
            <text:p>20.46</text:p>
          </table:table-cell>
          <table:table-cell table:style-name="ce31" office:value-type="string" calcext:value-type="string">
            <text:p>18.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0.46" calcext:value-type="float">
            <text:p>20.4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0.9" calcext:value-type="float">
            <text:p>90.9</text:p>
          </table:table-cell>
          <table:table-cell table:formula="of:=[.A69]&amp;&quot;kW, &quot;&amp;[.B6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69]/[.C69]*100;2)" office:value-type="float" office:value="24.2" calcext:value-type="float">
            <text:p>24.2</text:p>
          </table:table-cell>
          <table:table-cell table:style-name="ce31" office:value-type="string" calcext:value-type="string">
            <text:p>2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4.2" calcext:value-type="float">
            <text:p>24.2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70]&amp;&quot;kW, &quot;&amp;[.B7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70]/[.C70]*100;2)" office:value-type="float" office:value="32.72" calcext:value-type="float">
            <text:p>32.72</text:p>
          </table:table-cell>
          <table:table-cell table:style-name="ce31" office:value-type="string" calcext:value-type="string">
            <text:p>3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32.72" calcext:value-type="float">
            <text:p>32.72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71]&amp;&quot;kW, &quot;&amp;[.B7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71]/[.C71]*100;2)" office:value-type="float" office:value="40.13" calcext:value-type="float">
            <text:p>40.13</text:p>
          </table:table-cell>
          <table:table-cell table:style-name="ce31" office:value-type="string" calcext:value-type="string">
            <text:p>37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0.13" calcext:value-type="float">
            <text:p>40.13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2.7" calcext:value-type="float">
            <text:p>92.7</text:p>
          </table:table-cell>
          <table:table-cell table:formula="of:=[.A72]&amp;&quot;kW, &quot;&amp;[.B7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72]/[.C72]*100;2)" office:value-type="float" office:value="48.54" calcext:value-type="float">
            <text:p>48.54</text:p>
          </table:table-cell>
          <table:table-cell table:style-name="ce31" office:value-type="string" calcext:value-type="string">
            <text:p>4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48.54" calcext:value-type="float">
            <text:p>48.5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.1</text:p>
          </table:table-cell>
          <table:table-cell table:formula="of:=[.A73]&amp;&quot;kW, &quot;&amp;[.B7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73]/[.C73]*100;2)" office:value-type="float" office:value="59.08" calcext:value-type="float">
            <text:p>59.08</text:p>
          </table:table-cell>
          <table:table-cell table:style-name="ce31" office:value-type="string" calcext:value-type="string">
            <text:p>5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59.08" calcext:value-type="float">
            <text:p>59.0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74]&amp;&quot;kW, &quot;&amp;[.B7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74]/[.C74]*100;2)" office:value-type="float" office:value="80.04" calcext:value-type="float">
            <text:p>80.04</text:p>
          </table:table-cell>
          <table:table-cell table:style-name="ce31" office:value-type="string" calcext:value-type="string">
            <text:p>7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80.04" calcext:value-type="float">
            <text:p>80.0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[.A75]&amp;&quot;kW, &quot;&amp;[.B7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75]/[.C75]*100;2)" office:value-type="float" office:value="95.74" calcext:value-type="float">
            <text:p>95.74</text:p>
          </table:table-cell>
          <table:table-cell table:style-name="ce31" office:value-type="string" calcext:value-type="string">
            <text:p>9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95.74" calcext:value-type="float">
            <text:p>95.74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4.3" calcext:value-type="float">
            <text:p>94.3</text:p>
          </table:table-cell>
          <table:table-cell table:formula="of:=[.A76]&amp;&quot;kW, &quot;&amp;[.B7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76]/[.C76]*100;2)" office:value-type="float" office:value="116.65" calcext:value-type="float">
            <text:p>116.65</text:p>
          </table:table-cell>
          <table:table-cell table:style-name="ce31" office:value-type="string" calcext:value-type="string">
            <text:p>11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16.65" calcext:value-type="float">
            <text:p>116.6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4.4" calcext:value-type="float">
            <text:p>94.4</text:p>
          </table:table-cell>
          <table:table-cell table:formula="of:=[.A77]&amp;&quot;kW, &quot;&amp;[.B7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77]/[.C77]*100;2)" office:value-type="float" office:value="132.42" calcext:value-type="float">
            <text:p>132.42</text:p>
          </table:table-cell>
          <table:table-cell table:style-name="ce31" office:value-type="string" calcext:value-type="string">
            <text:p>125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2.42" calcext:value-type="float">
            <text:p>132.42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78]&amp;&quot;kW, &quot;&amp;[.B7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78]/[.C78]*100;2)" office:value-type="float" office:value="139.53" calcext:value-type="float">
            <text:p>139.53</text:p>
          </table:table-cell>
          <table:table-cell table:style-name="ce31" office:value-type="string" calcext:value-type="string">
            <text:p>132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39.53" calcext:value-type="float">
            <text:p>139.53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4.8" calcext:value-type="float">
            <text:p>94.8</text:p>
          </table:table-cell>
          <table:table-cell table:formula="of:=[.A79]&amp;&quot;kW, &quot;&amp;[.B7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79]/[.C79]*100;2)" office:value-type="float" office:value="168.78" calcext:value-type="float">
            <text:p>168.78</text:p>
          </table:table-cell>
          <table:table-cell table:style-name="ce31" office:value-type="string" calcext:value-type="string">
            <text:p>16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168.78" calcext:value-type="float">
            <text:p>168.7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0]&amp;&quot;kW, &quot;&amp;[.B8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80]/[.C80]*100;2)" office:value-type="float" office:value="210.53" calcext:value-type="float">
            <text:p>210.53</text:p>
          </table:table-cell>
          <table:table-cell table:style-name="ce31" office:value-type="string" calcext:value-type="string">
            <text:p>20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10.53" calcext:value-type="float">
            <text:p>210.5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81]/[.C81]*100;2)" office:value-type="float" office:value="263.16" calcext:value-type="float">
            <text:p>263.16</text:p>
          </table:table-cell>
          <table:table-cell table:style-name="ce31" office:value-type="string" calcext:value-type="string">
            <text:p>250kW, 6P Induction Motor</text:p>
          </table:table-cell>
          <table:table-cell table:style-name="ce31" office:value-type="string" calcext:value-type="string">
            <text:p>IE2 (High efficiency)</text:p>
          </table:table-cell>
          <table:table-cell table:style-name="ce31" office:value-type="float" office:value="263.16" calcext:value-type="float">
            <text:p>263.1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5.5" calcext:value-type="float">
            <text:p>75.5</text:p>
          </table:table-cell>
          <table:table-cell table:formula="of:=[.A82]&amp;&quot;kW, &quot;&amp;[.B8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82]/[.C82]*100;2)" office:value-type="float" office:value="0.49" calcext:value-type="float">
            <text:p>0.49</text:p>
          </table:table-cell>
          <table:table-cell table:style-name="ce31" office:value-type="string" calcext:value-type="string">
            <text:p>0.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49" calcext:value-type="float">
            <text:p>0.49</text:p>
          </table:table-cell>
          <table:table-cell table:style-name="ce31" office:value-type="float" office:value="0.76" calcext:value-type="float">
            <text:p>0.76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8.1" calcext:value-type="float">
            <text:p>78.1</text:p>
          </table:table-cell>
          <table:table-cell table:formula="of:=[.A83]&amp;&quot;kW, &quot;&amp;[.B8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83]/[.C83]*100;2)" office:value-type="float" office:value="0.7" calcext:value-type="float">
            <text:p>0.7</text:p>
          </table:table-cell>
          <table:table-cell table:style-name="ce31" office:value-type="string" calcext:value-type="string">
            <text:p>0.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80.7" calcext:value-type="float">
            <text:p>80.7</text:p>
          </table:table-cell>
          <table:table-cell table:formula="of:=[.A84]&amp;&quot;kW, &quot;&amp;[.B8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84]/[.C84]*100;2)" office:value-type="float" office:value="0.93" calcext:value-type="float">
            <text:p>0.93</text:p>
          </table:table-cell>
          <table:table-cell table:style-name="ce31" office:value-type="string" calcext:value-type="string">
            <text:p>0.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table:formula="of:=[.A85]&amp;&quot;kW, &quot;&amp;[.B8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85]/[.C85]*100;2)" office:value-type="float" office:value="1.33" calcext:value-type="float">
            <text:p>1.33</text:p>
          </table:table-cell>
          <table:table-cell table:style-name="ce31" office:value-type="string" calcext:value-type="string">
            <text:p>1.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3" calcext:value-type="float">
            <text:p>1.3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4.2" calcext:value-type="float">
            <text:p>84.2</text:p>
          </table:table-cell>
          <table:table-cell table:formula="of:=[.A86]&amp;&quot;kW, &quot;&amp;[.B8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86]/[.C86]*100;2)" office:value-type="float" office:value="1.78" calcext:value-type="float">
            <text:p>1.78</text:p>
          </table:table-cell>
          <table:table-cell table:style-name="ce31" office:value-type="string" calcext:value-type="string">
            <text:p>1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8" calcext:value-type="float">
            <text:p>1.78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5.9" calcext:value-type="float">
            <text:p>85.9</text:p>
          </table:table-cell>
          <table:table-cell table:formula="of:=[.A87]&amp;&quot;kW, &quot;&amp;[.B8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87]/[.C87]*100;2)" office:value-type="float" office:value="2.56" calcext:value-type="float">
            <text:p>2.56</text:p>
          </table:table-cell>
          <table:table-cell table:style-name="ce31" office:value-type="string" calcext:value-type="string">
            <text:p>2.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6" calcext:value-type="float">
            <text:p>2.56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7.8" calcext:value-type="float">
            <text:p>87.8</text:p>
          </table:table-cell>
          <table:table-cell table:formula="of:=[.A88]&amp;&quot;kW, &quot;&amp;[.B8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8]/[.C88]*100;2)" office:value-type="float" office:value="4.21" calcext:value-type="float">
            <text:p>4.21</text:p>
          </table:table-cell>
          <table:table-cell table:style-name="ce31" office:value-type="string" calcext:value-type="string">
            <text:p>3.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1" calcext:value-type="float">
            <text:p>4.21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.2</text:p>
          </table:table-cell>
          <table:table-cell table:formula="of:=[.A89]&amp;&quot;kW, &quot;&amp;[.B8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89]/[.C89]*100;2)" office:value-type="float" office:value="6.17" calcext:value-type="float">
            <text:p>6.17</text:p>
          </table:table-cell>
          <table:table-cell table:style-name="ce31" office:value-type="string" calcext:value-type="string">
            <text:p>5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7" calcext:value-type="float">
            <text:p>6.17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0.1" calcext:value-type="float">
            <text:p>90.1</text:p>
          </table:table-cell>
          <table:table-cell table:formula="of:=[.A90]&amp;&quot;kW, &quot;&amp;[.B9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90]/[.C90]*100;2)" office:value-type="float" office:value="8.32" calcext:value-type="float">
            <text:p>8.32</text:p>
          </table:table-cell>
          <table:table-cell table:style-name="ce31" office:value-type="string" calcext:value-type="string">
            <text:p>7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2" calcext:value-type="float">
            <text:p>8.32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90.7" calcext:value-type="float">
            <text:p>90.7</text:p>
          </table:table-cell>
          <table:table-cell table:formula="of:=[.A91]&amp;&quot;kW, &quot;&amp;[.B9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91]/[.C91]*100;2)" office:value-type="float" office:value="10.25" calcext:value-type="float">
            <text:p>10.25</text:p>
          </table:table-cell>
          <table:table-cell table:style-name="ce31" office:value-type="string" calcext:value-type="string">
            <text:p>9.3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5" calcext:value-type="float">
            <text:p>10.25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A92]&amp;&quot;kW, &quot;&amp;[.B9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92]/[.C92]*100;2)" office:value-type="float" office:value="12.06" calcext:value-type="float">
            <text:p>12.06</text:p>
          </table:table-cell>
          <table:table-cell table:style-name="ce31" office:value-type="string" calcext:value-type="string">
            <text:p>11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6" calcext:value-type="float">
            <text:p>12.06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1.9" calcext:value-type="float">
            <text:p>91.9</text:p>
          </table:table-cell>
          <table:table-cell table:formula="of:=[.A93]&amp;&quot;kW, &quot;&amp;[.B9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93]/[.C93]*100;2)" office:value-type="float" office:value="16.32" calcext:value-type="float">
            <text:p>16.32</text:p>
          </table:table-cell>
          <table:table-cell table:style-name="ce31" office:value-type="string" calcext:value-type="string">
            <text:p>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32" calcext:value-type="float">
            <text:p>16.32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2.4" calcext:value-type="float">
            <text:p>92.4</text:p>
          </table:table-cell>
          <table:table-cell table:formula="of:=[.A94]&amp;&quot;kW, &quot;&amp;[.B9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94]/[.C94]*100;2)" office:value-type="float" office:value="20.02" calcext:value-type="float">
            <text:p>20.02</text:p>
          </table:table-cell>
          <table:table-cell table:style-name="ce31" office:value-type="string" calcext:value-type="string">
            <text:p>18.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02" calcext:value-type="float">
            <text:p>20.02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2.7" calcext:value-type="float">
            <text:p>92.7</text:p>
          </table:table-cell>
          <table:table-cell table:formula="of:=[.A95]&amp;&quot;kW, &quot;&amp;[.B9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95]/[.C95]*100;2)" office:value-type="float" office:value="23.73" calcext:value-type="float">
            <text:p>23.73</text:p>
          </table:table-cell>
          <table:table-cell table:style-name="ce31" office:value-type="string" calcext:value-type="string">
            <text:p>2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73" calcext:value-type="float">
            <text:p>23.73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3.3" calcext:value-type="float">
            <text:p>93.3</text:p>
          </table:table-cell>
          <table:table-cell table:formula="of:=[.A96]&amp;&quot;kW, &quot;&amp;[.B9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96]/[.C96]*100;2)" office:value-type="float" office:value="32.15" calcext:value-type="float">
            <text:p>32.15</text:p>
          </table:table-cell>
          <table:table-cell table:style-name="ce31" office:value-type="string" calcext:value-type="string">
            <text:p>3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15" calcext:value-type="float">
            <text:p>32.15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3.7" calcext:value-type="float">
            <text:p>93.7</text:p>
          </table:table-cell>
          <table:table-cell table:formula="of:=[.A97]&amp;&quot;kW, &quot;&amp;[.B9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97]/[.C97]*100;2)" office:value-type="float" office:value="39.49" calcext:value-type="float">
            <text:p>39.49</text:p>
          </table:table-cell>
          <table:table-cell table:style-name="ce31" office:value-type="string" calcext:value-type="string">
            <text:p>37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9" calcext:value-type="float">
            <text:p>39.49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A98]&amp;&quot;kW, &quot;&amp;[.B9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98]/[.C98]*100;2)" office:value-type="float" office:value="47.87" calcext:value-type="float">
            <text:p>47.87</text:p>
          </table:table-cell>
          <table:table-cell table:style-name="ce31" office:value-type="string" calcext:value-type="string">
            <text:p>4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87" calcext:value-type="float">
            <text:p>47.87</text:p>
          </table:table-cell>
          <table:table-cell table:style-name="ce31" office:value-type="float" office:value="0.92" calcext:value-type="float">
            <text:p>0.92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99]&amp;&quot;kW, &quot;&amp;[.B9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99]/[.C99]*100;2)" office:value-type="float" office:value="58.32" calcext:value-type="float">
            <text:p>58.32</text:p>
          </table:table-cell>
          <table:table-cell table:style-name="ce31" office:value-type="string" calcext:value-type="string">
            <text:p>5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32" calcext:value-type="float">
            <text:p>58.32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4.7" calcext:value-type="float">
            <text:p>94.7</text:p>
          </table:table-cell>
          <table:table-cell table:formula="of:=[.A100]&amp;&quot;kW, &quot;&amp;[.B10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100]/[.C100]*100;2)" office:value-type="float" office:value="79.2" calcext:value-type="float">
            <text:p>79.2</text:p>
          </table:table-cell>
          <table:table-cell table:style-name="ce31" office:value-type="string" calcext:value-type="string">
            <text:p>7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" calcext:value-type="float">
            <text:p>79.2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101]&amp;&quot;kW, &quot;&amp;[.B10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101]/[.C101]*100;2)" office:value-type="float" office:value="94.74" calcext:value-type="float">
            <text:p>94.74</text:p>
          </table:table-cell>
          <table:table-cell table:style-name="ce31" office:value-type="string" calcext:value-type="string">
            <text:p>9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74" calcext:value-type="float">
            <text:p>94.74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5.2" calcext:value-type="float">
            <text:p>95.2</text:p>
          </table:table-cell>
          <table:table-cell table:formula="of:=[.A102]&amp;&quot;kW, &quot;&amp;[.B10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102]/[.C102]*100;2)" office:value-type="float" office:value="115.55" calcext:value-type="float">
            <text:p>115.55</text:p>
          </table:table-cell>
          <table:table-cell table:style-name="ce31" office:value-type="string" calcext:value-type="string">
            <text:p>11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55" calcext:value-type="float">
            <text:p>115.55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5.3" calcext:value-type="float">
            <text:p>95.3</text:p>
          </table:table-cell>
          <table:table-cell table:formula="of:=[.A103]&amp;&quot;kW, &quot;&amp;[.B10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103]/[.C103]*100;2)" office:value-type="float" office:value="131.16" calcext:value-type="float">
            <text:p>131.16</text:p>
          </table:table-cell>
          <table:table-cell table:style-name="ce31" office:value-type="string" calcext:value-type="string">
            <text:p>12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16" calcext:value-type="float">
            <text:p>131.1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7" calcext:value-type="float">
            <text:p>7.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5.4" calcext:value-type="float">
            <text:p>95.4</text:p>
          </table:table-cell>
          <table:table-cell table:formula="of:=[.A104]&amp;&quot;kW, &quot;&amp;[.B10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104]/[.C104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table:formula="of:=[.A105]&amp;&quot;kW, &quot;&amp;[.B10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105]/[.C105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6]&amp;&quot;kW, &quot;&amp;[.B10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106]/[.C106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7]&amp;&quot;kW, &quot;&amp;[.B10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107]/[.C107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8]&amp;&quot;kW, &quot;&amp;[.B10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108]/[.C108]*100;2)" office:value-type="float" office:value="328.81" calcext:value-type="float">
            <text:p>328.81</text:p>
          </table:table-cell>
          <table:table-cell table:style-name="ce31" office:value-type="string" calcext:value-type="string">
            <text:p>315kW, 2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81" calcext:value-type="float">
            <text:p>328.81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A109]&amp;&quot;kW, &quot;&amp;[.B10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109]/[.C109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[.A110]&amp;&quot;kW, &quot;&amp;[.B11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110]/[.C110]*100;2)" office:value-type="float" office:value="0.71" calcext:value-type="float">
            <text:p>0.71</text:p>
          </table:table-cell>
          <table:table-cell table:style-name="ce31" office:value-type="string" calcext:value-type="string">
            <text:p>0.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1" calcext:value-type="float">
            <text:p>0.7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82.5" calcext:value-type="float">
            <text:p>82.5</text:p>
          </table:table-cell>
          <table:table-cell table:formula="of:=[.A111]&amp;&quot;kW, &quot;&amp;[.B11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111]/[.C111]*100;2)" office:value-type="float" office:value="0.91" calcext:value-type="float">
            <text:p>0.91</text:p>
          </table:table-cell>
          <table:table-cell table:style-name="ce31" office:value-type="string" calcext:value-type="string">
            <text:p>0.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1" calcext:value-type="float">
            <text:p>0.9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4.1" calcext:value-type="float">
            <text:p>84.1</text:p>
          </table:table-cell>
          <table:table-cell table:formula="of:=[.A112]&amp;&quot;kW, &quot;&amp;[.B11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112]/[.C112]*100;2)" office:value-type="float" office:value="1.31" calcext:value-type="float">
            <text:p>1.31</text:p>
          </table:table-cell>
          <table:table-cell table:style-name="ce31" office:value-type="string" calcext:value-type="string">
            <text:p>1.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1" calcext:value-type="float">
            <text:p>1.31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5.3" calcext:value-type="float">
            <text:p>85.3</text:p>
          </table:table-cell>
          <table:table-cell table:formula="of:=[.A113]&amp;&quot;kW, &quot;&amp;[.B11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113]/[.C113]*100;2)" office:value-type="float" office:value="1.76" calcext:value-type="float">
            <text:p>1.76</text:p>
          </table:table-cell>
          <table:table-cell table:style-name="ce31" office:value-type="string" calcext:value-type="string">
            <text:p>1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76" calcext:value-type="float">
            <text:p>1.76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6.7" calcext:value-type="float">
            <text:p>86.7</text:p>
          </table:table-cell>
          <table:table-cell table:formula="of:=[.A114]&amp;&quot;kW, &quot;&amp;[.B11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114]/[.C114]*100;2)" office:value-type="float" office:value="2.54" calcext:value-type="float">
            <text:p>2.54</text:p>
          </table:table-cell>
          <table:table-cell table:style-name="ce31" office:value-type="string" calcext:value-type="string">
            <text:p>2.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54" calcext:value-type="float">
            <text:p>2.54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8.4" calcext:value-type="float">
            <text:p>88.4</text:p>
          </table:table-cell>
          <table:table-cell table:formula="of:=[.A115]&amp;&quot;kW, &quot;&amp;[.B11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115]/[.C115]*100;2)" office:value-type="float" office:value="4.19" calcext:value-type="float">
            <text:p>4.19</text:p>
          </table:table-cell>
          <table:table-cell table:style-name="ce31" office:value-type="string" calcext:value-type="string">
            <text:p>3.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19" calcext:value-type="float">
            <text:p>4.19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9.6" calcext:value-type="float">
            <text:p>89.6</text:p>
          </table:table-cell>
          <table:table-cell table:formula="of:=[.A116]&amp;&quot;kW, &quot;&amp;[.B11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116]/[.C116]*100;2)" office:value-type="float" office:value="6.14" calcext:value-type="float">
            <text:p>6.14</text:p>
          </table:table-cell>
          <table:table-cell table:style-name="ce31" office:value-type="string" calcext:value-type="string">
            <text:p>5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14" calcext:value-type="float">
            <text:p>6.14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90.4" calcext:value-type="float">
            <text:p>90.4</text:p>
          </table:table-cell>
          <table:table-cell table:formula="of:=[.A117]&amp;&quot;kW, &quot;&amp;[.B11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117]/[.C117]*100;2)" office:value-type="float" office:value="8.3" calcext:value-type="float">
            <text:p>8.3</text:p>
          </table:table-cell>
          <table:table-cell table:style-name="ce31" office:value-type="string" calcext:value-type="string">
            <text:p>7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[.A118]&amp;&quot;kW, &quot;&amp;[.B11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118]/[.C118]*100;2)" office:value-type="float" office:value="10.22" calcext:value-type="float">
            <text:p>10.22</text:p>
          </table:table-cell>
          <table:table-cell table:style-name="ce31" office:value-type="string" calcext:value-type="string">
            <text:p>9.3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22" calcext:value-type="float">
            <text:p>10.22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.4</text:p>
          </table:table-cell>
          <table:table-cell table:formula="of:=[.A119]&amp;&quot;kW, &quot;&amp;[.B11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119]/[.C119]*100;2)" office:value-type="float" office:value="12.04" calcext:value-type="float">
            <text:p>12.04</text:p>
          </table:table-cell>
          <table:table-cell table:style-name="ce31" office:value-type="string" calcext:value-type="string">
            <text:p>11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04" calcext:value-type="float">
            <text:p>12.0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2.1" calcext:value-type="float">
            <text:p>92.1</text:p>
          </table:table-cell>
          <table:table-cell table:formula="of:=[.A120]&amp;&quot;kW, &quot;&amp;[.B12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120]/[.C120]*100;2)" office:value-type="float" office:value="16.29" calcext:value-type="float">
            <text:p>16.29</text:p>
          </table:table-cell>
          <table:table-cell table:style-name="ce31" office:value-type="string" calcext:value-type="string">
            <text:p>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29" calcext:value-type="float">
            <text:p>16.29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2.6" calcext:value-type="float">
            <text:p>92.6</text:p>
          </table:table-cell>
          <table:table-cell table:formula="of:=[.A121]&amp;&quot;kW, &quot;&amp;[.B12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121]/[.C121]*100;2)" office:value-type="float" office:value="19.98" calcext:value-type="float">
            <text:p>19.98</text:p>
          </table:table-cell>
          <table:table-cell table:style-name="ce31" office:value-type="string" calcext:value-type="string">
            <text:p>18.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9.98" calcext:value-type="float">
            <text:p>19.98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A122]&amp;&quot;kW, &quot;&amp;[.B12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122]/[.C122]*100;2)" office:value-type="float" office:value="23.66" calcext:value-type="float">
            <text:p>23.66</text:p>
          </table:table-cell>
          <table:table-cell table:style-name="ce31" office:value-type="string" calcext:value-type="string">
            <text:p>2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66" calcext:value-type="float">
            <text:p>23.66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3.6" calcext:value-type="float">
            <text:p>93.6</text:p>
          </table:table-cell>
          <table:table-cell table:formula="of:=[.A123]&amp;&quot;kW, &quot;&amp;[.B12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123]/[.C123]*100;2)" office:value-type="float" office:value="32.05" calcext:value-type="float">
            <text:p>32.05</text:p>
          </table:table-cell>
          <table:table-cell table:style-name="ce31" office:value-type="string" calcext:value-type="string">
            <text:p>3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05" calcext:value-type="float">
            <text:p>32.0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.9</text:p>
          </table:table-cell>
          <table:table-cell table:formula="of:=[.A124]&amp;&quot;kW, &quot;&amp;[.B12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124]/[.C124]*100;2)" office:value-type="float" office:value="39.4" calcext:value-type="float">
            <text:p>39.4</text:p>
          </table:table-cell>
          <table:table-cell table:style-name="ce31" office:value-type="string" calcext:value-type="string">
            <text:p>37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4" calcext:value-type="float">
            <text:p>39.4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125]&amp;&quot;kW, &quot;&amp;[.B12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125]/[.C125]*100;2)" office:value-type="float" office:value="47.77" calcext:value-type="float">
            <text:p>47.77</text:p>
          </table:table-cell>
          <table:table-cell table:style-name="ce31" office:value-type="string" calcext:value-type="string">
            <text:p>4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7.77" calcext:value-type="float">
            <text:p>47.7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126]&amp;&quot;kW, &quot;&amp;[.B12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126]/[.C126]*100;2)" office:value-type="float" office:value="58.14" calcext:value-type="float">
            <text:p>58.14</text:p>
          </table:table-cell>
          <table:table-cell table:style-name="ce31" office:value-type="string" calcext:value-type="string">
            <text:p>5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14" calcext:value-type="float">
            <text:p>58.14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[.A127]&amp;&quot;kW, &quot;&amp;[.B12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127]/[.C127]*100;2)" office:value-type="float" office:value="78.95" calcext:value-type="float">
            <text:p>78.95</text:p>
          </table:table-cell>
          <table:table-cell table:style-name="ce31" office:value-type="string" calcext:value-type="string">
            <text:p>7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8.95" calcext:value-type="float">
            <text:p>78.9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table:formula="of:=[.A128]&amp;&quot;kW, &quot;&amp;[.B12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128]/[.C128]*100;2)" office:value-type="float" office:value="94.54" calcext:value-type="float">
            <text:p>94.54</text:p>
          </table:table-cell>
          <table:table-cell table:style-name="ce31" office:value-type="string" calcext:value-type="string">
            <text:p>9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54" calcext:value-type="float">
            <text:p>94.54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5.4" calcext:value-type="float">
            <text:p>95.4</text:p>
          </table:table-cell>
          <table:table-cell table:formula="of:=[.A129]&amp;&quot;kW, &quot;&amp;[.B12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129]/[.C129]*100;2)" office:value-type="float" office:value="115.3" calcext:value-type="float">
            <text:p>115.3</text:p>
          </table:table-cell>
          <table:table-cell table:style-name="ce31" office:value-type="string" calcext:value-type="string">
            <text:p>11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3" calcext:value-type="float">
            <text:p>115.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table:formula="of:=[.A130]&amp;&quot;kW, &quot;&amp;[.B13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130]/[.C130]*100;2)" office:value-type="float" office:value="130.89" calcext:value-type="float">
            <text:p>130.89</text:p>
          </table:table-cell>
          <table:table-cell table:style-name="ce31" office:value-type="string" calcext:value-type="string">
            <text:p>12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0.89" calcext:value-type="float">
            <text:p>130.89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5.6" calcext:value-type="float">
            <text:p>95.6</text:p>
          </table:table-cell>
          <table:table-cell table:formula="of:=[.A131]&amp;&quot;kW, &quot;&amp;[.B13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131]/[.C131]*100;2)" office:value-type="float" office:value="138.08" calcext:value-type="float">
            <text:p>138.08</text:p>
          </table:table-cell>
          <table:table-cell table:style-name="ce31" office:value-type="string" calcext:value-type="string">
            <text:p>132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08" calcext:value-type="float">
            <text:p>138.08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5.8" calcext:value-type="float">
            <text:p>95.8</text:p>
          </table:table-cell>
          <table:table-cell table:formula="of:=[.A132]&amp;&quot;kW, &quot;&amp;[.B13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132]/[.C132]*100;2)" office:value-type="float" office:value="167.01" calcext:value-type="float">
            <text:p>167.01</text:p>
          </table:table-cell>
          <table:table-cell table:style-name="ce31" office:value-type="string" calcext:value-type="string">
            <text:p>16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01" calcext:value-type="float">
            <text:p>167.01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3]&amp;&quot;kW, &quot;&amp;[.B13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133]/[.C133]*100;2)" office:value-type="float" office:value="208.33" calcext:value-type="float">
            <text:p>208.33</text:p>
          </table:table-cell>
          <table:table-cell table:style-name="ce31" office:value-type="string" calcext:value-type="string">
            <text:p>20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33" calcext:value-type="float">
            <text:p>208.33</text:p>
          </table:table-cell>
          <table:table-cell table:style-name="ce31" office:value-type="float" office:value="0.89" calcext:value-type="float">
            <text:p>0.8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4]&amp;&quot;kW, &quot;&amp;[.B13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134]/[.C134]*100;2)" office:value-type="float" office:value="260.42" calcext:value-type="float">
            <text:p>260.42</text:p>
          </table:table-cell>
          <table:table-cell table:style-name="ce31" office:value-type="string" calcext:value-type="string">
            <text:p>250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42" calcext:value-type="float">
            <text:p>260.42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5]&amp;&quot;kW, &quot;&amp;[.B13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135]/[.C135]*100;2)" office:value-type="float" office:value="328.13" calcext:value-type="float">
            <text:p>328.13</text:p>
          </table:table-cell>
          <table:table-cell table:style-name="ce31" office:value-type="string" calcext:value-type="string">
            <text:p>315kW, 4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8.13" calcext:value-type="float">
            <text:p>328.13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71.9" calcext:value-type="float">
            <text:p>71.9</text:p>
          </table:table-cell>
          <table:table-cell table:formula="of:=[.A136]&amp;&quot;kW, &quot;&amp;[.B13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136]/[.C136]*100;2)" office:value-type="float" office:value="0.51" calcext:value-type="float">
            <text:p>0.51</text:p>
          </table:table-cell>
          <table:table-cell table:style-name="ce31" office:value-type="string" calcext:value-type="string">
            <text:p>0.3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51" calcext:value-type="float">
            <text:p>0.51</text:p>
          </table:table-cell>
          <table:table-cell table:style-name="ce31" office:value-type="float" office:value="0.68" calcext:value-type="float">
            <text:p>0.6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137]&amp;&quot;kW, &quot;&amp;[.B13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137]/[.C137]*100;2)" office:value-type="float" office:value="0.72" calcext:value-type="float">
            <text:p>0.72</text:p>
          </table:table-cell>
          <table:table-cell table:style-name="ce31" office:value-type="string" calcext:value-type="string">
            <text:p>0.5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72" calcext:value-type="float">
            <text:p>0.72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8.9" calcext:value-type="float">
            <text:p>78.9</text:p>
          </table:table-cell>
          <table:table-cell table:formula="of:=[.A138]&amp;&quot;kW, &quot;&amp;[.B13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138]/[.C138]*100;2)" office:value-type="float" office:value="0.95" calcext:value-type="float">
            <text:p>0.95</text:p>
          </table:table-cell>
          <table:table-cell table:style-name="ce31" office:value-type="string" calcext:value-type="string">
            <text:p>0.7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formula="of:=[.A139]&amp;&quot;kW, &quot;&amp;[.B13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139]/[.C139]*100;2)" office:value-type="float" office:value="1.36" calcext:value-type="float">
            <text:p>1.36</text:p>
          </table:table-cell>
          <table:table-cell table:style-name="ce31" office:value-type="string" calcext:value-type="string">
            <text:p>1.1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36" calcext:value-type="float">
            <text:p>1.36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82.5" calcext:value-type="float">
            <text:p>82.5</text:p>
          </table:table-cell>
          <table:table-cell table:formula="of:=[.A140]&amp;&quot;kW, &quot;&amp;[.B14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140]/[.C140]*100;2)" office:value-type="float" office:value="1.82" calcext:value-type="float">
            <text:p>1.82</text:p>
          </table:table-cell>
          <table:table-cell table:style-name="ce31" office:value-type="string" calcext:value-type="string">
            <text:p>1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.82" calcext:value-type="float">
            <text:p>1.82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141]&amp;&quot;kW, &quot;&amp;[.B14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141]/[.C141]*100;2)" office:value-type="float" office:value="2.61" calcext:value-type="float">
            <text:p>2.61</text:p>
          </table:table-cell>
          <table:table-cell table:style-name="ce31" office:value-type="string" calcext:value-type="string">
            <text:p>2.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.61" calcext:value-type="float">
            <text:p>2.61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 office:value-type="float" office:value="6.5" calcext:value-type="float">
            <text:p>6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6.5" calcext:value-type="float">
            <text:p>86.5</text:p>
          </table:table-cell>
          <table:table-cell table:formula="of:=[.A142]&amp;&quot;kW, &quot;&amp;[.B14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142]/[.C142]*100;2)" office:value-type="float" office:value="4.28" calcext:value-type="float">
            <text:p>4.28</text:p>
          </table:table-cell>
          <table:table-cell table:style-name="ce31" office:value-type="string" calcext:value-type="string">
            <text:p>3.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.28" calcext:value-type="float">
            <text:p>4.28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143]&amp;&quot;kW, &quot;&amp;[.B14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143]/[.C143]*100;2)" office:value-type="float" office:value="6.25" calcext:value-type="float">
            <text:p>6.25</text:p>
          </table:table-cell>
          <table:table-cell table:style-name="ce31" office:value-type="string" calcext:value-type="string">
            <text:p>5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6.25" calcext:value-type="float">
            <text:p>6.25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.1</text:p>
          </table:table-cell>
          <table:table-cell table:formula="of:=[.A144]&amp;&quot;kW, &quot;&amp;[.B14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144]/[.C144]*100;2)" office:value-type="float" office:value="8.42" calcext:value-type="float">
            <text:p>8.42</text:p>
          </table:table-cell>
          <table:table-cell table:style-name="ce31" office:value-type="string" calcext:value-type="string">
            <text:p>7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8.42" calcext:value-type="float">
            <text:p>8.42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145]&amp;&quot;kW, &quot;&amp;[.B14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145]/[.C145]*100;2)" office:value-type="float" office:value="10.37" calcext:value-type="float">
            <text:p>10.37</text:p>
          </table:table-cell>
          <table:table-cell table:style-name="ce31" office:value-type="string" calcext:value-type="string">
            <text:p>9.3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0.37" calcext:value-type="float">
            <text:p>10.37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0.3" calcext:value-type="float">
            <text:p>90.3</text:p>
          </table:table-cell>
          <table:table-cell table:formula="of:=[.A146]&amp;&quot;kW, &quot;&amp;[.B14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146]/[.C146]*100;2)" office:value-type="float" office:value="12.18" calcext:value-type="float">
            <text:p>12.18</text:p>
          </table:table-cell>
          <table:table-cell table:style-name="ce31" office:value-type="string" calcext:value-type="string">
            <text:p>11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2.18" calcext:value-type="float">
            <text:p>12.1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1.2" calcext:value-type="float">
            <text:p>91.2</text:p>
          </table:table-cell>
          <table:table-cell table:formula="of:=[.A147]&amp;&quot;kW, &quot;&amp;[.B14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147]/[.C147]*100;2)" office:value-type="float" office:value="16.45" calcext:value-type="float">
            <text:p>16.45</text:p>
          </table:table-cell>
          <table:table-cell table:style-name="ce31" office:value-type="string" calcext:value-type="string">
            <text:p>1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.45" calcext:value-type="float">
            <text:p>16.45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148]&amp;&quot;kW, &quot;&amp;[.B14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148]/[.C148]*100;2)" office:value-type="float" office:value="20.17" calcext:value-type="float">
            <text:p>20.17</text:p>
          </table:table-cell>
          <table:table-cell table:style-name="ce31" office:value-type="string" calcext:value-type="string">
            <text:p>18.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.17" calcext:value-type="float">
            <text:p>20.17</text:p>
          </table:table-cell>
          <table:table-cell table:style-name="ce31" office:value-type="float" office:value="0.82" calcext:value-type="float">
            <text:p>0.82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149]&amp;&quot;kW, &quot;&amp;[.B14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149]/[.C149]*100;2)" office:value-type="float" office:value="23.86" calcext:value-type="float">
            <text:p>23.86</text:p>
          </table:table-cell>
          <table:table-cell table:style-name="ce31" office:value-type="string" calcext:value-type="string">
            <text:p>2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3.86" calcext:value-type="float">
            <text:p>23.86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2.9" calcext:value-type="float">
            <text:p>92.9</text:p>
          </table:table-cell>
          <table:table-cell table:formula="of:=[.A150]&amp;&quot;kW, &quot;&amp;[.B15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150]/[.C150]*100;2)" office:value-type="float" office:value="32.29" calcext:value-type="float">
            <text:p>32.29</text:p>
          </table:table-cell>
          <table:table-cell table:style-name="ce31" office:value-type="string" calcext:value-type="string">
            <text:p>3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2.29" calcext:value-type="float">
            <text:p>32.29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3.3" calcext:value-type="float">
            <text:p>93.3</text:p>
          </table:table-cell>
          <table:table-cell table:formula="of:=[.A151]&amp;&quot;kW, &quot;&amp;[.B15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151]/[.C151]*100;2)" office:value-type="float" office:value="39.66" calcext:value-type="float">
            <text:p>39.66</text:p>
          </table:table-cell>
          <table:table-cell table:style-name="ce31" office:value-type="string" calcext:value-type="string">
            <text:p>37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39.66" calcext:value-type="float">
            <text:p>39.6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152]&amp;&quot;kW, &quot;&amp;[.B15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152]/[.C152]*100;2)" office:value-type="float" office:value="48.03" calcext:value-type="float">
            <text:p>48.03</text:p>
          </table:table-cell>
          <table:table-cell table:style-name="ce31" office:value-type="string" calcext:value-type="string">
            <text:p>4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48.03" calcext:value-type="float">
            <text:p>48.03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4.1" calcext:value-type="float">
            <text:p>94.1</text:p>
          </table:table-cell>
          <table:table-cell table:formula="of:=[.A153]&amp;&quot;kW, &quot;&amp;[.B15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153]/[.C153]*100;2)" office:value-type="float" office:value="58.45" calcext:value-type="float">
            <text:p>58.45</text:p>
          </table:table-cell>
          <table:table-cell table:style-name="ce31" office:value-type="string" calcext:value-type="string">
            <text:p>5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58.45" calcext:value-type="float">
            <text:p>58.45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154]&amp;&quot;kW, &quot;&amp;[.B15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154]/[.C154]*100;2)" office:value-type="float" office:value="79.28" calcext:value-type="float">
            <text:p>79.28</text:p>
          </table:table-cell>
          <table:table-cell table:style-name="ce31" office:value-type="string" calcext:value-type="string">
            <text:p>7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79.28" calcext:value-type="float">
            <text:p>79.28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.9" calcext:value-type="float">
            <text:p>94.9</text:p>
          </table:table-cell>
          <table:table-cell table:formula="of:=[.A155]&amp;&quot;kW, &quot;&amp;[.B15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155]/[.C155]*100;2)" office:value-type="float" office:value="94.84" calcext:value-type="float">
            <text:p>94.84</text:p>
          </table:table-cell>
          <table:table-cell table:style-name="ce31" office:value-type="string" calcext:value-type="string">
            <text:p>9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94.84" calcext:value-type="float">
            <text:p>94.84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5.1" calcext:value-type="float">
            <text:p>95.1</text:p>
          </table:table-cell>
          <table:table-cell table:formula="of:=[.A156]&amp;&quot;kW, &quot;&amp;[.B15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156]/[.C156]*100;2)" office:value-type="float" office:value="115.67" calcext:value-type="float">
            <text:p>115.67</text:p>
          </table:table-cell>
          <table:table-cell table:style-name="ce31" office:value-type="string" calcext:value-type="string">
            <text:p>11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15.67" calcext:value-type="float">
            <text:p>115.6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5.2" calcext:value-type="float">
            <text:p>95.2</text:p>
          </table:table-cell>
          <table:table-cell table:formula="of:=[.A157]&amp;&quot;kW, &quot;&amp;[.B15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157]/[.C157]*100;2)" office:value-type="float" office:value="131.3" calcext:value-type="float">
            <text:p>131.3</text:p>
          </table:table-cell>
          <table:table-cell table:style-name="ce31" office:value-type="string" calcext:value-type="string">
            <text:p>125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1.3" calcext:value-type="float">
            <text:p>131.3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5.4" calcext:value-type="float">
            <text:p>95.4</text:p>
          </table:table-cell>
          <table:table-cell table:formula="of:=[.A158]&amp;&quot;kW, &quot;&amp;[.B15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158]/[.C158]*100;2)" office:value-type="float" office:value="138.36" calcext:value-type="float">
            <text:p>138.36</text:p>
          </table:table-cell>
          <table:table-cell table:style-name="ce31" office:value-type="string" calcext:value-type="string">
            <text:p>132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38.36" calcext:value-type="float">
            <text:p>138.3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5.6" calcext:value-type="float">
            <text:p>95.6</text:p>
          </table:table-cell>
          <table:table-cell table:formula="of:=[.A159]&amp;&quot;kW, &quot;&amp;[.B15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159]/[.C159]*100;2)" office:value-type="float" office:value="167.36" calcext:value-type="float">
            <text:p>167.36</text:p>
          </table:table-cell>
          <table:table-cell table:style-name="ce31" office:value-type="string" calcext:value-type="string">
            <text:p>16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167.36" calcext:value-type="float">
            <text:p>167.3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0]&amp;&quot;kW, &quot;&amp;[.B16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160]/[.C160]*100;2)" office:value-type="float" office:value="208.77" calcext:value-type="float">
            <text:p>208.77</text:p>
          </table:table-cell>
          <table:table-cell table:style-name="ce31" office:value-type="string" calcext:value-type="string">
            <text:p>20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08.77" calcext:value-type="float">
            <text:p>208.77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1]&amp;&quot;kW, &quot;&amp;[.B16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161]/[.C161]*100;2)" office:value-type="float" office:value="260.96" calcext:value-type="float">
            <text:p>260.96</text:p>
          </table:table-cell>
          <table:table-cell table:style-name="ce31" office:value-type="string" calcext:value-type="string">
            <text:p>250kW, 6P Induction Motor</text:p>
          </table:table-cell>
          <table:table-cell table:style-name="ce33" office:value-type="string" calcext:value-type="string">
            <text:p>IE3 (Premium efficiency)</text:p>
          </table:table-cell>
          <table:table-cell table:style-name="ce31" office:value-type="float" office:value="260.96" calcext:value-type="float">
            <text:p>260.96</text:p>
          </table:table-cell>
          <table:table-cell table:style-name="ce31" office:value-type="float" office:value="0.84" calcext:value-type="float">
            <text:p>0.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.42" calcext:value-type="float">
            <text:p>0.4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54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3-02-06T16:43:29.212485382</dc:date>
    <meta:editing-duration>PT3H55M41S</meta:editing-duration>
    <meta:editing-cycles>171</meta:editing-cycles>
    <meta:generator>LibreOffice/7.3.7.2$Linux_X86_64 LibreOffice_project/30$Build-2</meta:generator>
    <dc:creator>Manu Varkey</dc:creator>
    <meta:document-statistic meta:table-count="4" meta:cell-count="6635" meta:object-count="0"/>
  </office:meta>
</office:document-meta>
</file>